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48"/>
    <style:style style:name="ce32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8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3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4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8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3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3" style:family="table-cell" style:parent-style-name="Default" style:data-style-name="N3"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vertical-align="middle"/>
    </style:style>
    <style:style style:name="ce91" style:family="table-cell" style:parent-style-name="Default" style:data-style-name="N0">
      <style:text-properties fo:color="#FF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7781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</text:span>底</text:p>
          </table:table-cell>
          <table:table-cell table:number-columns-repeated="4" table:style-name="ce3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2">
            <text:p>人 <text:s text:c="7"/>口 <text:s text:c="7"/>數</text:p>
          </table:table-cell>
          <table:table-cell table:number-columns-repeated="2" table:style-name="ce3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4">
            <text:p>計</text:p>
          </table:table-cell>
          <table:table-cell office:value-type="string" table:style-name="ce35">
            <text:p>男</text:p>
          </table:table-cell>
          <table:table-cell office:value-type="string" table:style-name="ce36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總　 <text:s/>計</text:p>
          </table:table-cell>
          <table:table-cell office:value-type="float" office:value="8553994" table:style-name="ce58">
            <text:p>8,553,994</text:p>
          </table:table-cell>
          <table:table-cell office:value-type="float" office:value="23532065" table:style-name="ce59">
            <text:p>23,532,065</text:p>
          </table:table-cell>
          <table:table-cell office:value-type="float" office:value="11716952" table:style-name="ce59">
            <text:p>11,716,952</text:p>
          </table:table-cell>
          <table:table-cell office:value-type="float" office:value="11815113" table:style-name="ce60">
            <text:p>11,815,113</text:p>
          </table:table-cell>
          <table:table-cell table:number-columns-repeated="16379"/>
        </table:table-row>
        <table:table-row table:style-name="ro3">
          <table:table-cell office:value-type="string" table:style-name="ce61">
            <text:p>新 北 市</text:p>
          </table:table-cell>
          <table:table-cell office:value-type="float" office:value="1525385" table:style-name="ce58">
            <text:p>1,525,385</text:p>
          </table:table-cell>
          <table:table-cell office:value-type="float" office:value="3977905" table:style-name="ce63">
            <text:p>3,977,905</text:p>
          </table:table-cell>
          <table:table-cell office:value-type="float" office:value="1952036" table:style-name="ce63">
            <text:p>1,952,036</text:p>
          </table:table-cell>
          <table:table-cell office:value-type="float" office:value="2025869" table:style-name="ce60">
            <text:p>2,025,869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北 市</text:p>
          </table:table-cell>
          <table:table-cell office:value-type="float" office:value="1047103" table:style-name="ce58">
            <text:p>1,047,103</text:p>
          </table:table-cell>
          <table:table-cell office:value-type="float" office:value="2695652" table:style-name="ce63">
            <text:p>2,695,652</text:p>
          </table:table-cell>
          <table:table-cell office:value-type="float" office:value="1289721" table:style-name="ce63">
            <text:p>1,289,721</text:p>
          </table:table-cell>
          <table:table-cell office:value-type="float" office:value="1405931" table:style-name="ce60">
            <text:p>1,405,931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桃 園 市</text:p>
          </table:table-cell>
          <table:table-cell office:value-type="float" office:value="769198" table:style-name="ce58">
            <text:p>769,198</text:p>
          </table:table-cell>
          <table:table-cell office:value-type="float" office:value="2144044" table:style-name="ce63">
            <text:p>2,144,044</text:p>
          </table:table-cell>
          <table:table-cell office:value-type="float" office:value="1069986" table:style-name="ce63">
            <text:p>1,069,986</text:p>
          </table:table-cell>
          <table:table-cell office:value-type="float" office:value="1074058" table:style-name="ce60">
            <text:p>1,074,058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臺 中 市</text:p>
          </table:table-cell>
          <table:table-cell office:value-type="float" office:value="943408" table:style-name="ce58">
            <text:p>943,408</text:p>
          </table:table-cell>
          <table:table-cell office:value-type="float" office:value="2764958" table:style-name="ce63">
            <text:p>2,764,958</text:p>
          </table:table-cell>
          <table:table-cell office:value-type="float" office:value="1365288" table:style-name="ce63">
            <text:p>1,365,288</text:p>
          </table:table-cell>
          <table:table-cell office:value-type="float" office:value="1399670" table:style-name="ce60">
            <text:p>1,399,670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南 市</text:p>
          </table:table-cell>
          <table:table-cell office:value-type="float" office:value="677690" table:style-name="ce58">
            <text:p>677,690</text:p>
          </table:table-cell>
          <table:table-cell office:value-type="float" office:value="1885653" table:style-name="ce63">
            <text:p>1,885,653</text:p>
          </table:table-cell>
          <table:table-cell office:value-type="float" office:value="943016" table:style-name="ce63">
            <text:p>943,016</text:p>
          </table:table-cell>
          <table:table-cell office:value-type="float" office:value="942637" table:style-name="ce60">
            <text:p>942,637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高 雄 市</text:p>
          </table:table-cell>
          <table:table-cell office:value-type="float" office:value="1082096" table:style-name="ce58">
            <text:p>1,082,096</text:p>
          </table:table-cell>
          <table:table-cell office:value-type="float" office:value="2778770" table:style-name="ce62">
            <text:p>2,778,770</text:p>
          </table:table-cell>
          <table:table-cell office:value-type="float" office:value="1378987" table:style-name="ce63">
            <text:p>1,378,987</text:p>
          </table:table-cell>
          <table:table-cell office:value-type="float" office:value="1399783" table:style-name="ce60">
            <text:p>1,399,783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臺 灣 省</text:p>
          </table:table-cell>
          <table:table-cell office:value-type="float" office:value="2467254" table:style-name="ce58">
            <text:p>2,467,254</text:p>
          </table:table-cell>
          <table:table-cell office:value-type="float" office:value="7137617" table:style-name="ce62">
            <text:p>7,137,617</text:p>
          </table:table-cell>
          <table:table-cell office:value-type="float" office:value="3643280" table:style-name="ce63">
            <text:p>3,643,280</text:p>
          </table:table-cell>
          <table:table-cell office:value-type="float" office:value="3494337" table:style-name="ce60">
            <text:p>3,494,337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宜蘭縣</text:p>
          </table:table-cell>
          <table:table-cell office:value-type="float" office:value="166794" table:style-name="ce37">
            <text:p>166,794</text:p>
          </table:table-cell>
          <table:table-cell office:value-type="float" office:value="457587" table:style-name="ce38">
            <text:p>457,587</text:p>
          </table:table-cell>
          <table:table-cell office:value-type="float" office:value="231752" table:style-name="ce38">
            <text:p>231,752</text:p>
          </table:table-cell>
          <table:table-cell office:value-type="float" office:value="225835" table:style-name="ce38">
            <text:p>225,835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新竹縣</text:p>
          </table:table-cell>
          <table:table-cell office:value-type="float" office:value="187215" table:style-name="ce37">
            <text:p>187,215</text:p>
          </table:table-cell>
          <table:table-cell office:value-type="float" office:value="546934" table:style-name="ce38">
            <text:p>546,934</text:p>
          </table:table-cell>
          <table:table-cell office:value-type="float" office:value="279780" table:style-name="ce38">
            <text:p>279,780</text:p>
          </table:table-cell>
          <table:table-cell office:value-type="float" office:value="267154" table:style-name="ce38">
            <text:p>267,154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苗栗縣</text:p>
          </table:table-cell>
          <table:table-cell office:value-type="float" office:value="185779" table:style-name="ce37">
            <text:p>185,779</text:p>
          </table:table-cell>
          <table:table-cell office:value-type="float" office:value="559557" table:style-name="ce38">
            <text:p>559,557</text:p>
          </table:table-cell>
          <table:table-cell office:value-type="float" office:value="288610" table:style-name="ce38">
            <text:p>288,610</text:p>
          </table:table-cell>
          <table:table-cell office:value-type="float" office:value="270947" table:style-name="ce38">
            <text:p>270,947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彰化縣</text:p>
          </table:table-cell>
          <table:table-cell office:value-type="float" office:value="384528" table:style-name="ce37">
            <text:p>384,528</text:p>
          </table:table-cell>
          <table:table-cell office:value-type="float" office:value="1287165" table:style-name="ce38">
            <text:p>1,287,165</text:p>
          </table:table-cell>
          <table:table-cell office:value-type="float" office:value="656779" table:style-name="ce38">
            <text:p>656,779</text:p>
          </table:table-cell>
          <table:table-cell office:value-type="float" office:value="630386" table:style-name="ce38">
            <text:p>630,386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南投縣</text:p>
          </table:table-cell>
          <table:table-cell office:value-type="float" office:value="177384" table:style-name="ce37">
            <text:p>177,384</text:p>
          </table:table-cell>
          <table:table-cell office:value-type="float" office:value="505371" table:style-name="ce38">
            <text:p>505,371</text:p>
          </table:table-cell>
          <table:table-cell office:value-type="float" office:value="259151" table:style-name="ce38">
            <text:p>259,151</text:p>
          </table:table-cell>
          <table:table-cell office:value-type="float" office:value="246220" table:style-name="ce38">
            <text:p>246,220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39426" table:style-name="ce37">
            <text:p>239,426</text:p>
          </table:table-cell>
          <table:table-cell office:value-type="float" office:value="695195" table:style-name="ce38">
            <text:p>695,195</text:p>
          </table:table-cell>
          <table:table-cell office:value-type="float" office:value="361178" table:style-name="ce38">
            <text:p>361,178</text:p>
          </table:table-cell>
          <table:table-cell office:value-type="float" office:value="334017" table:style-name="ce38">
            <text:p>334,01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嘉義縣</text:p>
          </table:table-cell>
          <table:table-cell office:value-type="float" office:value="182482" table:style-name="ce37">
            <text:p>182,482</text:p>
          </table:table-cell>
          <table:table-cell office:value-type="float" office:value="515835" table:style-name="ce38">
            <text:p>515,835</text:p>
          </table:table-cell>
          <table:table-cell office:value-type="float" office:value="268363" table:style-name="ce38">
            <text:p>268,363</text:p>
          </table:table-cell>
          <table:table-cell office:value-type="float" office:value="247472" table:style-name="ce38">
            <text:p>247,47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5727" table:style-name="ce37">
            <text:p>285,727</text:p>
          </table:table-cell>
          <table:table-cell office:value-type="float" office:value="836243" table:style-name="ce38">
            <text:p>836,243</text:p>
          </table:table-cell>
          <table:table-cell office:value-type="float" office:value="427989" table:style-name="ce38">
            <text:p>427,989</text:p>
          </table:table-cell>
          <table:table-cell office:value-type="float" office:value="408254" table:style-name="ce38">
            <text:p>408,25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2569" table:style-name="ce37">
            <text:p>82,569</text:p>
          </table:table-cell>
          <table:table-cell office:value-type="float" office:value="220942" table:style-name="ce56">
            <text:p>220,942</text:p>
          </table:table-cell>
          <table:table-cell office:value-type="float" office:value="114294" table:style-name="ce38">
            <text:p>114,294</text:p>
          </table:table-cell>
          <table:table-cell office:value-type="float" office:value="106648" table:style-name="ce38">
            <text:p>106,64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5289" table:style-name="ce37">
            <text:p>125,289</text:p>
          </table:table-cell>
          <table:table-cell office:value-type="float" office:value="330930" table:style-name="ce38">
            <text:p>330,930</text:p>
          </table:table-cell>
          <table:table-cell office:value-type="float" office:value="168386" table:style-name="ce38">
            <text:p>168,386</text:p>
          </table:table-cell>
          <table:table-cell office:value-type="float" office:value="162544" table:style-name="ce38">
            <text:p>162,54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澎湖縣</text:p>
          </table:table-cell>
          <table:table-cell office:value-type="float" office:value="39141" table:style-name="ce37">
            <text:p>39,141</text:p>
          </table:table-cell>
          <table:table-cell office:value-type="float" office:value="103104" table:style-name="ce38">
            <text:p>103,104</text:p>
          </table:table-cell>
          <table:table-cell office:value-type="float" office:value="53079" table:style-name="ce38">
            <text:p>53,079</text:p>
          </table:table-cell>
          <table:table-cell office:value-type="float" office:value="50025" table:style-name="ce38">
            <text:p>50,0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基隆市</text:p>
          </table:table-cell>
          <table:table-cell office:value-type="float" office:value="151812" table:style-name="ce37">
            <text:p>151,812</text:p>
          </table:table-cell>
          <table:table-cell office:value-type="float" office:value="372062" table:style-name="ce38">
            <text:p>372,062</text:p>
          </table:table-cell>
          <table:table-cell office:value-type="float" office:value="186509" table:style-name="ce38">
            <text:p>186,509</text:p>
          </table:table-cell>
          <table:table-cell office:value-type="float" office:value="185553" table:style-name="ce38">
            <text:p>185,5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新竹市</text:p>
          </table:table-cell>
          <table:table-cell office:value-type="float" office:value="160192" table:style-name="ce37">
            <text:p>160,192</text:p>
          </table:table-cell>
          <table:table-cell office:value-type="float" office:value="436877" table:style-name="ce38">
            <text:p>436,877</text:p>
          </table:table-cell>
          <table:table-cell office:value-type="float" office:value="215998" table:style-name="ce38">
            <text:p>215,998</text:p>
          </table:table-cell>
          <table:table-cell office:value-type="float" office:value="220879" table:style-name="ce38">
            <text:p>220,87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98916" table:style-name="ce37">
            <text:p>98,916</text:p>
          </table:table-cell>
          <table:table-cell office:value-type="float" office:value="269815" table:style-name="ce38">
            <text:p>269,815</text:p>
          </table:table-cell>
          <table:table-cell office:value-type="float" office:value="131412" table:style-name="ce38">
            <text:p>131,412</text:p>
          </table:table-cell>
          <table:table-cell office:value-type="float" office:value="138403" table:style-name="ce38">
            <text:p>138,403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1">
            <text:p>福 建 省</text:p>
          </table:table-cell>
          <table:table-cell office:value-type="float" office:value="41860" table:style-name="ce58">
            <text:p>41,860</text:p>
          </table:table-cell>
          <table:table-cell office:value-type="float" office:value="147466" table:style-name="ce62">
            <text:p>147,466</text:p>
          </table:table-cell>
          <table:table-cell office:value-type="float" office:value="74638" table:style-name="ce62">
            <text:p>74,638</text:p>
          </table:table-cell>
          <table:table-cell office:value-type="float" office:value="72828" table:style-name="ce62">
            <text:p>72,82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39208" table:style-name="ce37">
            <text:p>39,208</text:p>
          </table:table-cell>
          <table:table-cell office:value-type="float" office:value="134858" table:style-name="ce38">
            <text:p>134,858</text:p>
          </table:table-cell>
          <table:table-cell office:value-type="float" office:value="67454" table:style-name="ce38">
            <text:p>67,454</text:p>
          </table:table-cell>
          <table:table-cell office:value-type="float" office:value="67404" table:style-name="ce38">
            <text:p>67,404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30">
            <text:p>連江縣</text:p>
          </table:table-cell>
          <table:table-cell office:value-type="float" office:value="2652" table:style-name="ce39">
            <text:p>2,652</text:p>
          </table:table-cell>
          <table:table-cell office:value-type="float" office:value="12608" table:style-name="ce40">
            <text:p>12,608</text:p>
          </table:table-cell>
          <table:table-cell office:value-type="float" office:value="7184" table:style-name="ce40">
            <text:p>7,184</text:p>
          </table:table-cell>
          <table:table-cell office:value-type="float" office:value="5424" table:style-name="ce40">
            <text:p>5,424</text:p>
          </table:table-cell>
          <table:table-cell table:number-columns-repeated="16379" table:style-name="ce1"/>
        </table:table-row>
        <table:table-row table:style-name="ro7">
          <table:table-cell table:style-name="ce89"/>
          <table:table-cell table:number-columns-repeated="2" table:style-name="ce31"/>
          <table:table-cell table:style-name="ce85"/>
          <table:table-cell office:value-type="string" table:style-name="ce86">
            <text:p><text:s text:c="7"/>內<text:span text:style-name="T2">政部戶政司 民國</text:span>105<text:span text:style-name="T2">年</text:span>12<text:span text:style-name="T2">月</text:span>5日編製</text:p>
          </table:table-cell>
          <table:table-cell table:style-name="ce85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1"/>
          <table:table-cell table:style-name="ce86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新北市</text:p>
          </table:table-cell>
          <table:table-cell office:value-type="float" office:value="1525385" table:style-name="ce83">
            <text:p>1,525,385</text:p>
          </table:table-cell>
          <table:table-cell office:value-type="float" office:value="3977905" table:style-name="ce80">
            <text:p>3,977,905</text:p>
          </table:table-cell>
          <table:table-cell office:value-type="float" office:value="1952036" table:style-name="ce80">
            <text:p>1,952,036</text:p>
          </table:table-cell>
          <table:table-cell office:value-type="float" office:value="2025869" table:style-name="ce84">
            <text:p>2,025,86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板橋區</text:p>
          </table:table-cell>
          <table:table-cell office:value-type="float" office:value="206652" table:style-name="ce9">
            <text:p>206,652</text:p>
          </table:table-cell>
          <table:table-cell office:value-type="float" office:value="552178" table:style-name="ce11">
            <text:p>552,178</text:p>
          </table:table-cell>
          <table:table-cell office:value-type="float" office:value="269815" table:style-name="ce11">
            <text:p>269,815</text:p>
          </table:table-cell>
          <table:table-cell office:value-type="float" office:value="282363" table:style-name="ce23">
            <text:p>282,36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三重區</text:p>
          </table:table-cell>
          <table:table-cell office:value-type="float" office:value="149950" table:style-name="ce9">
            <text:p>149,950</text:p>
          </table:table-cell>
          <table:table-cell office:value-type="float" office:value="388419" table:style-name="ce11">
            <text:p>388,419</text:p>
          </table:table-cell>
          <table:table-cell office:value-type="float" office:value="191457" table:style-name="ce11">
            <text:p>191,457</text:p>
          </table:table-cell>
          <table:table-cell office:value-type="float" office:value="196962" table:style-name="ce23">
            <text:p>196,96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中和區</text:p>
          </table:table-cell>
          <table:table-cell office:value-type="float" office:value="164177" table:style-name="ce9">
            <text:p>164,177</text:p>
          </table:table-cell>
          <table:table-cell office:value-type="float" office:value="414343" table:style-name="ce11">
            <text:p>414,343</text:p>
          </table:table-cell>
          <table:table-cell office:value-type="float" office:value="201948" table:style-name="ce11">
            <text:p>201,948</text:p>
          </table:table-cell>
          <table:table-cell office:value-type="float" office:value="212395" table:style-name="ce23">
            <text:p>212,39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永和區</text:p>
          </table:table-cell>
          <table:table-cell office:value-type="float" office:value="90768" table:style-name="ce9">
            <text:p>90,768</text:p>
          </table:table-cell>
          <table:table-cell office:value-type="float" office:value="224110" table:style-name="ce11">
            <text:p>224,110</text:p>
          </table:table-cell>
          <table:table-cell office:value-type="float" office:value="106529" table:style-name="ce11">
            <text:p>106,529</text:p>
          </table:table-cell>
          <table:table-cell office:value-type="float" office:value="117581" table:style-name="ce23">
            <text:p>117,58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莊區</text:p>
          </table:table-cell>
          <table:table-cell office:value-type="float" office:value="150567" table:style-name="ce9">
            <text:p>150,567</text:p>
          </table:table-cell>
          <table:table-cell office:value-type="float" office:value="413961" table:style-name="ce11">
            <text:p>413,961</text:p>
          </table:table-cell>
          <table:table-cell office:value-type="float" office:value="202425" table:style-name="ce11">
            <text:p>202,425</text:p>
          </table:table-cell>
          <table:table-cell office:value-type="float" office:value="211536" table:style-name="ce23">
            <text:p>211,5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5078" table:style-name="ce9">
            <text:p>125,078</text:p>
          </table:table-cell>
          <table:table-cell office:value-type="float" office:value="301089" table:style-name="ce11">
            <text:p>301,089</text:p>
          </table:table-cell>
          <table:table-cell office:value-type="float" office:value="145192" table:style-name="ce11">
            <text:p>145,192</text:p>
          </table:table-cell>
          <table:table-cell office:value-type="float" office:value="155897" table:style-name="ce23">
            <text:p>155,8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5961" table:style-name="ce9">
            <text:p>65,961</text:p>
          </table:table-cell>
          <table:table-cell office:value-type="float" office:value="184351" table:style-name="ce11">
            <text:p>184,351</text:p>
          </table:table-cell>
          <table:table-cell office:value-type="float" office:value="92060" table:style-name="ce11">
            <text:p>92,060</text:p>
          </table:table-cell>
          <table:table-cell office:value-type="float" office:value="92291" table:style-name="ce23">
            <text:p>92,2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29548" table:style-name="ce9">
            <text:p>29,548</text:p>
          </table:table-cell>
          <table:table-cell office:value-type="float" office:value="87265" table:style-name="ce11">
            <text:p>87,265</text:p>
          </table:table-cell>
          <table:table-cell office:value-type="float" office:value="43739" table:style-name="ce11">
            <text:p>43,739</text:p>
          </table:table-cell>
          <table:table-cell office:value-type="float" office:value="43526" table:style-name="ce23">
            <text:p>43,5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1931" table:style-name="ce9">
            <text:p>41,931</text:p>
          </table:table-cell>
          <table:table-cell office:value-type="float" office:value="114164" table:style-name="ce11">
            <text:p>114,164</text:p>
          </table:table-cell>
          <table:table-cell office:value-type="float" office:value="57311" table:style-name="ce11">
            <text:p>57,311</text:p>
          </table:table-cell>
          <table:table-cell office:value-type="float" office:value="56853" table:style-name="ce23">
            <text:p>56,8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2234" table:style-name="ce9">
            <text:p>72,234</text:p>
          </table:table-cell>
          <table:table-cell office:value-type="float" office:value="165486" table:style-name="ce11">
            <text:p>165,486</text:p>
          </table:table-cell>
          <table:table-cell office:value-type="float" office:value="79557" table:style-name="ce11">
            <text:p>79,557</text:p>
          </table:table-cell>
          <table:table-cell office:value-type="float" office:value="85929" table:style-name="ce23">
            <text:p>85,9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5939" table:style-name="ce9">
            <text:p>85,939</text:p>
          </table:table-cell>
          <table:table-cell office:value-type="float" office:value="197573" table:style-name="ce11">
            <text:p>197,573</text:p>
          </table:table-cell>
          <table:table-cell office:value-type="float" office:value="96535" table:style-name="ce11">
            <text:p>96,535</text:p>
          </table:table-cell>
          <table:table-cell office:value-type="float" office:value="101038" table:style-name="ce23">
            <text:p>101,0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76" table:style-name="ce9">
            <text:p>16,176</text:p>
          </table:table-cell>
          <table:table-cell office:value-type="float" office:value="40637" table:style-name="ce11">
            <text:p>40,637</text:p>
          </table:table-cell>
          <table:table-cell office:value-type="float" office:value="20544" table:style-name="ce11">
            <text:p>20,544</text:p>
          </table:table-cell>
          <table:table-cell office:value-type="float" office:value="20093" table:style-name="ce23">
            <text:p>20,0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6446" table:style-name="ce9">
            <text:p>86,446</text:p>
          </table:table-cell>
          <table:table-cell office:value-type="float" office:value="238468" table:style-name="ce11">
            <text:p>238,468</text:p>
          </table:table-cell>
          <table:table-cell office:value-type="float" office:value="117815" table:style-name="ce11">
            <text:p>117,815</text:p>
          </table:table-cell>
          <table:table-cell office:value-type="float" office:value="120653" table:style-name="ce23">
            <text:p>120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0195" table:style-name="ce9">
            <text:p>70,195</text:p>
          </table:table-cell>
          <table:table-cell office:value-type="float" office:value="200596" table:style-name="ce11">
            <text:p>200,596</text:p>
          </table:table-cell>
          <table:table-cell office:value-type="float" office:value="98667" table:style-name="ce11">
            <text:p>98,667</text:p>
          </table:table-cell>
          <table:table-cell office:value-type="float" office:value="101929" table:style-name="ce23">
            <text:p>101,9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0710" table:style-name="ce9">
            <text:p>30,710</text:p>
          </table:table-cell>
          <table:table-cell office:value-type="float" office:value="84066" table:style-name="ce11">
            <text:p>84,066</text:p>
          </table:table-cell>
          <table:table-cell office:value-type="float" office:value="42429" table:style-name="ce11">
            <text:p>42,429</text:p>
          </table:table-cell>
          <table:table-cell office:value-type="float" office:value="41637" table:style-name="ce23">
            <text:p>41,6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219" table:style-name="ce9">
            <text:p>28,219</text:p>
          </table:table-cell>
          <table:table-cell office:value-type="float" office:value="78785" table:style-name="ce11">
            <text:p>78,785</text:p>
          </table:table-cell>
          <table:table-cell office:value-type="float" office:value="39155" table:style-name="ce11">
            <text:p>39,155</text:p>
          </table:table-cell>
          <table:table-cell office:value-type="float" office:value="39630" table:style-name="ce23">
            <text:p>39,6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0429" table:style-name="ce9">
            <text:p>40,429</text:p>
          </table:table-cell>
          <table:table-cell office:value-type="float" office:value="102957" table:style-name="ce11">
            <text:p>102,957</text:p>
          </table:table-cell>
          <table:table-cell office:value-type="float" office:value="50234" table:style-name="ce11">
            <text:p>50,234</text:p>
          </table:table-cell>
          <table:table-cell office:value-type="float" office:value="52723" table:style-name="ce23">
            <text:p>52,7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547" table:style-name="ce9">
            <text:p>9,547</text:p>
          </table:table-cell>
          <table:table-cell office:value-type="float" office:value="23692" table:style-name="ce11">
            <text:p>23,692</text:p>
          </table:table-cell>
          <table:table-cell office:value-type="float" office:value="11847" table:style-name="ce11">
            <text:p>11,847</text:p>
          </table:table-cell>
          <table:table-cell office:value-type="float" office:value="11845" table:style-name="ce23">
            <text:p>11,8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69" table:style-name="ce9">
            <text:p>3,369</text:p>
          </table:table-cell>
          <table:table-cell office:value-type="float" office:value="7752" table:style-name="ce11">
            <text:p>7,752</text:p>
          </table:table-cell>
          <table:table-cell office:value-type="float" office:value="4257" table:style-name="ce11">
            <text:p>4,257</text:p>
          </table:table-cell>
          <table:table-cell office:value-type="float" office:value="3495" table:style-name="ce23">
            <text:p>3,4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14" table:style-name="ce9">
            <text:p>2,514</text:p>
          </table:table-cell>
          <table:table-cell office:value-type="float" office:value="6540" table:style-name="ce11">
            <text:p>6,540</text:p>
          </table:table-cell>
          <table:table-cell office:value-type="float" office:value="3632" table:style-name="ce11">
            <text:p>3,632</text:p>
          </table:table-cell>
          <table:table-cell office:value-type="float" office:value="2908" table:style-name="ce23">
            <text:p>2,9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423" table:style-name="ce9">
            <text:p>9,423</text:p>
          </table:table-cell>
          <table:table-cell office:value-type="float" office:value="23366" table:style-name="ce11">
            <text:p>23,366</text:p>
          </table:table-cell>
          <table:table-cell office:value-type="float" office:value="12009" table:style-name="ce11">
            <text:p>12,009</text:p>
          </table:table-cell>
          <table:table-cell office:value-type="float" office:value="11357" table:style-name="ce23">
            <text:p>11,3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302" table:style-name="ce9">
            <text:p>4,302</text:p>
          </table:table-cell>
          <table:table-cell office:value-type="float" office:value="12487" table:style-name="ce11">
            <text:p>12,487</text:p>
          </table:table-cell>
          <table:table-cell office:value-type="float" office:value="6467" table:style-name="ce11">
            <text:p>6,467</text:p>
          </table:table-cell>
          <table:table-cell office:value-type="float" office:value="6020" table:style-name="ce23">
            <text:p>6,0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4292" table:style-name="ce9">
            <text:p>14,292</text:p>
          </table:table-cell>
          <table:table-cell office:value-type="float" office:value="38129" table:style-name="ce11">
            <text:p>38,129</text:p>
          </table:table-cell>
          <table:table-cell office:value-type="float" office:value="19005" table:style-name="ce11">
            <text:p>19,005</text:p>
          </table:table-cell>
          <table:table-cell office:value-type="float" office:value="19124" table:style-name="ce23">
            <text:p>19,1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330" table:style-name="ce9">
            <text:p>2,330</text:p>
          </table:table-cell>
          <table:table-cell office:value-type="float" office:value="4789" table:style-name="ce11">
            <text:p>4,789</text:p>
          </table:table-cell>
          <table:table-cell office:value-type="float" office:value="2648" table:style-name="ce11">
            <text:p>2,648</text:p>
          </table:table-cell>
          <table:table-cell office:value-type="float" office:value="2141" table:style-name="ce23">
            <text:p>2,1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826" table:style-name="ce9">
            <text:p>3,826</text:p>
          </table:table-cell>
          <table:table-cell office:value-type="float" office:value="9092" table:style-name="ce11">
            <text:p>9,092</text:p>
          </table:table-cell>
          <table:table-cell office:value-type="float" office:value="4913" table:style-name="ce11">
            <text:p>4,913</text:p>
          </table:table-cell>
          <table:table-cell office:value-type="float" office:value="4179" table:style-name="ce23">
            <text:p>4,1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408" table:style-name="ce9">
            <text:p>4,408</text:p>
          </table:table-cell>
          <table:table-cell office:value-type="float" office:value="12730" table:style-name="ce11">
            <text:p>12,730</text:p>
          </table:table-cell>
          <table:table-cell office:value-type="float" office:value="6499" table:style-name="ce11">
            <text:p>6,499</text:p>
          </table:table-cell>
          <table:table-cell office:value-type="float" office:value="6231" table:style-name="ce23">
            <text:p>6,2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079" table:style-name="ce9">
            <text:p>7,079</text:p>
          </table:table-cell>
          <table:table-cell office:value-type="float" office:value="22207" table:style-name="ce11">
            <text:p>22,207</text:p>
          </table:table-cell>
          <table:table-cell office:value-type="float" office:value="10963" table:style-name="ce11">
            <text:p>10,963</text:p>
          </table:table-cell>
          <table:table-cell office:value-type="float" office:value="11244" table:style-name="ce23">
            <text:p>11,2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62" table:style-name="ce9">
            <text:p>7,462</text:p>
          </table:table-cell>
          <table:table-cell office:value-type="float" office:value="22495" table:style-name="ce11">
            <text:p>22,495</text:p>
          </table:table-cell>
          <table:table-cell office:value-type="float" office:value="11321" table:style-name="ce11">
            <text:p>11,321</text:p>
          </table:table-cell>
          <table:table-cell office:value-type="float" office:value="11174" table:style-name="ce23">
            <text:p>11,17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來區</text:p>
          </table:table-cell>
          <table:table-cell office:value-type="float" office:value="1853" table:style-name="ce16">
            <text:p>1,853</text:p>
          </table:table-cell>
          <table:table-cell office:value-type="float" office:value="6178" table:style-name="ce18">
            <text:p>6,178</text:p>
          </table:table-cell>
          <table:table-cell office:value-type="float" office:value="3063" table:style-name="ce18">
            <text:p>3,063</text:p>
          </table:table-cell>
          <table:table-cell office:value-type="float" office:value="3115" table:style-name="ce19">
            <text:p>3,115</text:p>
          </table:table-cell>
          <table:table-cell table:number-columns-repeated="16379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北市</text:p>
          </table:table-cell>
          <table:table-cell office:value-type="float" office:value="1047103" table:style-name="ce72">
            <text:p>1,047,103</text:p>
          </table:table-cell>
          <table:table-cell office:value-type="float" office:value="2695652" table:style-name="ce80">
            <text:p>2,695,652</text:p>
          </table:table-cell>
          <table:table-cell office:value-type="float" office:value="1289721" table:style-name="ce80">
            <text:p>1,289,721</text:p>
          </table:table-cell>
          <table:table-cell office:value-type="float" office:value="1405931" table:style-name="ce74">
            <text:p>1,405,9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284" table:style-name="ce53">
            <text:p>80,284</text:p>
          </table:table-cell>
          <table:table-cell office:value-type="float" office:value="208237" table:style-name="ce11">
            <text:p>208,237</text:p>
          </table:table-cell>
          <table:table-cell office:value-type="float" office:value="97966" table:style-name="ce11">
            <text:p>97,966</text:p>
          </table:table-cell>
          <table:table-cell office:value-type="float" office:value="110271" table:style-name="ce10">
            <text:p>110,2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566" table:style-name="ce53">
            <text:p>89,566</text:p>
          </table:table-cell>
          <table:table-cell office:value-type="float" office:value="227955" table:style-name="ce11">
            <text:p>227,955</text:p>
          </table:table-cell>
          <table:table-cell office:value-type="float" office:value="108996" table:style-name="ce11">
            <text:p>108,996</text:p>
          </table:table-cell>
          <table:table-cell office:value-type="float" office:value="118959" table:style-name="ce10">
            <text:p>118,9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482" table:style-name="ce53">
            <text:p>120,482</text:p>
          </table:table-cell>
          <table:table-cell office:value-type="float" office:value="311421" table:style-name="ce11">
            <text:p>311,421</text:p>
          </table:table-cell>
          <table:table-cell office:value-type="float" office:value="145568" table:style-name="ce11">
            <text:p>145,568</text:p>
          </table:table-cell>
          <table:table-cell office:value-type="float" office:value="165853" table:style-name="ce10">
            <text:p>165,8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9600" table:style-name="ce53">
            <text:p>99,600</text:p>
          </table:table-cell>
          <table:table-cell office:value-type="float" office:value="231164" table:style-name="ce11">
            <text:p>231,164</text:p>
          </table:table-cell>
          <table:table-cell office:value-type="float" office:value="107858" table:style-name="ce11">
            <text:p>107,858</text:p>
          </table:table-cell>
          <table:table-cell office:value-type="float" office:value="123306" table:style-name="ce10">
            <text:p>123,3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033" table:style-name="ce53">
            <text:p>65,033</text:p>
          </table:table-cell>
          <table:table-cell office:value-type="float" office:value="160513" table:style-name="ce11">
            <text:p>160,513</text:p>
          </table:table-cell>
          <table:table-cell office:value-type="float" office:value="76664" table:style-name="ce11">
            <text:p>76,664</text:p>
          </table:table-cell>
          <table:table-cell office:value-type="float" office:value="83849" table:style-name="ce10">
            <text:p>83,8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590" table:style-name="ce53">
            <text:p>51,590</text:p>
          </table:table-cell>
          <table:table-cell office:value-type="float" office:value="130104" table:style-name="ce11">
            <text:p>130,104</text:p>
          </table:table-cell>
          <table:table-cell office:value-type="float" office:value="63484" table:style-name="ce11">
            <text:p>63,484</text:p>
          </table:table-cell>
          <table:table-cell office:value-type="float" office:value="66620" table:style-name="ce10">
            <text:p>66,6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563" table:style-name="ce53">
            <text:p>78,563</text:p>
          </table:table-cell>
          <table:table-cell office:value-type="float" office:value="193551" table:style-name="ce11">
            <text:p>193,551</text:p>
          </table:table-cell>
          <table:table-cell office:value-type="float" office:value="95227" table:style-name="ce11">
            <text:p>95,227</text:p>
          </table:table-cell>
          <table:table-cell office:value-type="float" office:value="98324" table:style-name="ce10">
            <text:p>98,3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4879" table:style-name="ce53">
            <text:p>104,879</text:p>
          </table:table-cell>
          <table:table-cell office:value-type="float" office:value="275220" table:style-name="ce11">
            <text:p>275,220</text:p>
          </table:table-cell>
          <table:table-cell office:value-type="float" office:value="132181" table:style-name="ce11">
            <text:p>132,181</text:p>
          </table:table-cell>
          <table:table-cell office:value-type="float" office:value="143039" table:style-name="ce10">
            <text:p>143,0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6827" table:style-name="ce53">
            <text:p>46,827</text:p>
          </table:table-cell>
          <table:table-cell office:value-type="float" office:value="122563" table:style-name="ce11">
            <text:p>122,563</text:p>
          </table:table-cell>
          <table:table-cell office:value-type="float" office:value="59946" table:style-name="ce11">
            <text:p>59,946</text:p>
          </table:table-cell>
          <table:table-cell office:value-type="float" office:value="62617" table:style-name="ce10">
            <text:p>62,6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7189" table:style-name="ce53">
            <text:p>107,189</text:p>
          </table:table-cell>
          <table:table-cell office:value-type="float" office:value="287620" table:style-name="ce11">
            <text:p>287,620</text:p>
          </table:table-cell>
          <table:table-cell office:value-type="float" office:value="137574" table:style-name="ce11">
            <text:p>137,574</text:p>
          </table:table-cell>
          <table:table-cell office:value-type="float" office:value="150046" table:style-name="ce10">
            <text:p>150,0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718" table:style-name="ce53">
            <text:p>106,718</text:p>
          </table:table-cell>
          <table:table-cell office:value-type="float" office:value="289873" table:style-name="ce11">
            <text:p>289,873</text:p>
          </table:table-cell>
          <table:table-cell office:value-type="float" office:value="140024" table:style-name="ce11">
            <text:p>140,024</text:p>
          </table:table-cell>
          <table:table-cell office:value-type="float" office:value="149849" table:style-name="ce10">
            <text:p>149,84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6372" table:style-name="ce54">
            <text:p>96,372</text:p>
          </table:table-cell>
          <table:table-cell office:value-type="float" office:value="257431" table:style-name="ce18">
            <text:p>257,431</text:p>
          </table:table-cell>
          <table:table-cell office:value-type="float" office:value="124233" table:style-name="ce18">
            <text:p>124,233</text:p>
          </table:table-cell>
          <table:table-cell office:value-type="float" office:value="133198" table:style-name="ce17">
            <text:p>133,198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桃園市</text:p>
          </table:table-cell>
          <table:table-cell office:value-type="float" office:value="769198" table:style-name="ce72">
            <text:p>769,198</text:p>
          </table:table-cell>
          <table:table-cell office:value-type="float" office:value="2144044" table:style-name="ce80">
            <text:p>2,144,044</text:p>
          </table:table-cell>
          <table:table-cell office:value-type="float" office:value="1069986" table:style-name="ce80">
            <text:p>1,069,986</text:p>
          </table:table-cell>
          <table:table-cell office:value-type="float" office:value="1074058" table:style-name="ce84">
            <text:p>1,074,058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62593" table:style-name="ce53">
            <text:p>162,593</text:p>
          </table:table-cell>
          <table:table-cell office:value-type="float" office:value="433534" table:style-name="ce11">
            <text:p>433,534</text:p>
          </table:table-cell>
          <table:table-cell office:value-type="float" office:value="210868" table:style-name="ce11">
            <text:p>210,868</text:p>
          </table:table-cell>
          <table:table-cell office:value-type="float" office:value="222666" table:style-name="ce23">
            <text:p>222,66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44670" table:style-name="ce53">
            <text:p>144,670</text:p>
          </table:table-cell>
          <table:table-cell office:value-type="float" office:value="395690" table:style-name="ce11">
            <text:p>395,690</text:p>
          </table:table-cell>
          <table:table-cell office:value-type="float" office:value="195392" table:style-name="ce11">
            <text:p>195,392</text:p>
          </table:table-cell>
          <table:table-cell office:value-type="float" office:value="200298" table:style-name="ce23">
            <text:p>200,298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1830" table:style-name="ce53">
            <text:p>31,830</text:p>
          </table:table-cell>
          <table:table-cell office:value-type="float" office:value="93981" table:style-name="ce11">
            <text:p>93,981</text:p>
          </table:table-cell>
          <table:table-cell office:value-type="float" office:value="48004" table:style-name="ce11">
            <text:p>48,004</text:p>
          </table:table-cell>
          <table:table-cell office:value-type="float" office:value="45977" table:style-name="ce23">
            <text:p>45,977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56254" table:style-name="ce53">
            <text:p>56,254</text:p>
          </table:table-cell>
          <table:table-cell office:value-type="float" office:value="163654" table:style-name="ce11">
            <text:p>163,654</text:p>
          </table:table-cell>
          <table:table-cell office:value-type="float" office:value="82642" table:style-name="ce11">
            <text:p>82,642</text:p>
          </table:table-cell>
          <table:table-cell office:value-type="float" office:value="81012" table:style-name="ce23">
            <text:p>81,012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6678" table:style-name="ce53">
            <text:p>56,678</text:p>
          </table:table-cell>
          <table:table-cell office:value-type="float" office:value="158476" table:style-name="ce11">
            <text:p>158,476</text:p>
          </table:table-cell>
          <table:table-cell office:value-type="float" office:value="78853" table:style-name="ce11">
            <text:p>78,853</text:p>
          </table:table-cell>
          <table:table-cell office:value-type="float" office:value="79623" table:style-name="ce23">
            <text:p>79,62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1390" table:style-name="ce53">
            <text:p>31,390</text:p>
          </table:table-cell>
          <table:table-cell office:value-type="float" office:value="86980" table:style-name="ce11">
            <text:p>86,980</text:p>
          </table:table-cell>
          <table:table-cell office:value-type="float" office:value="44579" table:style-name="ce11">
            <text:p>44,579</text:p>
          </table:table-cell>
          <table:table-cell office:value-type="float" office:value="42401" table:style-name="ce23">
            <text:p>42,401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59102" table:style-name="ce53">
            <text:p>59,102</text:p>
          </table:table-cell>
          <table:table-cell office:value-type="float" office:value="152432" table:style-name="ce11">
            <text:p>152,432</text:p>
          </table:table-cell>
          <table:table-cell office:value-type="float" office:value="76231" table:style-name="ce11">
            <text:p>76,231</text:p>
          </table:table-cell>
          <table:table-cell office:value-type="float" office:value="76201" table:style-name="ce23">
            <text:p>76,201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68166" table:style-name="ce53">
            <text:p>68,166</text:p>
          </table:table-cell>
          <table:table-cell office:value-type="float" office:value="192542" table:style-name="ce11">
            <text:p>192,542</text:p>
          </table:table-cell>
          <table:table-cell office:value-type="float" office:value="96714" table:style-name="ce11">
            <text:p>96,714</text:p>
          </table:table-cell>
          <table:table-cell office:value-type="float" office:value="95828" table:style-name="ce23">
            <text:p>95,828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0930" table:style-name="ce53">
            <text:p>40,930</text:p>
          </table:table-cell>
          <table:table-cell office:value-type="float" office:value="120009" table:style-name="ce11">
            <text:p>120,009</text:p>
          </table:table-cell>
          <table:table-cell office:value-type="float" office:value="60279" table:style-name="ce11">
            <text:p>60,279</text:p>
          </table:table-cell>
          <table:table-cell office:value-type="float" office:value="59730" table:style-name="ce23">
            <text:p>59,73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5759" table:style-name="ce53">
            <text:p>75,759</text:p>
          </table:table-cell>
          <table:table-cell office:value-type="float" office:value="221310" table:style-name="ce11">
            <text:p>221,310</text:p>
          </table:table-cell>
          <table:table-cell office:value-type="float" office:value="110152" table:style-name="ce11">
            <text:p>110,152</text:p>
          </table:table-cell>
          <table:table-cell office:value-type="float" office:value="111158" table:style-name="ce23">
            <text:p>111,158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5987" table:style-name="ce53">
            <text:p>15,987</text:p>
          </table:table-cell>
          <table:table-cell office:value-type="float" office:value="48744" table:style-name="ce11">
            <text:p>48,744</text:p>
          </table:table-cell>
          <table:table-cell office:value-type="float" office:value="25974" table:style-name="ce11">
            <text:p>25,974</text:p>
          </table:table-cell>
          <table:table-cell office:value-type="float" office:value="22770" table:style-name="ce23">
            <text:p>22,77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2089" table:style-name="ce53">
            <text:p>22,089</text:p>
          </table:table-cell>
          <table:table-cell office:value-type="float" office:value="65524" table:style-name="ce11">
            <text:p>65,524</text:p>
          </table:table-cell>
          <table:table-cell office:value-type="float" office:value="34212" table:style-name="ce11">
            <text:p>34,212</text:p>
          </table:table-cell>
          <table:table-cell office:value-type="float" office:value="31312" table:style-name="ce23">
            <text:p>31,312</text:p>
          </table:table-cell>
          <table:table-cell table:style-name="ce14"/>
          <table:table-cell table:style-name="ce90"/>
          <table:table-cell table:number-columns-repeated="16377"/>
        </table:table-row>
        <table:table-row table:style-name="ro4">
          <table:table-cell office:value-type="string" table:style-name="ce24">
            <text:p>復興區</text:p>
          </table:table-cell>
          <table:table-cell office:value-type="float" office:value="3750" table:style-name="ce54">
            <text:p>3,750</text:p>
          </table:table-cell>
          <table:table-cell office:value-type="float" office:value="11168" table:style-name="ce18">
            <text:p>11,168</text:p>
          </table:table-cell>
          <table:table-cell office:value-type="float" office:value="6086" table:style-name="ce18">
            <text:p>6,086</text:p>
          </table:table-cell>
          <table:table-cell office:value-type="float" office:value="5082" table:style-name="ce19">
            <text:p>5,082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7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8">
            <text:p>105年11<text:span text:style-name="T2">月底</text:span></text:p>
          </table:table-cell>
          <table:table-cell table:style-name="ce26"/>
          <table:table-cell table:style-name="ce27"/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2">
            <text:p>臺中市</text:p>
          </table:table-cell>
          <table:table-cell office:value-type="float" office:value="943408" table:style-name="ce72">
            <text:p>943,408</text:p>
          </table:table-cell>
          <table:table-cell office:value-type="float" office:value="2764958" table:style-name="ce80">
            <text:p>2,764,958</text:p>
          </table:table-cell>
          <table:table-cell office:value-type="float" office:value="1365288" table:style-name="ce80">
            <text:p>1,365,288</text:p>
          </table:table-cell>
          <table:table-cell office:value-type="float" office:value="1399670" table:style-name="ce74">
            <text:p>1,399,67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中　區</text:p>
          </table:table-cell>
          <table:table-cell office:value-type="float" office:value="7991" table:style-name="ce53">
            <text:p>7,991</text:p>
          </table:table-cell>
          <table:table-cell office:value-type="float" office:value="18748" table:style-name="ce11">
            <text:p>18,748</text:p>
          </table:table-cell>
          <table:table-cell office:value-type="float" office:value="9301" table:style-name="ce11">
            <text:p>9,301</text:p>
          </table:table-cell>
          <table:table-cell office:value-type="float" office:value="9447" table:style-name="ce10">
            <text:p>9,44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東　區</text:p>
          </table:table-cell>
          <table:table-cell office:value-type="float" office:value="27601" table:style-name="ce53">
            <text:p>27,601</text:p>
          </table:table-cell>
          <table:table-cell office:value-type="float" office:value="75357" table:style-name="ce11">
            <text:p>75,357</text:p>
          </table:table-cell>
          <table:table-cell office:value-type="float" office:value="37576" table:style-name="ce11">
            <text:p>37,576</text:p>
          </table:table-cell>
          <table:table-cell office:value-type="float" office:value="37781" table:style-name="ce10">
            <text:p>37,781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47424" table:style-name="ce53">
            <text:p>47,424</text:p>
          </table:table-cell>
          <table:table-cell office:value-type="float" office:value="123284" table:style-name="ce11">
            <text:p>123,284</text:p>
          </table:table-cell>
          <table:table-cell office:value-type="float" office:value="59279" table:style-name="ce11">
            <text:p>59,279</text:p>
          </table:table-cell>
          <table:table-cell office:value-type="float" office:value="64005" table:style-name="ce10">
            <text:p>64,005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5431" table:style-name="ce53">
            <text:p>45,431</text:p>
          </table:table-cell>
          <table:table-cell office:value-type="float" office:value="115658" table:style-name="ce11">
            <text:p>115,658</text:p>
          </table:table-cell>
          <table:table-cell office:value-type="float" office:value="54989" table:style-name="ce11">
            <text:p>54,989</text:p>
          </table:table-cell>
          <table:table-cell office:value-type="float" office:value="60669" table:style-name="ce10">
            <text:p>60,669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　區</text:p>
          </table:table-cell>
          <table:table-cell office:value-type="float" office:value="58980" table:style-name="ce53">
            <text:p>58,980</text:p>
          </table:table-cell>
          <table:table-cell office:value-type="float" office:value="147527" table:style-name="ce11">
            <text:p>147,527</text:p>
          </table:table-cell>
          <table:table-cell office:value-type="float" office:value="70687" table:style-name="ce11">
            <text:p>70,687</text:p>
          </table:table-cell>
          <table:table-cell office:value-type="float" office:value="76840" table:style-name="ce10">
            <text:p>76,84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西屯區</text:p>
          </table:table-cell>
          <table:table-cell office:value-type="float" office:value="84219" table:style-name="ce53">
            <text:p>84,219</text:p>
          </table:table-cell>
          <table:table-cell office:value-type="float" office:value="224313" table:style-name="ce11">
            <text:p>224,313</text:p>
          </table:table-cell>
          <table:table-cell office:value-type="float" office:value="107987" table:style-name="ce11">
            <text:p>107,987</text:p>
          </table:table-cell>
          <table:table-cell office:value-type="float" office:value="116326" table:style-name="ce10">
            <text:p>116,326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南屯區</text:p>
          </table:table-cell>
          <table:table-cell office:value-type="float" office:value="60834" table:style-name="ce53">
            <text:p>60,834</text:p>
          </table:table-cell>
          <table:table-cell office:value-type="float" office:value="166560" table:style-name="ce11">
            <text:p>166,560</text:p>
          </table:table-cell>
          <table:table-cell office:value-type="float" office:value="79746" table:style-name="ce11">
            <text:p>79,746</text:p>
          </table:table-cell>
          <table:table-cell office:value-type="float" office:value="86814" table:style-name="ce10">
            <text:p>86,814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屯區</text:p>
          </table:table-cell>
          <table:table-cell office:value-type="float" office:value="97636" table:style-name="ce53">
            <text:p>97,636</text:p>
          </table:table-cell>
          <table:table-cell office:value-type="float" office:value="270191" table:style-name="ce11">
            <text:p>270,191</text:p>
          </table:table-cell>
          <table:table-cell office:value-type="float" office:value="129836" table:style-name="ce11">
            <text:p>129,836</text:p>
          </table:table-cell>
          <table:table-cell office:value-type="float" office:value="140355" table:style-name="ce10">
            <text:p>140,35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豐原區</text:p>
          </table:table-cell>
          <table:table-cell office:value-type="float" office:value="53162" table:style-name="ce53">
            <text:p>53,162</text:p>
          </table:table-cell>
          <table:table-cell office:value-type="float" office:value="166777" table:style-name="ce11">
            <text:p>166,777</text:p>
          </table:table-cell>
          <table:table-cell office:value-type="float" office:value="82518" table:style-name="ce11">
            <text:p>82,518</text:p>
          </table:table-cell>
          <table:table-cell office:value-type="float" office:value="84259" table:style-name="ce10">
            <text:p>84,25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東勢區</text:p>
          </table:table-cell>
          <table:table-cell office:value-type="float" office:value="17354" table:style-name="ce53">
            <text:p>17,354</text:p>
          </table:table-cell>
          <table:table-cell office:value-type="float" office:value="50949" table:style-name="ce11">
            <text:p>50,949</text:p>
          </table:table-cell>
          <table:table-cell office:value-type="float" office:value="26227" table:style-name="ce11">
            <text:p>26,227</text:p>
          </table:table-cell>
          <table:table-cell office:value-type="float" office:value="24722" table:style-name="ce10">
            <text:p>24,72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甲區</text:p>
          </table:table-cell>
          <table:table-cell office:value-type="float" office:value="22906" table:style-name="ce53">
            <text:p>22,906</text:p>
          </table:table-cell>
          <table:table-cell office:value-type="float" office:value="77649" table:style-name="ce11">
            <text:p>77,649</text:p>
          </table:table-cell>
          <table:table-cell office:value-type="float" office:value="39104" table:style-name="ce11">
            <text:p>39,104</text:p>
          </table:table-cell>
          <table:table-cell office:value-type="float" office:value="38545" table:style-name="ce10">
            <text:p>38,54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清水區</text:p>
          </table:table-cell>
          <table:table-cell office:value-type="float" office:value="26823" table:style-name="ce53">
            <text:p>26,823</text:p>
          </table:table-cell>
          <table:table-cell office:value-type="float" office:value="86294" table:style-name="ce11">
            <text:p>86,294</text:p>
          </table:table-cell>
          <table:table-cell office:value-type="float" office:value="44301" table:style-name="ce11">
            <text:p>44,301</text:p>
          </table:table-cell>
          <table:table-cell office:value-type="float" office:value="41993" table:style-name="ce10">
            <text:p>41,99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沙鹿區</text:p>
          </table:table-cell>
          <table:table-cell office:value-type="float" office:value="28791" table:style-name="ce53">
            <text:p>28,791</text:p>
          </table:table-cell>
          <table:table-cell office:value-type="float" office:value="91222" table:style-name="ce11">
            <text:p>91,222</text:p>
          </table:table-cell>
          <table:table-cell office:value-type="float" office:value="46125" table:style-name="ce11">
            <text:p>46,125</text:p>
          </table:table-cell>
          <table:table-cell office:value-type="float" office:value="45097" table:style-name="ce10">
            <text:p>45,09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梧棲區</text:p>
          </table:table-cell>
          <table:table-cell office:value-type="float" office:value="17491" table:style-name="ce53">
            <text:p>17,491</text:p>
          </table:table-cell>
          <table:table-cell office:value-type="float" office:value="57571" table:style-name="ce11">
            <text:p>57,571</text:p>
          </table:table-cell>
          <table:table-cell office:value-type="float" office:value="28953" table:style-name="ce11">
            <text:p>28,953</text:p>
          </table:table-cell>
          <table:table-cell office:value-type="float" office:value="28618" table:style-name="ce10">
            <text:p>28,61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后里區</text:p>
          </table:table-cell>
          <table:table-cell office:value-type="float" office:value="15941" table:style-name="ce53">
            <text:p>15,941</text:p>
          </table:table-cell>
          <table:table-cell office:value-type="float" office:value="54298" table:style-name="ce11">
            <text:p>54,298</text:p>
          </table:table-cell>
          <table:table-cell office:value-type="float" office:value="27607" table:style-name="ce11">
            <text:p>27,607</text:p>
          </table:table-cell>
          <table:table-cell office:value-type="float" office:value="26691" table:style-name="ce10">
            <text:p>26,69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神岡區</text:p>
          </table:table-cell>
          <table:table-cell office:value-type="float" office:value="19246" table:style-name="ce53">
            <text:p>19,246</text:p>
          </table:table-cell>
          <table:table-cell office:value-type="float" office:value="65500" table:style-name="ce11">
            <text:p>65,500</text:p>
          </table:table-cell>
          <table:table-cell office:value-type="float" office:value="33452" table:style-name="ce11">
            <text:p>33,452</text:p>
          </table:table-cell>
          <table:table-cell office:value-type="float" office:value="32048" table:style-name="ce10">
            <text:p>32,04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潭子區</text:p>
          </table:table-cell>
          <table:table-cell office:value-type="float" office:value="35924" table:style-name="ce53">
            <text:p>35,924</text:p>
          </table:table-cell>
          <table:table-cell office:value-type="float" office:value="107405" table:style-name="ce11">
            <text:p>107,405</text:p>
          </table:table-cell>
          <table:table-cell office:value-type="float" office:value="53129" table:style-name="ce11">
            <text:p>53,129</text:p>
          </table:table-cell>
          <table:table-cell office:value-type="float" office:value="54276" table:style-name="ce10">
            <text:p>54,27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雅區</text:p>
          </table:table-cell>
          <table:table-cell office:value-type="float" office:value="29016" table:style-name="ce53">
            <text:p>29,016</text:p>
          </table:table-cell>
          <table:table-cell office:value-type="float" office:value="94371" table:style-name="ce11">
            <text:p>94,371</text:p>
          </table:table-cell>
          <table:table-cell office:value-type="float" office:value="47154" table:style-name="ce11">
            <text:p>47,154</text:p>
          </table:table-cell>
          <table:table-cell office:value-type="float" office:value="47217" table:style-name="ce10">
            <text:p>47,21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社區</text:p>
          </table:table-cell>
          <table:table-cell office:value-type="float" office:value="7543" table:style-name="ce53">
            <text:p>7,543</text:p>
          </table:table-cell>
          <table:table-cell office:value-type="float" office:value="24950" table:style-name="ce11">
            <text:p>24,950</text:p>
          </table:table-cell>
          <table:table-cell office:value-type="float" office:value="12947" table:style-name="ce11">
            <text:p>12,947</text:p>
          </table:table-cell>
          <table:table-cell office:value-type="float" office:value="12003" table:style-name="ce10">
            <text:p>12,00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石岡區</text:p>
          </table:table-cell>
          <table:table-cell office:value-type="float" office:value="4896" table:style-name="ce53">
            <text:p>4,896</text:p>
          </table:table-cell>
          <table:table-cell office:value-type="float" office:value="15192" table:style-name="ce11">
            <text:p>15,192</text:p>
          </table:table-cell>
          <table:table-cell office:value-type="float" office:value="7887" table:style-name="ce11">
            <text:p>7,887</text:p>
          </table:table-cell>
          <table:table-cell office:value-type="float" office:value="7305" table:style-name="ce10">
            <text:p>7,30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外埔區</text:p>
          </table:table-cell>
          <table:table-cell office:value-type="float" office:value="9604" table:style-name="ce53">
            <text:p>9,604</text:p>
          </table:table-cell>
          <table:table-cell office:value-type="float" office:value="32033" table:style-name="ce11">
            <text:p>32,033</text:p>
          </table:table-cell>
          <table:table-cell office:value-type="float" office:value="16430" table:style-name="ce11">
            <text:p>16,430</text:p>
          </table:table-cell>
          <table:table-cell office:value-type="float" office:value="15603" table:style-name="ce10">
            <text:p>15,60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安區</text:p>
          </table:table-cell>
          <table:table-cell office:value-type="float" office:value="5454" table:style-name="ce53">
            <text:p>5,454</text:p>
          </table:table-cell>
          <table:table-cell office:value-type="float" office:value="19445" table:style-name="ce11">
            <text:p>19,445</text:p>
          </table:table-cell>
          <table:table-cell office:value-type="float" office:value="10262" table:style-name="ce11">
            <text:p>10,262</text:p>
          </table:table-cell>
          <table:table-cell office:value-type="float" office:value="9183" table:style-name="ce10">
            <text:p>9,18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烏日區</text:p>
          </table:table-cell>
          <table:table-cell office:value-type="float" office:value="23857" table:style-name="ce53">
            <text:p>23,857</text:p>
          </table:table-cell>
          <table:table-cell office:value-type="float" office:value="73500" table:style-name="ce11">
            <text:p>73,500</text:p>
          </table:table-cell>
          <table:table-cell office:value-type="float" office:value="36983" table:style-name="ce11">
            <text:p>36,983</text:p>
          </table:table-cell>
          <table:table-cell office:value-type="float" office:value="36517" table:style-name="ce10">
            <text:p>36,51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肚區</text:p>
          </table:table-cell>
          <table:table-cell office:value-type="float" office:value="17431" table:style-name="ce53">
            <text:p>17,431</text:p>
          </table:table-cell>
          <table:table-cell office:value-type="float" office:value="57194" table:style-name="ce11">
            <text:p>57,194</text:p>
          </table:table-cell>
          <table:table-cell office:value-type="float" office:value="29219" table:style-name="ce11">
            <text:p>29,219</text:p>
          </table:table-cell>
          <table:table-cell office:value-type="float" office:value="27975" table:style-name="ce10">
            <text:p>27,97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龍井區</text:p>
          </table:table-cell>
          <table:table-cell office:value-type="float" office:value="22662" table:style-name="ce53">
            <text:p>22,662</text:p>
          </table:table-cell>
          <table:table-cell office:value-type="float" office:value="77150" table:style-name="ce11">
            <text:p>77,150</text:p>
          </table:table-cell>
          <table:table-cell office:value-type="float" office:value="38952" table:style-name="ce11">
            <text:p>38,952</text:p>
          </table:table-cell>
          <table:table-cell office:value-type="float" office:value="38198" table:style-name="ce10">
            <text:p>38,19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霧峰區</text:p>
          </table:table-cell>
          <table:table-cell office:value-type="float" office:value="19943" table:style-name="ce53">
            <text:p>19,943</text:p>
          </table:table-cell>
          <table:table-cell office:value-type="float" office:value="64885" table:style-name="ce11">
            <text:p>64,885</text:p>
          </table:table-cell>
          <table:table-cell office:value-type="float" office:value="33003" table:style-name="ce11">
            <text:p>33,003</text:p>
          </table:table-cell>
          <table:table-cell office:value-type="float" office:value="31882" table:style-name="ce10">
            <text:p>31,88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太平區</text:p>
          </table:table-cell>
          <table:table-cell office:value-type="float" office:value="62122" table:style-name="ce53">
            <text:p>62,122</text:p>
          </table:table-cell>
          <table:table-cell office:value-type="float" office:value="186109" table:style-name="ce11">
            <text:p>186,109</text:p>
          </table:table-cell>
          <table:table-cell office:value-type="float" office:value="92415" table:style-name="ce11">
            <text:p>92,415</text:p>
          </table:table-cell>
          <table:table-cell office:value-type="float" office:value="93694" table:style-name="ce10">
            <text:p>93,69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里區</text:p>
          </table:table-cell>
          <table:table-cell office:value-type="float" office:value="68614" table:style-name="ce53">
            <text:p>68,614</text:p>
          </table:table-cell>
          <table:table-cell office:value-type="float" office:value="210025" table:style-name="ce11">
            <text:p>210,025</text:p>
          </table:table-cell>
          <table:table-cell office:value-type="float" office:value="103396" table:style-name="ce11">
            <text:p>103,396</text:p>
          </table:table-cell>
          <table:table-cell office:value-type="float" office:value="106629" table:style-name="ce10">
            <text:p>106,629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和平區</text:p>
          </table:table-cell>
          <table:table-cell office:value-type="float" office:value="4512" table:style-name="ce54">
            <text:p>4,512</text:p>
          </table:table-cell>
          <table:table-cell office:value-type="float" office:value="10801" table:style-name="ce18">
            <text:p>10,801</text:p>
          </table:table-cell>
          <table:table-cell office:value-type="float" office:value="5823" table:style-name="ce18">
            <text:p>5,823</text:p>
          </table:table-cell>
          <table:table-cell office:value-type="float" office:value="4978" table:style-name="ce17">
            <text:p>4,978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南市</text:p>
          </table:table-cell>
          <table:table-cell office:value-type="float" office:value="677690" table:style-name="ce72">
            <text:p>677,690</text:p>
          </table:table-cell>
          <table:table-cell office:value-type="float" office:value="1885653" table:style-name="ce80">
            <text:p>1,885,653</text:p>
          </table:table-cell>
          <table:table-cell office:value-type="float" office:value="943016" table:style-name="ce80">
            <text:p>943,016</text:p>
          </table:table-cell>
          <table:table-cell office:value-type="float" office:value="942637" table:style-name="ce74">
            <text:p>942,6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8887" table:style-name="ce53">
            <text:p>28,887</text:p>
          </table:table-cell>
          <table:table-cell office:value-type="float" office:value="78109" table:style-name="ce11">
            <text:p>78,109</text:p>
          </table:table-cell>
          <table:table-cell office:value-type="float" office:value="38622" table:style-name="ce11">
            <text:p>38,622</text:p>
          </table:table-cell>
          <table:table-cell office:value-type="float" office:value="39487" table:style-name="ce10">
            <text:p>39,4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94" table:style-name="ce53">
            <text:p>10,094</text:p>
          </table:table-cell>
          <table:table-cell office:value-type="float" office:value="25895" table:style-name="ce11">
            <text:p>25,895</text:p>
          </table:table-cell>
          <table:table-cell office:value-type="float" office:value="13531" table:style-name="ce11">
            <text:p>13,531</text:p>
          </table:table-cell>
          <table:table-cell office:value-type="float" office:value="12364" table:style-name="ce10">
            <text:p>12,3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851" table:style-name="ce53">
            <text:p>10,851</text:p>
          </table:table-cell>
          <table:table-cell office:value-type="float" office:value="28856" table:style-name="ce11">
            <text:p>28,856</text:p>
          </table:table-cell>
          <table:table-cell office:value-type="float" office:value="15076" table:style-name="ce11">
            <text:p>15,076</text:p>
          </table:table-cell>
          <table:table-cell office:value-type="float" office:value="13780" table:style-name="ce10">
            <text:p>13,7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879" table:style-name="ce53">
            <text:p>7,879</text:p>
          </table:table-cell>
          <table:table-cell office:value-type="float" office:value="21539" table:style-name="ce11">
            <text:p>21,539</text:p>
          </table:table-cell>
          <table:table-cell office:value-type="float" office:value="11255" table:style-name="ce11">
            <text:p>11,255</text:p>
          </table:table-cell>
          <table:table-cell office:value-type="float" office:value="10284" table:style-name="ce10">
            <text:p>10,2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883" table:style-name="ce53">
            <text:p>8,883</text:p>
          </table:table-cell>
          <table:table-cell office:value-type="float" office:value="24101" table:style-name="ce11">
            <text:p>24,101</text:p>
          </table:table-cell>
          <table:table-cell office:value-type="float" office:value="12535" table:style-name="ce11">
            <text:p>12,535</text:p>
          </table:table-cell>
          <table:table-cell office:value-type="float" office:value="11566" table:style-name="ce10">
            <text:p>11,5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424" table:style-name="ce53">
            <text:p>8,424</text:p>
          </table:table-cell>
          <table:table-cell office:value-type="float" office:value="21354" table:style-name="ce11">
            <text:p>21,354</text:p>
          </table:table-cell>
          <table:table-cell office:value-type="float" office:value="11325" table:style-name="ce11">
            <text:p>11,325</text:p>
          </table:table-cell>
          <table:table-cell office:value-type="float" office:value="10029" table:style-name="ce10">
            <text:p>10,0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709" table:style-name="ce53">
            <text:p>15,709</text:p>
          </table:table-cell>
          <table:table-cell office:value-type="float" office:value="44804" table:style-name="ce11">
            <text:p>44,804</text:p>
          </table:table-cell>
          <table:table-cell office:value-type="float" office:value="22749" table:style-name="ce11">
            <text:p>22,749</text:p>
          </table:table-cell>
          <table:table-cell office:value-type="float" office:value="22055" table:style-name="ce10">
            <text:p>22,0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14" table:style-name="ce53">
            <text:p>9,114</text:p>
          </table:table-cell>
          <table:table-cell office:value-type="float" office:value="24541" table:style-name="ce11">
            <text:p>24,541</text:p>
          </table:table-cell>
          <table:table-cell office:value-type="float" office:value="12654" table:style-name="ce11">
            <text:p>12,654</text:p>
          </table:table-cell>
          <table:table-cell office:value-type="float" office:value="11887" table:style-name="ce10">
            <text:p>11,8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718" table:style-name="ce53">
            <text:p>7,718</text:p>
          </table:table-cell>
          <table:table-cell office:value-type="float" office:value="22436" table:style-name="ce11">
            <text:p>22,436</text:p>
          </table:table-cell>
          <table:table-cell office:value-type="float" office:value="11588" table:style-name="ce11">
            <text:p>11,588</text:p>
          </table:table-cell>
          <table:table-cell office:value-type="float" office:value="10848" table:style-name="ce10">
            <text:p>10,8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7870" table:style-name="ce53">
            <text:p>7,870</text:p>
          </table:table-cell>
          <table:table-cell office:value-type="float" office:value="21525" table:style-name="ce11">
            <text:p>21,525</text:p>
          </table:table-cell>
          <table:table-cell office:value-type="float" office:value="10991" table:style-name="ce11">
            <text:p>10,991</text:p>
          </table:table-cell>
          <table:table-cell office:value-type="float" office:value="10534" table:style-name="ce10">
            <text:p>10,5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899" table:style-name="ce53">
            <text:p>3,899</text:p>
          </table:table-cell>
          <table:table-cell office:value-type="float" office:value="9974" table:style-name="ce11">
            <text:p>9,974</text:p>
          </table:table-cell>
          <table:table-cell office:value-type="float" office:value="5336" table:style-name="ce11">
            <text:p>5,336</text:p>
          </table:table-cell>
          <table:table-cell office:value-type="float" office:value="4638" table:style-name="ce10">
            <text:p>4,6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529" table:style-name="ce53">
            <text:p>20,529</text:p>
          </table:table-cell>
          <table:table-cell office:value-type="float" office:value="59452" table:style-name="ce11">
            <text:p>59,452</text:p>
          </table:table-cell>
          <table:table-cell office:value-type="float" office:value="29481" table:style-name="ce11">
            <text:p>29,481</text:p>
          </table:table-cell>
          <table:table-cell office:value-type="float" office:value="29971" table:style-name="ce10">
            <text:p>29,9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64" table:style-name="ce53">
            <text:p>9,664</text:p>
          </table:table-cell>
          <table:table-cell office:value-type="float" office:value="26411" table:style-name="ce11">
            <text:p>26,411</text:p>
          </table:table-cell>
          <table:table-cell office:value-type="float" office:value="13509" table:style-name="ce11">
            <text:p>13,509</text:p>
          </table:table-cell>
          <table:table-cell office:value-type="float" office:value="12902" table:style-name="ce10">
            <text:p>12,9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143" table:style-name="ce53">
            <text:p>8,143</text:p>
          </table:table-cell>
          <table:table-cell office:value-type="float" office:value="24874" table:style-name="ce11">
            <text:p>24,874</text:p>
          </table:table-cell>
          <table:table-cell office:value-type="float" office:value="12606" table:style-name="ce11">
            <text:p>12,606</text:p>
          </table:table-cell>
          <table:table-cell office:value-type="float" office:value="12268" table:style-name="ce10">
            <text:p>12,2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57" table:style-name="ce53">
            <text:p>8,057</text:p>
          </table:table-cell>
          <table:table-cell office:value-type="float" office:value="23172" table:style-name="ce11">
            <text:p>23,172</text:p>
          </table:table-cell>
          <table:table-cell office:value-type="float" office:value="11984" table:style-name="ce11">
            <text:p>11,984</text:p>
          </table:table-cell>
          <table:table-cell office:value-type="float" office:value="11188" table:style-name="ce10">
            <text:p>11,1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312" table:style-name="ce53">
            <text:p>7,312</text:p>
          </table:table-cell>
          <table:table-cell office:value-type="float" office:value="20077" table:style-name="ce11">
            <text:p>20,077</text:p>
          </table:table-cell>
          <table:table-cell office:value-type="float" office:value="10221" table:style-name="ce11">
            <text:p>10,221</text:p>
          </table:table-cell>
          <table:table-cell office:value-type="float" office:value="9856" table:style-name="ce10">
            <text:p>9,8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79" table:style-name="ce53">
            <text:p>4,279</text:p>
          </table:table-cell>
          <table:table-cell office:value-type="float" office:value="11339" table:style-name="ce11">
            <text:p>11,339</text:p>
          </table:table-cell>
          <table:table-cell office:value-type="float" office:value="5757" table:style-name="ce11">
            <text:p>5,757</text:p>
          </table:table-cell>
          <table:table-cell office:value-type="float" office:value="5582" table:style-name="ce10">
            <text:p>5,5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349" table:style-name="ce53">
            <text:p>14,349</text:p>
          </table:table-cell>
          <table:table-cell office:value-type="float" office:value="43754" table:style-name="ce11">
            <text:p>43,754</text:p>
          </table:table-cell>
          <table:table-cell office:value-type="float" office:value="22302" table:style-name="ce11">
            <text:p>22,302</text:p>
          </table:table-cell>
          <table:table-cell office:value-type="float" office:value="21452" table:style-name="ce10">
            <text:p>21,4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7238" table:style-name="ce53">
            <text:p>17,238</text:p>
          </table:table-cell>
          <table:table-cell office:value-type="float" office:value="47585" table:style-name="ce11">
            <text:p>47,585</text:p>
          </table:table-cell>
          <table:table-cell office:value-type="float" office:value="23982" table:style-name="ce11">
            <text:p>23,982</text:p>
          </table:table-cell>
          <table:table-cell office:value-type="float" office:value="23603" table:style-name="ce10">
            <text:p>23,6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002" table:style-name="ce53">
            <text:p>12,002</text:p>
          </table:table-cell>
          <table:table-cell office:value-type="float" office:value="36246" table:style-name="ce11">
            <text:p>36,246</text:p>
          </table:table-cell>
          <table:table-cell office:value-type="float" office:value="18203" table:style-name="ce11">
            <text:p>18,203</text:p>
          </table:table-cell>
          <table:table-cell office:value-type="float" office:value="18043" table:style-name="ce10">
            <text:p>18,0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9978" table:style-name="ce53">
            <text:p>9,978</text:p>
          </table:table-cell>
          <table:table-cell office:value-type="float" office:value="30465" table:style-name="ce11">
            <text:p>30,465</text:p>
          </table:table-cell>
          <table:table-cell office:value-type="float" office:value="15633" table:style-name="ce11">
            <text:p>15,633</text:p>
          </table:table-cell>
          <table:table-cell office:value-type="float" office:value="14832" table:style-name="ce10">
            <text:p>14,8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693" table:style-name="ce53">
            <text:p>2,693</text:p>
          </table:table-cell>
          <table:table-cell office:value-type="float" office:value="7363" table:style-name="ce11">
            <text:p>7,363</text:p>
          </table:table-cell>
          <table:table-cell office:value-type="float" office:value="3861" table:style-name="ce11">
            <text:p>3,861</text:p>
          </table:table-cell>
          <table:table-cell office:value-type="float" office:value="3502" table:style-name="ce10">
            <text:p>3,5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29" table:style-name="ce53">
            <text:p>5,129</text:p>
          </table:table-cell>
          <table:table-cell office:value-type="float" office:value="14282" table:style-name="ce11">
            <text:p>14,282</text:p>
          </table:table-cell>
          <table:table-cell office:value-type="float" office:value="7400" table:style-name="ce11">
            <text:p>7,400</text:p>
          </table:table-cell>
          <table:table-cell office:value-type="float" office:value="6882" table:style-name="ce10">
            <text:p>6,8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36" table:style-name="ce53">
            <text:p>3,536</text:p>
          </table:table-cell>
          <table:table-cell office:value-type="float" office:value="9922" table:style-name="ce11">
            <text:p>9,922</text:p>
          </table:table-cell>
          <table:table-cell office:value-type="float" office:value="5256" table:style-name="ce11">
            <text:p>5,256</text:p>
          </table:table-cell>
          <table:table-cell office:value-type="float" office:value="4666" table:style-name="ce10">
            <text:p>4,6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59" table:style-name="ce53">
            <text:p>2,859</text:p>
          </table:table-cell>
          <table:table-cell office:value-type="float" office:value="8829" table:style-name="ce11">
            <text:p>8,829</text:p>
          </table:table-cell>
          <table:table-cell office:value-type="float" office:value="4776" table:style-name="ce11">
            <text:p>4,776</text:p>
          </table:table-cell>
          <table:table-cell office:value-type="float" office:value="4053" table:style-name="ce10">
            <text:p>4,0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83" table:style-name="ce53">
            <text:p>1,983</text:p>
          </table:table-cell>
          <table:table-cell office:value-type="float" office:value="4988" table:style-name="ce11">
            <text:p>4,988</text:p>
          </table:table-cell>
          <table:table-cell office:value-type="float" office:value="2793" table:style-name="ce11">
            <text:p>2,793</text:p>
          </table:table-cell>
          <table:table-cell office:value-type="float" office:value="2195" table:style-name="ce10">
            <text:p>2,1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7248" table:style-name="ce53">
            <text:p>27,248</text:p>
          </table:table-cell>
          <table:table-cell office:value-type="float" office:value="74629" table:style-name="ce11">
            <text:p>74,629</text:p>
          </table:table-cell>
          <table:table-cell office:value-type="float" office:value="37889" table:style-name="ce11">
            <text:p>37,889</text:p>
          </table:table-cell>
          <table:table-cell office:value-type="float" office:value="36740" table:style-name="ce10">
            <text:p>36,7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498" table:style-name="ce53">
            <text:p>22,498</text:p>
          </table:table-cell>
          <table:table-cell office:value-type="float" office:value="68107" table:style-name="ce11">
            <text:p>68,107</text:p>
          </table:table-cell>
          <table:table-cell office:value-type="float" office:value="34624" table:style-name="ce11">
            <text:p>34,624</text:p>
          </table:table-cell>
          <table:table-cell office:value-type="float" office:value="33483" table:style-name="ce10">
            <text:p>33,4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075" table:style-name="ce53">
            <text:p>11,075</text:p>
          </table:table-cell>
          <table:table-cell office:value-type="float" office:value="34650" table:style-name="ce11">
            <text:p>34,650</text:p>
          </table:table-cell>
          <table:table-cell office:value-type="float" office:value="17869" table:style-name="ce11">
            <text:p>17,869</text:p>
          </table:table-cell>
          <table:table-cell office:value-type="float" office:value="16781" table:style-name="ce10">
            <text:p>16,7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55" table:style-name="ce53">
            <text:p>1,555</text:p>
          </table:table-cell>
          <table:table-cell office:value-type="float" office:value="4109" table:style-name="ce11">
            <text:p>4,109</text:p>
          </table:table-cell>
          <table:table-cell office:value-type="float" office:value="2205" table:style-name="ce11">
            <text:p>2,205</text:p>
          </table:table-cell>
          <table:table-cell office:value-type="float" office:value="1904" table:style-name="ce10">
            <text:p>1,9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2755" table:style-name="ce53">
            <text:p>82,755</text:p>
          </table:table-cell>
          <table:table-cell office:value-type="float" office:value="232040" table:style-name="ce11">
            <text:p>232,040</text:p>
          </table:table-cell>
          <table:table-cell office:value-type="float" office:value="114547" table:style-name="ce11">
            <text:p>114,547</text:p>
          </table:table-cell>
          <table:table-cell office:value-type="float" office:value="117493" table:style-name="ce10">
            <text:p>117,4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1791" table:style-name="ce53">
            <text:p>71,791</text:p>
          </table:table-cell>
          <table:table-cell office:value-type="float" office:value="187681" table:style-name="ce11">
            <text:p>187,681</text:p>
          </table:table-cell>
          <table:table-cell office:value-type="float" office:value="90121" table:style-name="ce11">
            <text:p>90,121</text:p>
          </table:table-cell>
          <table:table-cell office:value-type="float" office:value="97560" table:style-name="ce10">
            <text:p>97,5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5349" table:style-name="ce53">
            <text:p>45,349</text:p>
          </table:table-cell>
          <table:table-cell office:value-type="float" office:value="125768" table:style-name="ce11">
            <text:p>125,768</text:p>
          </table:table-cell>
          <table:table-cell office:value-type="float" office:value="62398" table:style-name="ce11">
            <text:p>62,398</text:p>
          </table:table-cell>
          <table:table-cell office:value-type="float" office:value="63370" table:style-name="ce10">
            <text:p>63,3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0523" table:style-name="ce53">
            <text:p>50,523</text:p>
          </table:table-cell>
          <table:table-cell office:value-type="float" office:value="133051" table:style-name="ce11">
            <text:p>133,051</text:p>
          </table:table-cell>
          <table:table-cell office:value-type="float" office:value="64838" table:style-name="ce11">
            <text:p>64,838</text:p>
          </table:table-cell>
          <table:table-cell office:value-type="float" office:value="68213" table:style-name="ce10">
            <text:p>68,2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2005" table:style-name="ce53">
            <text:p>62,005</text:p>
          </table:table-cell>
          <table:table-cell office:value-type="float" office:value="191134" table:style-name="ce11">
            <text:p>191,134</text:p>
          </table:table-cell>
          <table:table-cell office:value-type="float" office:value="96473" table:style-name="ce11">
            <text:p>96,473</text:p>
          </table:table-cell>
          <table:table-cell office:value-type="float" office:value="94661" table:style-name="ce10">
            <text:p>94,6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5144" table:style-name="ce53">
            <text:p>25,144</text:p>
          </table:table-cell>
          <table:table-cell office:value-type="float" office:value="65738" table:style-name="ce11">
            <text:p>65,738</text:p>
          </table:table-cell>
          <table:table-cell office:value-type="float" office:value="31217" table:style-name="ce11">
            <text:p>31,217</text:p>
          </table:table-cell>
          <table:table-cell office:value-type="float" office:value="34521" table:style-name="ce10">
            <text:p>34,52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西區</text:p>
          </table:table-cell>
          <table:table-cell office:value-type="float" office:value="30668" table:style-name="ce54">
            <text:p>30,668</text:p>
          </table:table-cell>
          <table:table-cell office:value-type="float" office:value="76853" table:style-name="ce18">
            <text:p>76,853</text:p>
          </table:table-cell>
          <table:table-cell office:value-type="float" office:value="37409" table:style-name="ce18">
            <text:p>37,409</text:p>
          </table:table-cell>
          <table:table-cell office:value-type="float" office:value="39444" table:style-name="ce17">
            <text:p>39,444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高雄市</text:p>
          </table:table-cell>
          <table:table-cell office:value-type="float" office:value="1082096" table:style-name="ce76">
            <text:p>1,082,096</text:p>
          </table:table-cell>
          <table:table-cell office:value-type="float" office:value="2778770" table:style-name="ce80">
            <text:p>2,778,770</text:p>
          </table:table-cell>
          <table:table-cell office:value-type="float" office:value="1378987" table:style-name="ce81">
            <text:p>1,378,987</text:p>
          </table:table-cell>
          <table:table-cell office:value-type="float" office:value="1399783" table:style-name="ce73">
            <text:p>1,399,7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29" table:style-name="ce9">
            <text:p>10,829</text:p>
          </table:table-cell>
          <table:table-cell office:value-type="float" office:value="24663" table:style-name="ce11">
            <text:p>24,663</text:p>
          </table:table-cell>
          <table:table-cell office:value-type="float" office:value="12232" table:style-name="ce9">
            <text:p>12,232</text:p>
          </table:table-cell>
          <table:table-cell office:value-type="float" office:value="12431" table:style-name="ce9">
            <text:p>12,4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7211" table:style-name="ce9">
            <text:p>57,211</text:p>
          </table:table-cell>
          <table:table-cell office:value-type="float" office:value="137974" table:style-name="ce11">
            <text:p>137,974</text:p>
          </table:table-cell>
          <table:table-cell office:value-type="float" office:value="66794" table:style-name="ce9">
            <text:p>66,794</text:p>
          </table:table-cell>
          <table:table-cell office:value-type="float" office:value="71180" table:style-name="ce9">
            <text:p>71,1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8351" table:style-name="ce9">
            <text:p>78,351</text:p>
          </table:table-cell>
          <table:table-cell office:value-type="float" office:value="196835" table:style-name="ce11">
            <text:p>196,835</text:p>
          </table:table-cell>
          <table:table-cell office:value-type="float" office:value="94917" table:style-name="ce9">
            <text:p>94,917</text:p>
          </table:table-cell>
          <table:table-cell office:value-type="float" office:value="101918" table:style-name="ce9">
            <text:p>101,9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68920" table:style-name="ce9">
            <text:p>68,920</text:p>
          </table:table-cell>
          <table:table-cell office:value-type="float" office:value="181632" table:style-name="ce11">
            <text:p>181,632</text:p>
          </table:table-cell>
          <table:table-cell office:value-type="float" office:value="89421" table:style-name="ce9">
            <text:p>89,421</text:p>
          </table:table-cell>
          <table:table-cell office:value-type="float" office:value="92211" table:style-name="ce9">
            <text:p>92,2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5983" table:style-name="ce9">
            <text:p>135,983</text:p>
          </table:table-cell>
          <table:table-cell office:value-type="float" office:value="344857" table:style-name="ce11">
            <text:p>344,857</text:p>
          </table:table-cell>
          <table:table-cell office:value-type="float" office:value="167138" table:style-name="ce9">
            <text:p>167,138</text:p>
          </table:table-cell>
          <table:table-cell office:value-type="float" office:value="177719" table:style-name="ce9">
            <text:p>177,7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2718" table:style-name="ce9">
            <text:p>22,718</text:p>
          </table:table-cell>
          <table:table-cell office:value-type="float" office:value="51439" table:style-name="ce11">
            <text:p>51,439</text:p>
          </table:table-cell>
          <table:table-cell office:value-type="float" office:value="24763" table:style-name="ce9">
            <text:p>24,763</text:p>
          </table:table-cell>
          <table:table-cell office:value-type="float" office:value="26676" table:style-name="ce9">
            <text:p>26,6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549" table:style-name="ce9">
            <text:p>12,549</text:p>
          </table:table-cell>
          <table:table-cell office:value-type="float" office:value="27162" table:style-name="ce11">
            <text:p>27,162</text:p>
          </table:table-cell>
          <table:table-cell office:value-type="float" office:value="13036" table:style-name="ce9">
            <text:p>13,036</text:p>
          </table:table-cell>
          <table:table-cell office:value-type="float" office:value="14126" table:style-name="ce9">
            <text:p>14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237" table:style-name="ce9">
            <text:p>72,237</text:p>
          </table:table-cell>
          <table:table-cell office:value-type="float" office:value="172995" table:style-name="ce11">
            <text:p>172,995</text:p>
          </table:table-cell>
          <table:table-cell office:value-type="float" office:value="83513" table:style-name="ce9">
            <text:p>83,513</text:p>
          </table:table-cell>
          <table:table-cell office:value-type="float" office:value="89482" table:style-name="ce9">
            <text:p>89,4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8532" table:style-name="ce9">
            <text:p>78,532</text:p>
          </table:table-cell>
          <table:table-cell office:value-type="float" office:value="191320" table:style-name="ce11">
            <text:p>191,320</text:p>
          </table:table-cell>
          <table:table-cell office:value-type="float" office:value="94120" table:style-name="ce9">
            <text:p>94,120</text:p>
          </table:table-cell>
          <table:table-cell office:value-type="float" office:value="97200" table:style-name="ce9">
            <text:p>97,2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10" table:style-name="ce9">
            <text:p>11,110</text:p>
          </table:table-cell>
          <table:table-cell office:value-type="float" office:value="28936" table:style-name="ce11">
            <text:p>28,936</text:p>
          </table:table-cell>
          <table:table-cell office:value-type="float" office:value="14968" table:style-name="ce9">
            <text:p>14,968</text:p>
          </table:table-cell>
          <table:table-cell office:value-type="float" office:value="13968" table:style-name="ce9">
            <text:p>13,968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小港區</text:p>
          </table:table-cell>
          <table:table-cell office:value-type="float" office:value="67257" table:style-name="ce9">
            <text:p>67,257</text:p>
          </table:table-cell>
          <table:table-cell office:value-type="float" office:value="156910" table:style-name="ce11">
            <text:p>156,910</text:p>
          </table:table-cell>
          <table:table-cell office:value-type="float" office:value="78033" table:style-name="ce9">
            <text:p>78,033</text:p>
          </table:table-cell>
          <table:table-cell office:value-type="float" office:value="78877" table:style-name="ce9">
            <text:p>78,8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38649" table:style-name="ce9">
            <text:p>138,649</text:p>
          </table:table-cell>
          <table:table-cell office:value-type="float" office:value="357653" table:style-name="ce11">
            <text:p>357,653</text:p>
          </table:table-cell>
          <table:table-cell office:value-type="float" office:value="175594" table:style-name="ce9">
            <text:p>175,594</text:p>
          </table:table-cell>
          <table:table-cell office:value-type="float" office:value="182059" table:style-name="ce9">
            <text:p>182,0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5707" table:style-name="ce9">
            <text:p>25,707</text:p>
          </table:table-cell>
          <table:table-cell office:value-type="float" office:value="70188" table:style-name="ce11">
            <text:p>70,188</text:p>
          </table:table-cell>
          <table:table-cell office:value-type="float" office:value="35610" table:style-name="ce9">
            <text:p>35,610</text:p>
          </table:table-cell>
          <table:table-cell office:value-type="float" office:value="34578" table:style-name="ce9">
            <text:p>34,5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1855" table:style-name="ce9">
            <text:p>41,855</text:p>
          </table:table-cell>
          <table:table-cell office:value-type="float" office:value="112149" table:style-name="ce11">
            <text:p>112,149</text:p>
          </table:table-cell>
          <table:table-cell office:value-type="float" office:value="57538" table:style-name="ce9">
            <text:p>57,538</text:p>
          </table:table-cell>
          <table:table-cell office:value-type="float" office:value="54611" table:style-name="ce9">
            <text:p>54,6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534" table:style-name="ce9">
            <text:p>13,534</text:p>
          </table:table-cell>
          <table:table-cell office:value-type="float" office:value="43101" table:style-name="ce11">
            <text:p>43,101</text:p>
          </table:table-cell>
          <table:table-cell office:value-type="float" office:value="22122" table:style-name="ce9">
            <text:p>22,122</text:p>
          </table:table-cell>
          <table:table-cell office:value-type="float" office:value="20979" table:style-name="ce9">
            <text:p>20,9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2837" table:style-name="ce9">
            <text:p>12,837</text:p>
          </table:table-cell>
          <table:table-cell office:value-type="float" office:value="34618" table:style-name="ce11">
            <text:p>34,618</text:p>
          </table:table-cell>
          <table:table-cell office:value-type="float" office:value="17561" table:style-name="ce9">
            <text:p>17,561</text:p>
          </table:table-cell>
          <table:table-cell office:value-type="float" office:value="17057" table:style-name="ce9">
            <text:p>17,0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2049" table:style-name="ce9">
            <text:p>32,049</text:p>
          </table:table-cell>
          <table:table-cell office:value-type="float" office:value="84081" table:style-name="ce11">
            <text:p>84,081</text:p>
          </table:table-cell>
          <table:table-cell office:value-type="float" office:value="42759" table:style-name="ce9">
            <text:p>42,759</text:p>
          </table:table-cell>
          <table:table-cell office:value-type="float" office:value="41322" table:style-name="ce9">
            <text:p>41,3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065" table:style-name="ce9">
            <text:p>18,065</text:p>
          </table:table-cell>
          <table:table-cell office:value-type="float" office:value="44250" table:style-name="ce11">
            <text:p>44,250</text:p>
          </table:table-cell>
          <table:table-cell office:value-type="float" office:value="22521" table:style-name="ce9">
            <text:p>22,521</text:p>
          </table:table-cell>
          <table:table-cell office:value-type="float" office:value="21729" table:style-name="ce9">
            <text:p>21,7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4835" table:style-name="ce9">
            <text:p>34,835</text:p>
          </table:table-cell>
          <table:table-cell office:value-type="float" office:value="97549" table:style-name="ce11">
            <text:p>97,549</text:p>
          </table:table-cell>
          <table:table-cell office:value-type="float" office:value="48461" table:style-name="ce9">
            <text:p>48,461</text:p>
          </table:table-cell>
          <table:table-cell office:value-type="float" office:value="49088" table:style-name="ce9">
            <text:p>49,0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3435" table:style-name="ce9">
            <text:p>13,435</text:p>
          </table:table-cell>
          <table:table-cell office:value-type="float" office:value="37455" table:style-name="ce11">
            <text:p>37,455</text:p>
          </table:table-cell>
          <table:table-cell office:value-type="float" office:value="19059" table:style-name="ce9">
            <text:p>19,059</text:p>
          </table:table-cell>
          <table:table-cell office:value-type="float" office:value="18396" table:style-name="ce9">
            <text:p>18,3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458" table:style-name="ce9">
            <text:p>10,458</text:p>
          </table:table-cell>
          <table:table-cell office:value-type="float" office:value="29975" table:style-name="ce11">
            <text:p>29,975</text:p>
          </table:table-cell>
          <table:table-cell office:value-type="float" office:value="15852" table:style-name="ce9">
            <text:p>15,852</text:p>
          </table:table-cell>
          <table:table-cell office:value-type="float" office:value="14123" table:style-name="ce9">
            <text:p>14,1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309" table:style-name="ce9">
            <text:p>3,309</text:p>
          </table:table-cell>
          <table:table-cell office:value-type="float" office:value="7342" table:style-name="ce11">
            <text:p>7,342</text:p>
          </table:table-cell>
          <table:table-cell office:value-type="float" office:value="4074" table:style-name="ce9">
            <text:p>4,074</text:p>
          </table:table-cell>
          <table:table-cell office:value-type="float" office:value="3268" table:style-name="ce9">
            <text:p>3,2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399" table:style-name="ce9">
            <text:p>9,399</text:p>
          </table:table-cell>
          <table:table-cell office:value-type="float" office:value="29110" table:style-name="ce11">
            <text:p>29,110</text:p>
          </table:table-cell>
          <table:table-cell office:value-type="float" office:value="14695" table:style-name="ce9">
            <text:p>14,695</text:p>
          </table:table-cell>
          <table:table-cell office:value-type="float" office:value="14415" table:style-name="ce9">
            <text:p>14,4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6918" table:style-name="ce9">
            <text:p>16,918</text:p>
          </table:table-cell>
          <table:table-cell office:value-type="float" office:value="52997" table:style-name="ce11">
            <text:p>52,997</text:p>
          </table:table-cell>
          <table:table-cell office:value-type="float" office:value="27062" table:style-name="ce9">
            <text:p>27,062</text:p>
          </table:table-cell>
          <table:table-cell office:value-type="float" office:value="25935" table:style-name="ce9">
            <text:p>25,9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736" table:style-name="ce9">
            <text:p>10,736</text:p>
          </table:table-cell>
          <table:table-cell office:value-type="float" office:value="29848" table:style-name="ce11">
            <text:p>29,848</text:p>
          </table:table-cell>
          <table:table-cell office:value-type="float" office:value="15202" table:style-name="ce9">
            <text:p>15,202</text:p>
          </table:table-cell>
          <table:table-cell office:value-type="float" office:value="14646" table:style-name="ce9">
            <text:p>14,6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471" table:style-name="ce9">
            <text:p>10,471</text:p>
          </table:table-cell>
          <table:table-cell office:value-type="float" office:value="30411" table:style-name="ce11">
            <text:p>30,411</text:p>
          </table:table-cell>
          <table:table-cell office:value-type="float" office:value="15696" table:style-name="ce9">
            <text:p>15,696</text:p>
          </table:table-cell>
          <table:table-cell office:value-type="float" office:value="14715" table:style-name="ce9">
            <text:p>14,7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38" table:style-name="ce9">
            <text:p>5,738</text:p>
          </table:table-cell>
          <table:table-cell office:value-type="float" office:value="14043" table:style-name="ce11">
            <text:p>14,043</text:p>
          </table:table-cell>
          <table:table-cell office:value-type="float" office:value="7064" table:style-name="ce9">
            <text:p>7,064</text:p>
          </table:table-cell>
          <table:table-cell office:value-type="float" office:value="6979" table:style-name="ce9">
            <text:p>6,9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78" table:style-name="ce9">
            <text:p>6,778</text:p>
          </table:table-cell>
          <table:table-cell office:value-type="float" office:value="19568" table:style-name="ce11">
            <text:p>19,568</text:p>
          </table:table-cell>
          <table:table-cell office:value-type="float" office:value="10082" table:style-name="ce9">
            <text:p>10,082</text:p>
          </table:table-cell>
          <table:table-cell office:value-type="float" office:value="9486" table:style-name="ce9">
            <text:p>9,4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588" table:style-name="ce9">
            <text:p>12,588</text:p>
          </table:table-cell>
          <table:table-cell office:value-type="float" office:value="36267" table:style-name="ce11">
            <text:p>36,267</text:p>
          </table:table-cell>
          <table:table-cell office:value-type="float" office:value="18691" table:style-name="ce9">
            <text:p>18,691</text:p>
          </table:table-cell>
          <table:table-cell office:value-type="float" office:value="17576" table:style-name="ce9">
            <text:p>17,5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803" table:style-name="ce9">
            <text:p>13,803</text:p>
          </table:table-cell>
          <table:table-cell office:value-type="float" office:value="37351" table:style-name="ce11">
            <text:p>37,351</text:p>
          </table:table-cell>
          <table:table-cell office:value-type="float" office:value="19343" table:style-name="ce9">
            <text:p>19,343</text:p>
          </table:table-cell>
          <table:table-cell office:value-type="float" office:value="18008" table:style-name="ce9">
            <text:p>18,0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670" table:style-name="ce9">
            <text:p>14,670</text:p>
          </table:table-cell>
          <table:table-cell office:value-type="float" office:value="40429" table:style-name="ce11">
            <text:p>40,429</text:p>
          </table:table-cell>
          <table:table-cell office:value-type="float" office:value="21212" table:style-name="ce9">
            <text:p>21,212</text:p>
          </table:table-cell>
          <table:table-cell office:value-type="float" office:value="19217" table:style-name="ce9">
            <text:p>19,2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65" table:style-name="ce9">
            <text:p>5,565</text:p>
          </table:table-cell>
          <table:table-cell office:value-type="float" office:value="13234" table:style-name="ce11">
            <text:p>13,234</text:p>
          </table:table-cell>
          <table:table-cell office:value-type="float" office:value="7108" table:style-name="ce9">
            <text:p>7,108</text:p>
          </table:table-cell>
          <table:table-cell office:value-type="float" office:value="6126" table:style-name="ce9">
            <text:p>6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343" table:style-name="ce9">
            <text:p>2,343</text:p>
          </table:table-cell>
          <table:table-cell office:value-type="float" office:value="6214" table:style-name="ce11">
            <text:p>6,214</text:p>
          </table:table-cell>
          <table:table-cell office:value-type="float" office:value="3311" table:style-name="ce9">
            <text:p>3,311</text:p>
          </table:table-cell>
          <table:table-cell office:value-type="float" office:value="2903" table:style-name="ce9">
            <text:p>2,90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801" table:style-name="ce9">
            <text:p>4,801</text:p>
          </table:table-cell>
          <table:table-cell office:value-type="float" office:value="12219" table:style-name="ce11">
            <text:p>12,219</text:p>
          </table:table-cell>
          <table:table-cell office:value-type="float" office:value="6688" table:style-name="ce9">
            <text:p>6,688</text:p>
          </table:table-cell>
          <table:table-cell office:value-type="float" office:value="5531" table:style-name="ce9">
            <text:p>5,53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095" table:style-name="ce9">
            <text:p>5,095</text:p>
          </table:table-cell>
          <table:table-cell office:value-type="float" office:value="14754" table:style-name="ce11">
            <text:p>14,754</text:p>
          </table:table-cell>
          <table:table-cell office:value-type="float" office:value="7986" table:style-name="ce9">
            <text:p>7,986</text:p>
          </table:table-cell>
          <table:table-cell office:value-type="float" office:value="6768" table:style-name="ce9">
            <text:p>6,768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茂林區</text:p>
          </table:table-cell>
          <table:table-cell office:value-type="float" office:value="584" table:style-name="ce9">
            <text:p>584</text:p>
          </table:table-cell>
          <table:table-cell office:value-type="float" office:value="1895" table:style-name="ce11">
            <text:p>1,895</text:p>
          </table:table-cell>
          <table:table-cell office:value-type="float" office:value="941" table:style-name="ce9">
            <text:p>941</text:p>
          </table:table-cell>
          <table:table-cell office:value-type="float" office:value="954" table:style-name="ce9">
            <text:p>95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桃源區</text:p>
          </table:table-cell>
          <table:table-cell office:value-type="float" office:value="1325" table:style-name="ce9">
            <text:p>1,325</text:p>
          </table:table-cell>
          <table:table-cell office:value-type="float" office:value="4214" table:style-name="ce11">
            <text:p>4,214</text:p>
          </table:table-cell>
          <table:table-cell office:value-type="float" office:value="2201" table:style-name="ce9">
            <text:p>2,201</text:p>
          </table:table-cell>
          <table:table-cell office:value-type="float" office:value="2013" table:style-name="ce9">
            <text:p>2,013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那瑪夏區</text:p>
          </table:table-cell>
          <table:table-cell office:value-type="float" office:value="852" table:style-name="ce16">
            <text:p>852</text:p>
          </table:table-cell>
          <table:table-cell office:value-type="float" office:value="3132" table:style-name="ce18">
            <text:p>3,132</text:p>
          </table:table-cell>
          <table:table-cell office:value-type="float" office:value="1619" table:style-name="ce16">
            <text:p>1,619</text:p>
          </table:table-cell>
          <table:table-cell office:value-type="float" office:value="1513" table:style-name="ce16">
            <text:p>1,513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8">
            <text:p>宜蘭縣</text:p>
          </table:table-cell>
          <table:table-cell office:value-type="float" office:value="166794" table:style-name="ce72">
            <text:p>166,794</text:p>
          </table:table-cell>
          <table:table-cell office:value-type="float" office:value="457587" table:style-name="ce80">
            <text:p>457,587</text:p>
          </table:table-cell>
          <table:table-cell office:value-type="float" office:value="231752" table:style-name="ce80">
            <text:p>231,752</text:p>
          </table:table-cell>
          <table:table-cell office:value-type="float" office:value="225835" table:style-name="ce74">
            <text:p>225,8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5954" table:style-name="ce53">
            <text:p>35,954</text:p>
          </table:table-cell>
          <table:table-cell office:value-type="float" office:value="95957" table:style-name="ce11">
            <text:p>95,957</text:p>
          </table:table-cell>
          <table:table-cell office:value-type="float" office:value="46834" table:style-name="ce11">
            <text:p>46,834</text:p>
          </table:table-cell>
          <table:table-cell office:value-type="float" office:value="49123" table:style-name="ce10">
            <text:p>49,1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264" table:style-name="ce53">
            <text:p>26,264</text:p>
          </table:table-cell>
          <table:table-cell office:value-type="float" office:value="72478" table:style-name="ce11">
            <text:p>72,478</text:p>
          </table:table-cell>
          <table:table-cell office:value-type="float" office:value="34387" table:style-name="ce11">
            <text:p>34,387</text:p>
          </table:table-cell>
          <table:table-cell office:value-type="float" office:value="38091" table:style-name="ce10">
            <text:p>38,0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140" table:style-name="ce53">
            <text:p>14,140</text:p>
          </table:table-cell>
          <table:table-cell office:value-type="float" office:value="40520" table:style-name="ce11">
            <text:p>40,520</text:p>
          </table:table-cell>
          <table:table-cell office:value-type="float" office:value="20637" table:style-name="ce11">
            <text:p>20,637</text:p>
          </table:table-cell>
          <table:table-cell office:value-type="float" office:value="19883" table:style-name="ce10">
            <text:p>19,8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214" table:style-name="ce53">
            <text:p>10,214</text:p>
          </table:table-cell>
          <table:table-cell office:value-type="float" office:value="29708" table:style-name="ce11">
            <text:p>29,708</text:p>
          </table:table-cell>
          <table:table-cell office:value-type="float" office:value="15318" table:style-name="ce11">
            <text:p>15,318</text:p>
          </table:table-cell>
          <table:table-cell office:value-type="float" office:value="14390" table:style-name="ce10">
            <text:p>14,3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3849" table:style-name="ce53">
            <text:p>13,849</text:p>
          </table:table-cell>
          <table:table-cell office:value-type="float" office:value="35930" table:style-name="ce11">
            <text:p>35,930</text:p>
          </table:table-cell>
          <table:table-cell office:value-type="float" office:value="18723" table:style-name="ce11">
            <text:p>18,723</text:p>
          </table:table-cell>
          <table:table-cell office:value-type="float" office:value="17207" table:style-name="ce10">
            <text:p>17,2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702" table:style-name="ce53">
            <text:p>8,702</text:p>
          </table:table-cell>
          <table:table-cell office:value-type="float" office:value="24259" table:style-name="ce11">
            <text:p>24,259</text:p>
          </table:table-cell>
          <table:table-cell office:value-type="float" office:value="12836" table:style-name="ce11">
            <text:p>12,836</text:p>
          </table:table-cell>
          <table:table-cell office:value-type="float" office:value="11423" table:style-name="ce10">
            <text:p>11,4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639" table:style-name="ce53">
            <text:p>11,639</text:p>
          </table:table-cell>
          <table:table-cell office:value-type="float" office:value="32318" table:style-name="ce11">
            <text:p>32,318</text:p>
          </table:table-cell>
          <table:table-cell office:value-type="float" office:value="17140" table:style-name="ce11">
            <text:p>17,140</text:p>
          </table:table-cell>
          <table:table-cell office:value-type="float" office:value="15178" table:style-name="ce10">
            <text:p>15,1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088" table:style-name="ce53">
            <text:p>19,088</text:p>
          </table:table-cell>
          <table:table-cell office:value-type="float" office:value="53342" table:style-name="ce11">
            <text:p>53,342</text:p>
          </table:table-cell>
          <table:table-cell office:value-type="float" office:value="27407" table:style-name="ce11">
            <text:p>27,407</text:p>
          </table:table-cell>
          <table:table-cell office:value-type="float" office:value="25935" table:style-name="ce10">
            <text:p>25,9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4701" table:style-name="ce53">
            <text:p>14,701</text:p>
          </table:table-cell>
          <table:table-cell office:value-type="float" office:value="39639" table:style-name="ce11">
            <text:p>39,639</text:p>
          </table:table-cell>
          <table:table-cell office:value-type="float" office:value="20526" table:style-name="ce11">
            <text:p>20,526</text:p>
          </table:table-cell>
          <table:table-cell office:value-type="float" office:value="19113" table:style-name="ce10">
            <text:p>19,1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426" table:style-name="ce53">
            <text:p>8,426</text:p>
          </table:table-cell>
          <table:table-cell office:value-type="float" office:value="21415" table:style-name="ce11">
            <text:p>21,415</text:p>
          </table:table-cell>
          <table:table-cell office:value-type="float" office:value="11535" table:style-name="ce11">
            <text:p>11,535</text:p>
          </table:table-cell>
          <table:table-cell office:value-type="float" office:value="9880" table:style-name="ce10">
            <text:p>9,8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同鄉</text:p>
          </table:table-cell>
          <table:table-cell office:value-type="float" office:value="1885" table:style-name="ce53">
            <text:p>1,885</text:p>
          </table:table-cell>
          <table:table-cell office:value-type="float" office:value="6080" table:style-name="ce11">
            <text:p>6,080</text:p>
          </table:table-cell>
          <table:table-cell office:value-type="float" office:value="3295" table:style-name="ce11">
            <text:p>3,295</text:p>
          </table:table-cell>
          <table:table-cell office:value-type="float" office:value="2785" table:style-name="ce10">
            <text:p>2,78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南澳鄉</text:p>
          </table:table-cell>
          <table:table-cell office:value-type="float" office:value="1932" table:style-name="ce54">
            <text:p>1,932</text:p>
          </table:table-cell>
          <table:table-cell office:value-type="float" office:value="5941" table:style-name="ce18">
            <text:p>5,941</text:p>
          </table:table-cell>
          <table:table-cell office:value-type="float" office:value="3114" table:style-name="ce18">
            <text:p>3,114</text:p>
          </table:table-cell>
          <table:table-cell office:value-type="float" office:value="2827" table:style-name="ce17">
            <text:p>2,827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7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4" table:style-name="ce4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48">
            <text:p>男</text:p>
          </table:table-cell>
          <table:table-cell office:value-type="string" table:style-name="ce4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新竹縣</text:p>
          </table:table-cell>
          <table:table-cell office:value-type="float" office:value="187215" table:style-name="ce72">
            <text:p>187,215</text:p>
          </table:table-cell>
          <table:table-cell office:value-type="float" office:value="546934" table:style-name="ce80">
            <text:p>546,934</text:p>
          </table:table-cell>
          <table:table-cell office:value-type="float" office:value="279780" table:style-name="ce80">
            <text:p>279,780</text:p>
          </table:table-cell>
          <table:table-cell office:value-type="float" office:value="267154" table:style-name="ce74">
            <text:p>267,154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北市</text:p>
          </table:table-cell>
          <table:table-cell office:value-type="float" office:value="63064" table:style-name="ce53">
            <text:p>63,064</text:p>
          </table:table-cell>
          <table:table-cell office:value-type="float" office:value="176057" table:style-name="ce11">
            <text:p>176,057</text:p>
          </table:table-cell>
          <table:table-cell office:value-type="float" office:value="87733" table:style-name="ce11">
            <text:p>87,733</text:p>
          </table:table-cell>
          <table:table-cell office:value-type="float" office:value="88324" table:style-name="ce10">
            <text:p>88,324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關西鎮</text:p>
          </table:table-cell>
          <table:table-cell office:value-type="float" office:value="9509" table:style-name="ce53">
            <text:p>9,509</text:p>
          </table:table-cell>
          <table:table-cell office:value-type="float" office:value="29461" table:style-name="ce50">
            <text:p>29,461</text:p>
          </table:table-cell>
          <table:table-cell office:value-type="float" office:value="15771" table:style-name="ce11">
            <text:p>15,771</text:p>
          </table:table-cell>
          <table:table-cell office:value-type="float" office:value="13690" table:style-name="ce10">
            <text:p>13,69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埔鎮</text:p>
          </table:table-cell>
          <table:table-cell office:value-type="float" office:value="10713" table:style-name="ce53">
            <text:p>10,713</text:p>
          </table:table-cell>
          <table:table-cell office:value-type="float" office:value="33752" table:style-name="ce50">
            <text:p>33,752</text:p>
          </table:table-cell>
          <table:table-cell office:value-type="float" office:value="17988" table:style-name="ce11">
            <text:p>17,988</text:p>
          </table:table-cell>
          <table:table-cell office:value-type="float" office:value="15764" table:style-name="ce10">
            <text:p>15,764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東鎮</text:p>
          </table:table-cell>
          <table:table-cell office:value-type="float" office:value="33482" table:style-name="ce53">
            <text:p>33,482</text:p>
          </table:table-cell>
          <table:table-cell office:value-type="float" office:value="96756" table:style-name="ce50">
            <text:p>96,756</text:p>
          </table:table-cell>
          <table:table-cell office:value-type="float" office:value="48636" table:style-name="ce11">
            <text:p>48,636</text:p>
          </table:table-cell>
          <table:table-cell office:value-type="float" office:value="48120" table:style-name="ce10">
            <text:p>48,12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湖口鄉</text:p>
          </table:table-cell>
          <table:table-cell office:value-type="float" office:value="26168" table:style-name="ce53">
            <text:p>26,168</text:p>
          </table:table-cell>
          <table:table-cell office:value-type="float" office:value="77526" table:style-name="ce50">
            <text:p>77,526</text:p>
          </table:table-cell>
          <table:table-cell office:value-type="float" office:value="39290" table:style-name="ce11">
            <text:p>39,290</text:p>
          </table:table-cell>
          <table:table-cell office:value-type="float" office:value="38236" table:style-name="ce10">
            <text:p>38,23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橫山鄉</text:p>
          </table:table-cell>
          <table:table-cell office:value-type="float" office:value="4487" table:style-name="ce53">
            <text:p>4,487</text:p>
          </table:table-cell>
          <table:table-cell office:value-type="float" office:value="13325" table:style-name="ce50">
            <text:p>13,325</text:p>
          </table:table-cell>
          <table:table-cell office:value-type="float" office:value="7225" table:style-name="ce11">
            <text:p>7,225</text:p>
          </table:table-cell>
          <table:table-cell office:value-type="float" office:value="6100" table:style-name="ce10">
            <text:p>6,10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豐鄉</text:p>
          </table:table-cell>
          <table:table-cell office:value-type="float" office:value="18147" table:style-name="ce53">
            <text:p>18,147</text:p>
          </table:table-cell>
          <table:table-cell office:value-type="float" office:value="56426" table:style-name="ce50">
            <text:p>56,426</text:p>
          </table:table-cell>
          <table:table-cell office:value-type="float" office:value="28969" table:style-name="ce11">
            <text:p>28,969</text:p>
          </table:table-cell>
          <table:table-cell office:value-type="float" office:value="27457" table:style-name="ce10">
            <text:p>27,457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芎林鄉</text:p>
          </table:table-cell>
          <table:table-cell office:value-type="float" office:value="6503" table:style-name="ce53">
            <text:p>6,503</text:p>
          </table:table-cell>
          <table:table-cell office:value-type="float" office:value="20167" table:style-name="ce50">
            <text:p>20,167</text:p>
          </table:table-cell>
          <table:table-cell office:value-type="float" office:value="10688" table:style-name="ce11">
            <text:p>10,688</text:p>
          </table:table-cell>
          <table:table-cell office:value-type="float" office:value="9479" table:style-name="ce10">
            <text:p>9,47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寶山鄉</text:p>
          </table:table-cell>
          <table:table-cell office:value-type="float" office:value="5344" table:style-name="ce53">
            <text:p>5,344</text:p>
          </table:table-cell>
          <table:table-cell office:value-type="float" office:value="14367" table:style-name="ce50">
            <text:p>14,367</text:p>
          </table:table-cell>
          <table:table-cell office:value-type="float" office:value="7756" table:style-name="ce11">
            <text:p>7,756</text:p>
          </table:table-cell>
          <table:table-cell office:value-type="float" office:value="6611" table:style-name="ce10">
            <text:p>6,611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北埔鄉</text:p>
          </table:table-cell>
          <table:table-cell office:value-type="float" office:value="3125" table:style-name="ce53">
            <text:p>3,125</text:p>
          </table:table-cell>
          <table:table-cell office:value-type="float" office:value="9540" table:style-name="ce50">
            <text:p>9,540</text:p>
          </table:table-cell>
          <table:table-cell office:value-type="float" office:value="5174" table:style-name="ce11">
            <text:p>5,174</text:p>
          </table:table-cell>
          <table:table-cell office:value-type="float" office:value="4366" table:style-name="ce10">
            <text:p>4,36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峨眉鄉</text:p>
          </table:table-cell>
          <table:table-cell office:value-type="float" office:value="2088" table:style-name="ce53">
            <text:p>2,088</text:p>
          </table:table-cell>
          <table:table-cell office:value-type="float" office:value="5590" table:style-name="ce50">
            <text:p>5,590</text:p>
          </table:table-cell>
          <table:table-cell office:value-type="float" office:value="3097" table:style-name="ce11">
            <text:p>3,097</text:p>
          </table:table-cell>
          <table:table-cell office:value-type="float" office:value="2493" table:style-name="ce10">
            <text:p>2,493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尖石鄉</text:p>
          </table:table-cell>
          <table:table-cell office:value-type="float" office:value="2840" table:style-name="ce53">
            <text:p>2,840</text:p>
          </table:table-cell>
          <table:table-cell office:value-type="float" office:value="9396" table:style-name="ce50">
            <text:p>9,396</text:p>
          </table:table-cell>
          <table:table-cell office:value-type="float" office:value="4984" table:style-name="ce11">
            <text:p>4,984</text:p>
          </table:table-cell>
          <table:table-cell office:value-type="float" office:value="4412" table:style-name="ce10">
            <text:p>4,412</text:p>
          </table:table-cell>
          <table:table-cell table:number-columns-repeated="16379"/>
        </table:table-row>
        <table:table-row table:style-name="ro4">
          <table:table-cell office:value-type="string" table:style-name="ce94">
            <text:p>五峰鄉</text:p>
          </table:table-cell>
          <table:table-cell office:value-type="float" office:value="1745" table:style-name="ce54">
            <text:p>1,745</text:p>
          </table:table-cell>
          <table:table-cell office:value-type="float" office:value="4571" table:style-name="ce52">
            <text:p>4,571</text:p>
          </table:table-cell>
          <table:table-cell office:value-type="float" office:value="2469" table:style-name="ce18">
            <text:p>2,469</text:p>
          </table:table-cell>
          <table:table-cell office:value-type="float" office:value="2102" table:style-name="ce17">
            <text:p>2,102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苗栗縣</text:p>
          </table:table-cell>
          <table:table-cell office:value-type="float" office:value="185779" table:style-name="ce72">
            <text:p>185,779</text:p>
          </table:table-cell>
          <table:table-cell office:value-type="float" office:value="559557" table:style-name="ce80">
            <text:p>559,557</text:p>
          </table:table-cell>
          <table:table-cell office:value-type="float" office:value="288610" table:style-name="ce80">
            <text:p>288,610</text:p>
          </table:table-cell>
          <table:table-cell office:value-type="float" office:value="270947" table:style-name="ce74">
            <text:p>270,9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002" table:style-name="ce53">
            <text:p>31,002</text:p>
          </table:table-cell>
          <table:table-cell office:value-type="float" office:value="89910" table:style-name="ce11">
            <text:p>89,910</text:p>
          </table:table-cell>
          <table:table-cell office:value-type="float" office:value="44952" table:style-name="ce11">
            <text:p>44,952</text:p>
          </table:table-cell>
          <table:table-cell office:value-type="float" office:value="44958" table:style-name="ce10">
            <text:p>44,958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頭份市</text:p>
          </table:table-cell>
          <table:table-cell office:value-type="float" office:value="33929" table:style-name="ce53">
            <text:p>33,929</text:p>
          </table:table-cell>
          <table:table-cell office:value-type="float" office:value="103131" table:style-name="ce11">
            <text:p>103,131</text:p>
          </table:table-cell>
          <table:table-cell office:value-type="float" office:value="52038" table:style-name="ce11">
            <text:p>52,038</text:p>
          </table:table-cell>
          <table:table-cell office:value-type="float" office:value="51093" table:style-name="ce10">
            <text:p>51,093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苑裡鎮</text:p>
          </table:table-cell>
          <table:table-cell office:value-type="float" office:value="14549" table:style-name="ce53">
            <text:p>14,549</text:p>
          </table:table-cell>
          <table:table-cell office:value-type="float" office:value="47139" table:style-name="ce11">
            <text:p>47,139</text:p>
          </table:table-cell>
          <table:table-cell office:value-type="float" office:value="24525" table:style-name="ce11">
            <text:p>24,525</text:p>
          </table:table-cell>
          <table:table-cell office:value-type="float" office:value="22614" table:style-name="ce10">
            <text:p>22,6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60" table:style-name="ce53">
            <text:p>11,560</text:p>
          </table:table-cell>
          <table:table-cell office:value-type="float" office:value="35488" table:style-name="ce11">
            <text:p>35,488</text:p>
          </table:table-cell>
          <table:table-cell office:value-type="float" office:value="18739" table:style-name="ce11">
            <text:p>18,739</text:p>
          </table:table-cell>
          <table:table-cell office:value-type="float" office:value="16749" table:style-name="ce10">
            <text:p>16,7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28466" table:style-name="ce53">
            <text:p>28,466</text:p>
          </table:table-cell>
          <table:table-cell office:value-type="float" office:value="84980" table:style-name="ce11">
            <text:p>84,980</text:p>
          </table:table-cell>
          <table:table-cell office:value-type="float" office:value="42870" table:style-name="ce11">
            <text:p>42,870</text:p>
          </table:table-cell>
          <table:table-cell office:value-type="float" office:value="42110" table:style-name="ce10">
            <text:p>42,1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1878" table:style-name="ce53">
            <text:p>11,878</text:p>
          </table:table-cell>
          <table:table-cell office:value-type="float" office:value="37289" table:style-name="ce11">
            <text:p>37,289</text:p>
          </table:table-cell>
          <table:table-cell office:value-type="float" office:value="19666" table:style-name="ce11">
            <text:p>19,666</text:p>
          </table:table-cell>
          <table:table-cell office:value-type="float" office:value="17623" table:style-name="ce10">
            <text:p>17,6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6082" table:style-name="ce53">
            <text:p>6,082</text:p>
          </table:table-cell>
          <table:table-cell office:value-type="float" office:value="17647" table:style-name="ce11">
            <text:p>17,647</text:p>
          </table:table-cell>
          <table:table-cell office:value-type="float" office:value="9210" table:style-name="ce11">
            <text:p>9,210</text:p>
          </table:table-cell>
          <table:table-cell office:value-type="float" office:value="8437" table:style-name="ce10">
            <text:p>8,4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401" table:style-name="ce53">
            <text:p>5,401</text:p>
          </table:table-cell>
          <table:table-cell office:value-type="float" office:value="15086" table:style-name="ce11">
            <text:p>15,086</text:p>
          </table:table-cell>
          <table:table-cell office:value-type="float" office:value="7999" table:style-name="ce11">
            <text:p>7,999</text:p>
          </table:table-cell>
          <table:table-cell office:value-type="float" office:value="7087" table:style-name="ce10">
            <text:p>7,0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676" table:style-name="ce53">
            <text:p>10,676</text:p>
          </table:table-cell>
          <table:table-cell office:value-type="float" office:value="34247" table:style-name="ce11">
            <text:p>34,247</text:p>
          </table:table-cell>
          <table:table-cell office:value-type="float" office:value="17879" table:style-name="ce11">
            <text:p>17,879</text:p>
          </table:table-cell>
          <table:table-cell office:value-type="float" office:value="16368" table:style-name="ce10">
            <text:p>16,3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70" table:style-name="ce53">
            <text:p>6,170</text:p>
          </table:table-cell>
          <table:table-cell office:value-type="float" office:value="18495" table:style-name="ce11">
            <text:p>18,495</text:p>
          </table:table-cell>
          <table:table-cell office:value-type="float" office:value="9802" table:style-name="ce11">
            <text:p>9,802</text:p>
          </table:table-cell>
          <table:table-cell office:value-type="float" office:value="8693" table:style-name="ce10">
            <text:p>8,6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55" table:style-name="ce53">
            <text:p>3,955</text:p>
          </table:table-cell>
          <table:table-cell office:value-type="float" office:value="10398" table:style-name="ce11">
            <text:p>10,398</text:p>
          </table:table-cell>
          <table:table-cell office:value-type="float" office:value="5734" table:style-name="ce11">
            <text:p>5,734</text:p>
          </table:table-cell>
          <table:table-cell office:value-type="float" office:value="4664" table:style-name="ce10">
            <text:p>4,6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63" table:style-name="ce53">
            <text:p>3,663</text:p>
          </table:table-cell>
          <table:table-cell office:value-type="float" office:value="11112" table:style-name="ce11">
            <text:p>11,112</text:p>
          </table:table-cell>
          <table:table-cell office:value-type="float" office:value="5886" table:style-name="ce11">
            <text:p>5,886</text:p>
          </table:table-cell>
          <table:table-cell office:value-type="float" office:value="5226" table:style-name="ce10">
            <text:p>5,2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81" table:style-name="ce53">
            <text:p>5,581</text:p>
          </table:table-cell>
          <table:table-cell office:value-type="float" office:value="16836" table:style-name="ce11">
            <text:p>16,836</text:p>
          </table:table-cell>
          <table:table-cell office:value-type="float" office:value="8859" table:style-name="ce11">
            <text:p>8,859</text:p>
          </table:table-cell>
          <table:table-cell office:value-type="float" office:value="7977" table:style-name="ce10">
            <text:p>7,9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65" table:style-name="ce53">
            <text:p>2,665</text:p>
          </table:table-cell>
          <table:table-cell office:value-type="float" office:value="7305" table:style-name="ce11">
            <text:p>7,305</text:p>
          </table:table-cell>
          <table:table-cell office:value-type="float" office:value="4058" table:style-name="ce11">
            <text:p>4,058</text:p>
          </table:table-cell>
          <table:table-cell office:value-type="float" office:value="3247" table:style-name="ce10">
            <text:p>3,2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21" table:style-name="ce53">
            <text:p>4,121</text:p>
          </table:table-cell>
          <table:table-cell office:value-type="float" office:value="13179" table:style-name="ce11">
            <text:p>13,179</text:p>
          </table:table-cell>
          <table:table-cell office:value-type="float" office:value="6940" table:style-name="ce11">
            <text:p>6,940</text:p>
          </table:table-cell>
          <table:table-cell office:value-type="float" office:value="6239" table:style-name="ce10">
            <text:p>6,2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404" table:style-name="ce53">
            <text:p>2,404</text:p>
          </table:table-cell>
          <table:table-cell office:value-type="float" office:value="6891" table:style-name="ce11">
            <text:p>6,891</text:p>
          </table:table-cell>
          <table:table-cell office:value-type="float" office:value="3765" table:style-name="ce11">
            <text:p>3,765</text:p>
          </table:table-cell>
          <table:table-cell office:value-type="float" office:value="3126" table:style-name="ce10">
            <text:p>3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0" table:style-name="ce53">
            <text:p>1,720</text:p>
          </table:table-cell>
          <table:table-cell office:value-type="float" office:value="4486" table:style-name="ce11">
            <text:p>4,486</text:p>
          </table:table-cell>
          <table:table-cell office:value-type="float" office:value="2510" table:style-name="ce11">
            <text:p>2,510</text:p>
          </table:table-cell>
          <table:table-cell office:value-type="float" office:value="1976" table:style-name="ce10">
            <text:p>1,97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泰安鄉</text:p>
          </table:table-cell>
          <table:table-cell office:value-type="float" office:value="1957" table:style-name="ce54">
            <text:p>1,957</text:p>
          </table:table-cell>
          <table:table-cell office:value-type="float" office:value="5938" table:style-name="ce18">
            <text:p>5,938</text:p>
          </table:table-cell>
          <table:table-cell office:value-type="float" office:value="3178" table:style-name="ce18">
            <text:p>3,178</text:p>
          </table:table-cell>
          <table:table-cell office:value-type="float" office:value="2760" table:style-name="ce17">
            <text:p>2,76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彰化縣</text:p>
          </table:table-cell>
          <table:table-cell office:value-type="float" office:value="384528" table:style-name="ce72">
            <text:p>384,528</text:p>
          </table:table-cell>
          <table:table-cell office:value-type="float" office:value="1287165" table:style-name="ce80">
            <text:p>1,287,165</text:p>
          </table:table-cell>
          <table:table-cell office:value-type="float" office:value="656779" table:style-name="ce80">
            <text:p>656,779</text:p>
          </table:table-cell>
          <table:table-cell office:value-type="float" office:value="630386" table:style-name="ce74">
            <text:p>630,3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5975" table:style-name="ce53">
            <text:p>75,975</text:p>
          </table:table-cell>
          <table:table-cell office:value-type="float" office:value="234689" table:style-name="ce11">
            <text:p>234,689</text:p>
          </table:table-cell>
          <table:table-cell office:value-type="float" office:value="116074" table:style-name="ce11">
            <text:p>116,074</text:p>
          </table:table-cell>
          <table:table-cell office:value-type="float" office:value="118615" table:style-name="ce10">
            <text:p>118,61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2">
            <text:p>員林市</text:p>
          </table:table-cell>
          <table:table-cell office:value-type="float" office:value="38969" table:style-name="ce53">
            <text:p>38,969</text:p>
          </table:table-cell>
          <table:table-cell office:value-type="float" office:value="124883" table:style-name="ce11">
            <text:p>124,883</text:p>
          </table:table-cell>
          <table:table-cell office:value-type="float" office:value="62096" table:style-name="ce11">
            <text:p>62,096</text:p>
          </table:table-cell>
          <table:table-cell office:value-type="float" office:value="62787" table:style-name="ce10">
            <text:p>62,787</text:p>
          </table:table-cell>
          <table:table-cell table:style-name="ce1"/>
          <table:table-cell table:style-name="ce91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325" table:style-name="ce53">
            <text:p>24,325</text:p>
          </table:table-cell>
          <table:table-cell office:value-type="float" office:value="86713" table:style-name="ce11">
            <text:p>86,713</text:p>
          </table:table-cell>
          <table:table-cell office:value-type="float" office:value="44099" table:style-name="ce11">
            <text:p>44,099</text:p>
          </table:table-cell>
          <table:table-cell office:value-type="float" office:value="42614" table:style-name="ce10">
            <text:p>42,61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6523" table:style-name="ce53">
            <text:p>26,523</text:p>
          </table:table-cell>
          <table:table-cell office:value-type="float" office:value="91203" table:style-name="ce11">
            <text:p>91,203</text:p>
          </table:table-cell>
          <table:table-cell office:value-type="float" office:value="46496" table:style-name="ce11">
            <text:p>46,496</text:p>
          </table:table-cell>
          <table:table-cell office:value-type="float" office:value="44707" table:style-name="ce10">
            <text:p>44,70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576" table:style-name="ce53">
            <text:p>10,576</text:p>
          </table:table-cell>
          <table:table-cell office:value-type="float" office:value="33270" table:style-name="ce11">
            <text:p>33,270</text:p>
          </table:table-cell>
          <table:table-cell office:value-type="float" office:value="16777" table:style-name="ce11">
            <text:p>16,777</text:p>
          </table:table-cell>
          <table:table-cell office:value-type="float" office:value="16493" table:style-name="ce10">
            <text:p>16,4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232" table:style-name="ce53">
            <text:p>16,232</text:p>
          </table:table-cell>
          <table:table-cell office:value-type="float" office:value="55659" table:style-name="ce11">
            <text:p>55,659</text:p>
          </table:table-cell>
          <table:table-cell office:value-type="float" office:value="28301" table:style-name="ce11">
            <text:p>28,301</text:p>
          </table:table-cell>
          <table:table-cell office:value-type="float" office:value="27358" table:style-name="ce10">
            <text:p>27,35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091" table:style-name="ce53">
            <text:p>13,091</text:p>
          </table:table-cell>
          <table:table-cell office:value-type="float" office:value="42161" table:style-name="ce11">
            <text:p>42,161</text:p>
          </table:table-cell>
          <table:table-cell office:value-type="float" office:value="21775" table:style-name="ce11">
            <text:p>21,775</text:p>
          </table:table-cell>
          <table:table-cell office:value-type="float" office:value="20386" table:style-name="ce10">
            <text:p>20,3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4968" table:style-name="ce53">
            <text:p>14,968</text:p>
          </table:table-cell>
          <table:table-cell office:value-type="float" office:value="51519" table:style-name="ce11">
            <text:p>51,519</text:p>
          </table:table-cell>
          <table:table-cell office:value-type="float" office:value="26541" table:style-name="ce11">
            <text:p>26,541</text:p>
          </table:table-cell>
          <table:table-cell office:value-type="float" office:value="24978" table:style-name="ce10">
            <text:p>24,97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382" table:style-name="ce53">
            <text:p>4,382</text:p>
          </table:table-cell>
          <table:table-cell office:value-type="float" office:value="16950" table:style-name="ce11">
            <text:p>16,950</text:p>
          </table:table-cell>
          <table:table-cell office:value-type="float" office:value="8760" table:style-name="ce11">
            <text:p>8,760</text:p>
          </table:table-cell>
          <table:table-cell office:value-type="float" office:value="8190" table:style-name="ce10">
            <text:p>8,19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9829" table:style-name="ce53">
            <text:p>9,829</text:p>
          </table:table-cell>
          <table:table-cell office:value-type="float" office:value="36708" table:style-name="ce11">
            <text:p>36,708</text:p>
          </table:table-cell>
          <table:table-cell office:value-type="float" office:value="18734" table:style-name="ce11">
            <text:p>18,734</text:p>
          </table:table-cell>
          <table:table-cell office:value-type="float" office:value="17974" table:style-name="ce10">
            <text:p>17,97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2653" table:style-name="ce53">
            <text:p>12,653</text:p>
          </table:table-cell>
          <table:table-cell office:value-type="float" office:value="47446" table:style-name="ce11">
            <text:p>47,446</text:p>
          </table:table-cell>
          <table:table-cell office:value-type="float" office:value="24708" table:style-name="ce11">
            <text:p>24,708</text:p>
          </table:table-cell>
          <table:table-cell office:value-type="float" office:value="22738" table:style-name="ce10">
            <text:p>22,73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598" table:style-name="ce53">
            <text:p>10,598</text:p>
          </table:table-cell>
          <table:table-cell office:value-type="float" office:value="39309" table:style-name="ce11">
            <text:p>39,309</text:p>
          </table:table-cell>
          <table:table-cell office:value-type="float" office:value="20298" table:style-name="ce11">
            <text:p>20,298</text:p>
          </table:table-cell>
          <table:table-cell office:value-type="float" office:value="19011" table:style-name="ce10">
            <text:p>19,01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002" table:style-name="ce53">
            <text:p>14,002</text:p>
          </table:table-cell>
          <table:table-cell office:value-type="float" office:value="46155" table:style-name="ce11">
            <text:p>46,155</text:p>
          </table:table-cell>
          <table:table-cell office:value-type="float" office:value="23692" table:style-name="ce11">
            <text:p>23,692</text:p>
          </table:table-cell>
          <table:table-cell office:value-type="float" office:value="22463" table:style-name="ce10">
            <text:p>22,4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42" table:style-name="ce53">
            <text:p>6,842</text:p>
          </table:table-cell>
          <table:table-cell office:value-type="float" office:value="23880" table:style-name="ce11">
            <text:p>23,880</text:p>
          </table:table-cell>
          <table:table-cell office:value-type="float" office:value="12546" table:style-name="ce11">
            <text:p>12,546</text:p>
          </table:table-cell>
          <table:table-cell office:value-type="float" office:value="11334" table:style-name="ce10">
            <text:p>11,3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021" table:style-name="ce53">
            <text:p>11,021</text:p>
          </table:table-cell>
          <table:table-cell office:value-type="float" office:value="36748" table:style-name="ce11">
            <text:p>36,748</text:p>
          </table:table-cell>
          <table:table-cell office:value-type="float" office:value="19035" table:style-name="ce11">
            <text:p>19,035</text:p>
          </table:table-cell>
          <table:table-cell office:value-type="float" office:value="17713" table:style-name="ce10">
            <text:p>17,7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036" table:style-name="ce53">
            <text:p>9,036</text:p>
          </table:table-cell>
          <table:table-cell office:value-type="float" office:value="32799" table:style-name="ce11">
            <text:p>32,799</text:p>
          </table:table-cell>
          <table:table-cell office:value-type="float" office:value="17234" table:style-name="ce11">
            <text:p>17,234</text:p>
          </table:table-cell>
          <table:table-cell office:value-type="float" office:value="15565" table:style-name="ce10">
            <text:p>15,5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484" table:style-name="ce53">
            <text:p>10,484</text:p>
          </table:table-cell>
          <table:table-cell office:value-type="float" office:value="34809" table:style-name="ce11">
            <text:p>34,809</text:p>
          </table:table-cell>
          <table:table-cell office:value-type="float" office:value="17939" table:style-name="ce11">
            <text:p>17,939</text:p>
          </table:table-cell>
          <table:table-cell office:value-type="float" office:value="16870" table:style-name="ce10">
            <text:p>16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33" table:style-name="ce53">
            <text:p>10,933</text:p>
          </table:table-cell>
          <table:table-cell office:value-type="float" office:value="37781" table:style-name="ce11">
            <text:p>37,781</text:p>
          </table:table-cell>
          <table:table-cell office:value-type="float" office:value="19594" table:style-name="ce11">
            <text:p>19,594</text:p>
          </table:table-cell>
          <table:table-cell office:value-type="float" office:value="18187" table:style-name="ce10">
            <text:p>18,1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843" table:style-name="ce53">
            <text:p>12,843</text:p>
          </table:table-cell>
          <table:table-cell office:value-type="float" office:value="43336" table:style-name="ce11">
            <text:p>43,336</text:p>
          </table:table-cell>
          <table:table-cell office:value-type="float" office:value="22258" table:style-name="ce11">
            <text:p>22,258</text:p>
          </table:table-cell>
          <table:table-cell office:value-type="float" office:value="21078" table:style-name="ce10">
            <text:p>21,0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23" table:style-name="ce53">
            <text:p>5,323</text:p>
          </table:table-cell>
          <table:table-cell office:value-type="float" office:value="15522" table:style-name="ce11">
            <text:p>15,522</text:p>
          </table:table-cell>
          <table:table-cell office:value-type="float" office:value="8143" table:style-name="ce11">
            <text:p>8,143</text:p>
          </table:table-cell>
          <table:table-cell office:value-type="float" office:value="7379" table:style-name="ce10">
            <text:p>7,3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13" table:style-name="ce53">
            <text:p>7,913</text:p>
          </table:table-cell>
          <table:table-cell office:value-type="float" office:value="27579" table:style-name="ce11">
            <text:p>27,579</text:p>
          </table:table-cell>
          <table:table-cell office:value-type="float" office:value="14247" table:style-name="ce11">
            <text:p>14,247</text:p>
          </table:table-cell>
          <table:table-cell office:value-type="float" office:value="13332" table:style-name="ce10">
            <text:p>13,3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000" table:style-name="ce53">
            <text:p>9,000</text:p>
          </table:table-cell>
          <table:table-cell office:value-type="float" office:value="30794" table:style-name="ce11">
            <text:p>30,794</text:p>
          </table:table-cell>
          <table:table-cell office:value-type="float" office:value="16006" table:style-name="ce11">
            <text:p>16,006</text:p>
          </table:table-cell>
          <table:table-cell office:value-type="float" office:value="14788" table:style-name="ce10">
            <text:p>14,7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30" table:style-name="ce53">
            <text:p>10,130</text:p>
          </table:table-cell>
          <table:table-cell office:value-type="float" office:value="34076" table:style-name="ce11">
            <text:p>34,076</text:p>
          </table:table-cell>
          <table:table-cell office:value-type="float" office:value="18015" table:style-name="ce11">
            <text:p>18,015</text:p>
          </table:table-cell>
          <table:table-cell office:value-type="float" office:value="16061" table:style-name="ce10">
            <text:p>16,0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96" table:style-name="ce53">
            <text:p>5,296</text:p>
          </table:table-cell>
          <table:table-cell office:value-type="float" office:value="17300" table:style-name="ce11">
            <text:p>17,300</text:p>
          </table:table-cell>
          <table:table-cell office:value-type="float" office:value="9363" table:style-name="ce11">
            <text:p>9,363</text:p>
          </table:table-cell>
          <table:table-cell office:value-type="float" office:value="7937" table:style-name="ce10">
            <text:p>7,9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29" table:style-name="ce53">
            <text:p>4,629</text:p>
          </table:table-cell>
          <table:table-cell office:value-type="float" office:value="15482" table:style-name="ce11">
            <text:p>15,482</text:p>
          </table:table-cell>
          <table:table-cell office:value-type="float" office:value="8153" table:style-name="ce11">
            <text:p>8,153</text:p>
          </table:table-cell>
          <table:table-cell office:value-type="float" office:value="7329" table:style-name="ce10">
            <text:p>7,32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55" table:style-name="ce54">
            <text:p>8,955</text:p>
          </table:table-cell>
          <table:table-cell office:value-type="float" office:value="30394" table:style-name="ce18">
            <text:p>30,394</text:p>
          </table:table-cell>
          <table:table-cell office:value-type="float" office:value="15895" table:style-name="ce18">
            <text:p>15,895</text:p>
          </table:table-cell>
          <table:table-cell office:value-type="float" office:value="14499" table:style-name="ce17">
            <text:p>14,499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南投縣</text:p>
          </table:table-cell>
          <table:table-cell office:value-type="float" office:value="177384" table:style-name="ce72">
            <text:p>177,384</text:p>
          </table:table-cell>
          <table:table-cell office:value-type="float" office:value="505371" table:style-name="ce80">
            <text:p>505,371</text:p>
          </table:table-cell>
          <table:table-cell office:value-type="float" office:value="259151" table:style-name="ce80">
            <text:p>259,151</text:p>
          </table:table-cell>
          <table:table-cell office:value-type="float" office:value="246220" table:style-name="ce74">
            <text:p>246,2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4633" table:style-name="ce53">
            <text:p>34,633</text:p>
          </table:table-cell>
          <table:table-cell office:value-type="float" office:value="100958" table:style-name="ce11">
            <text:p>100,958</text:p>
          </table:table-cell>
          <table:table-cell office:value-type="float" office:value="50628" table:style-name="ce11">
            <text:p>50,628</text:p>
          </table:table-cell>
          <table:table-cell office:value-type="float" office:value="50330" table:style-name="ce10">
            <text:p>50,3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8983" table:style-name="ce53">
            <text:p>28,983</text:p>
          </table:table-cell>
          <table:table-cell office:value-type="float" office:value="81615" table:style-name="ce11">
            <text:p>81,615</text:p>
          </table:table-cell>
          <table:table-cell office:value-type="float" office:value="40832" table:style-name="ce11">
            <text:p>40,832</text:p>
          </table:table-cell>
          <table:table-cell office:value-type="float" office:value="40783" table:style-name="ce10">
            <text:p>40,7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2979" table:style-name="ce53">
            <text:p>32,979</text:p>
          </table:table-cell>
          <table:table-cell office:value-type="float" office:value="98431" table:style-name="ce11">
            <text:p>98,431</text:p>
          </table:table-cell>
          <table:table-cell office:value-type="float" office:value="49761" table:style-name="ce11">
            <text:p>49,761</text:p>
          </table:table-cell>
          <table:table-cell office:value-type="float" office:value="48670" table:style-name="ce10">
            <text:p>48,6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038" table:style-name="ce53">
            <text:p>20,038</text:p>
          </table:table-cell>
          <table:table-cell office:value-type="float" office:value="55544" table:style-name="ce11">
            <text:p>55,544</text:p>
          </table:table-cell>
          <table:table-cell office:value-type="float" office:value="28540" table:style-name="ce11">
            <text:p>28,540</text:p>
          </table:table-cell>
          <table:table-cell office:value-type="float" office:value="27004" table:style-name="ce10">
            <text:p>27,0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307" table:style-name="ce53">
            <text:p>4,307</text:p>
          </table:table-cell>
          <table:table-cell office:value-type="float" office:value="11042" table:style-name="ce11">
            <text:p>11,042</text:p>
          </table:table-cell>
          <table:table-cell office:value-type="float" office:value="5748" table:style-name="ce11">
            <text:p>5,748</text:p>
          </table:table-cell>
          <table:table-cell office:value-type="float" office:value="5294" table:style-name="ce10">
            <text:p>5,2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15" table:style-name="ce53">
            <text:p>12,615</text:p>
          </table:table-cell>
          <table:table-cell office:value-type="float" office:value="39231" table:style-name="ce11">
            <text:p>39,231</text:p>
          </table:table-cell>
          <table:table-cell office:value-type="float" office:value="20639" table:style-name="ce11">
            <text:p>20,639</text:p>
          </table:table-cell>
          <table:table-cell office:value-type="float" office:value="18592" table:style-name="ce10">
            <text:p>18,5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803" table:style-name="ce53">
            <text:p>7,803</text:p>
          </table:table-cell>
          <table:table-cell office:value-type="float" office:value="18020" table:style-name="ce11">
            <text:p>18,020</text:p>
          </table:table-cell>
          <table:table-cell office:value-type="float" office:value="9607" table:style-name="ce11">
            <text:p>9,607</text:p>
          </table:table-cell>
          <table:table-cell office:value-type="float" office:value="8413" table:style-name="ce10">
            <text:p>8,4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50" table:style-name="ce53">
            <text:p>5,650</text:p>
          </table:table-cell>
          <table:table-cell office:value-type="float" office:value="15105" table:style-name="ce11">
            <text:p>15,105</text:p>
          </table:table-cell>
          <table:table-cell office:value-type="float" office:value="8216" table:style-name="ce11">
            <text:p>8,216</text:p>
          </table:table-cell>
          <table:table-cell office:value-type="float" office:value="6889" table:style-name="ce10">
            <text:p>6,8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44" table:style-name="ce53">
            <text:p>5,744</text:p>
          </table:table-cell>
          <table:table-cell office:value-type="float" office:value="16168" table:style-name="ce11">
            <text:p>16,168</text:p>
          </table:table-cell>
          <table:table-cell office:value-type="float" office:value="8505" table:style-name="ce11">
            <text:p>8,505</text:p>
          </table:table-cell>
          <table:table-cell office:value-type="float" office:value="7663" table:style-name="ce10">
            <text:p>7,6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302" table:style-name="ce53">
            <text:p>7,302</text:p>
          </table:table-cell>
          <table:table-cell office:value-type="float" office:value="19120" table:style-name="ce11">
            <text:p>19,120</text:p>
          </table:table-cell>
          <table:table-cell office:value-type="float" office:value="10318" table:style-name="ce11">
            <text:p>10,318</text:p>
          </table:table-cell>
          <table:table-cell office:value-type="float" office:value="8802" table:style-name="ce10">
            <text:p>8,8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68" table:style-name="ce53">
            <text:p>7,168</text:p>
          </table:table-cell>
          <table:table-cell office:value-type="float" office:value="18053" table:style-name="ce11">
            <text:p>18,053</text:p>
          </table:table-cell>
          <table:table-cell office:value-type="float" office:value="9459" table:style-name="ce11">
            <text:p>9,459</text:p>
          </table:table-cell>
          <table:table-cell office:value-type="float" office:value="8594" table:style-name="ce10">
            <text:p>8,59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信義鄉</text:p>
          </table:table-cell>
          <table:table-cell office:value-type="float" office:value="5234" table:style-name="ce53">
            <text:p>5,234</text:p>
          </table:table-cell>
          <table:table-cell office:value-type="float" office:value="16387" table:style-name="ce11">
            <text:p>16,387</text:p>
          </table:table-cell>
          <table:table-cell office:value-type="float" office:value="8775" table:style-name="ce11">
            <text:p>8,775</text:p>
          </table:table-cell>
          <table:table-cell office:value-type="float" office:value="7612" table:style-name="ce10">
            <text:p>7,61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仁愛鄉</text:p>
          </table:table-cell>
          <table:table-cell office:value-type="float" office:value="4928" table:style-name="ce54">
            <text:p>4,928</text:p>
          </table:table-cell>
          <table:table-cell office:value-type="float" office:value="15697" table:style-name="ce18">
            <text:p>15,697</text:p>
          </table:table-cell>
          <table:table-cell office:value-type="float" office:value="8123" table:style-name="ce18">
            <text:p>8,123</text:p>
          </table:table-cell>
          <table:table-cell office:value-type="float" office:value="7574" table:style-name="ce17">
            <text:p>7,57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雲林縣</text:p>
          </table:table-cell>
          <table:table-cell office:value-type="float" office:value="239426" table:style-name="ce72">
            <text:p>239,426</text:p>
          </table:table-cell>
          <table:table-cell office:value-type="float" office:value="695195" table:style-name="ce80">
            <text:p>695,195</text:p>
          </table:table-cell>
          <table:table-cell office:value-type="float" office:value="361178" table:style-name="ce80">
            <text:p>361,178</text:p>
          </table:table-cell>
          <table:table-cell office:value-type="float" office:value="334017" table:style-name="ce74">
            <text:p>334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7878" table:style-name="ce53">
            <text:p>37,878</text:p>
          </table:table-cell>
          <table:table-cell office:value-type="float" office:value="108415" table:style-name="ce11">
            <text:p>108,415</text:p>
          </table:table-cell>
          <table:table-cell office:value-type="float" office:value="54082" table:style-name="ce11">
            <text:p>54,082</text:p>
          </table:table-cell>
          <table:table-cell office:value-type="float" office:value="54333" table:style-name="ce10">
            <text:p>54,3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819" table:style-name="ce53">
            <text:p>15,819</text:p>
          </table:table-cell>
          <table:table-cell office:value-type="float" office:value="45289" table:style-name="ce11">
            <text:p>45,289</text:p>
          </table:table-cell>
          <table:table-cell office:value-type="float" office:value="23031" table:style-name="ce11">
            <text:p>23,031</text:p>
          </table:table-cell>
          <table:table-cell office:value-type="float" office:value="22258" table:style-name="ce10">
            <text:p>22,2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4723" table:style-name="ce53">
            <text:p>24,723</text:p>
          </table:table-cell>
          <table:table-cell office:value-type="float" office:value="70762" table:style-name="ce11">
            <text:p>70,762</text:p>
          </table:table-cell>
          <table:table-cell office:value-type="float" office:value="35876" table:style-name="ce11">
            <text:p>35,876</text:p>
          </table:table-cell>
          <table:table-cell office:value-type="float" office:value="34886" table:style-name="ce10">
            <text:p>34,8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581" table:style-name="ce53">
            <text:p>14,581</text:p>
          </table:table-cell>
          <table:table-cell office:value-type="float" office:value="46595" table:style-name="ce11">
            <text:p>46,595</text:p>
          </table:table-cell>
          <table:table-cell office:value-type="float" office:value="23585" table:style-name="ce11">
            <text:p>23,585</text:p>
          </table:table-cell>
          <table:table-cell office:value-type="float" office:value="23010" table:style-name="ce10">
            <text:p>23,0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311" table:style-name="ce53">
            <text:p>9,311</text:p>
          </table:table-cell>
          <table:table-cell office:value-type="float" office:value="29303" table:style-name="ce11">
            <text:p>29,303</text:p>
          </table:table-cell>
          <table:table-cell office:value-type="float" office:value="15294" table:style-name="ce11">
            <text:p>15,294</text:p>
          </table:table-cell>
          <table:table-cell office:value-type="float" office:value="14009" table:style-name="ce10">
            <text:p>14,0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5920" table:style-name="ce53">
            <text:p>15,920</text:p>
          </table:table-cell>
          <table:table-cell office:value-type="float" office:value="40707" table:style-name="ce11">
            <text:p>40,707</text:p>
          </table:table-cell>
          <table:table-cell office:value-type="float" office:value="21100" table:style-name="ce11">
            <text:p>21,100</text:p>
          </table:table-cell>
          <table:table-cell office:value-type="float" office:value="19607" table:style-name="ce10">
            <text:p>19,6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0957" table:style-name="ce53">
            <text:p>10,957</text:p>
          </table:table-cell>
          <table:table-cell office:value-type="float" office:value="32013" table:style-name="ce11">
            <text:p>32,013</text:p>
          </table:table-cell>
          <table:table-cell office:value-type="float" office:value="16877" table:style-name="ce11">
            <text:p>16,877</text:p>
          </table:table-cell>
          <table:table-cell office:value-type="float" office:value="15136" table:style-name="ce10">
            <text:p>15,1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707" table:style-name="ce53">
            <text:p>6,707</text:p>
          </table:table-cell>
          <table:table-cell office:value-type="float" office:value="19476" table:style-name="ce11">
            <text:p>19,476</text:p>
          </table:table-cell>
          <table:table-cell office:value-type="float" office:value="10452" table:style-name="ce11">
            <text:p>10,452</text:p>
          </table:table-cell>
          <table:table-cell office:value-type="float" office:value="9024" table:style-name="ce10">
            <text:p>9,0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04" table:style-name="ce53">
            <text:p>9,304</text:p>
          </table:table-cell>
          <table:table-cell office:value-type="float" office:value="29091" table:style-name="ce11">
            <text:p>29,091</text:p>
          </table:table-cell>
          <table:table-cell office:value-type="float" office:value="15286" table:style-name="ce11">
            <text:p>15,286</text:p>
          </table:table-cell>
          <table:table-cell office:value-type="float" office:value="13805" table:style-name="ce10">
            <text:p>13,8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5979" table:style-name="ce53">
            <text:p>5,979</text:p>
          </table:table-cell>
          <table:table-cell office:value-type="float" office:value="18478" table:style-name="ce11">
            <text:p>18,478</text:p>
          </table:table-cell>
          <table:table-cell office:value-type="float" office:value="9647" table:style-name="ce11">
            <text:p>9,647</text:p>
          </table:table-cell>
          <table:table-cell office:value-type="float" office:value="8831" table:style-name="ce10">
            <text:p>8,8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20" table:style-name="ce53">
            <text:p>8,920</text:p>
          </table:table-cell>
          <table:table-cell office:value-type="float" office:value="27555" table:style-name="ce11">
            <text:p>27,555</text:p>
          </table:table-cell>
          <table:table-cell office:value-type="float" office:value="14751" table:style-name="ce11">
            <text:p>14,751</text:p>
          </table:table-cell>
          <table:table-cell office:value-type="float" office:value="12804" table:style-name="ce10">
            <text:p>12,8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13" table:style-name="ce53">
            <text:p>8,513</text:p>
          </table:table-cell>
          <table:table-cell office:value-type="float" office:value="25111" table:style-name="ce11">
            <text:p>25,111</text:p>
          </table:table-cell>
          <table:table-cell office:value-type="float" office:value="13292" table:style-name="ce11">
            <text:p>13,292</text:p>
          </table:table-cell>
          <table:table-cell office:value-type="float" office:value="11819" table:style-name="ce10">
            <text:p>11,8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164" table:style-name="ce53">
            <text:p>14,164</text:p>
          </table:table-cell>
          <table:table-cell office:value-type="float" office:value="45025" table:style-name="ce11">
            <text:p>45,025</text:p>
          </table:table-cell>
          <table:table-cell office:value-type="float" office:value="22678" table:style-name="ce11">
            <text:p>22,678</text:p>
          </table:table-cell>
          <table:table-cell office:value-type="float" office:value="22347" table:style-name="ce10">
            <text:p>22,3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13" table:style-name="ce53">
            <text:p>5,713</text:p>
          </table:table-cell>
          <table:table-cell office:value-type="float" office:value="15146" table:style-name="ce11">
            <text:p>15,146</text:p>
          </table:table-cell>
          <table:table-cell office:value-type="float" office:value="8341" table:style-name="ce11">
            <text:p>8,341</text:p>
          </table:table-cell>
          <table:table-cell office:value-type="float" office:value="6805" table:style-name="ce10">
            <text:p>6,8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53" table:style-name="ce53">
            <text:p>4,453</text:p>
          </table:table-cell>
          <table:table-cell office:value-type="float" office:value="13188" table:style-name="ce11">
            <text:p>13,188</text:p>
          </table:table-cell>
          <table:table-cell office:value-type="float" office:value="7099" table:style-name="ce11">
            <text:p>7,099</text:p>
          </table:table-cell>
          <table:table-cell office:value-type="float" office:value="6089" table:style-name="ce10">
            <text:p>6,0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731" table:style-name="ce53">
            <text:p>8,731</text:p>
          </table:table-cell>
          <table:table-cell office:value-type="float" office:value="24231" table:style-name="ce11">
            <text:p>24,231</text:p>
          </table:table-cell>
          <table:table-cell office:value-type="float" office:value="12984" table:style-name="ce11">
            <text:p>12,984</text:p>
          </table:table-cell>
          <table:table-cell office:value-type="float" office:value="11247" table:style-name="ce10">
            <text:p>11,2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310" table:style-name="ce53">
            <text:p>9,310</text:p>
          </table:table-cell>
          <table:table-cell office:value-type="float" office:value="26402" table:style-name="ce11">
            <text:p>26,402</text:p>
          </table:table-cell>
          <table:table-cell office:value-type="float" office:value="14417" table:style-name="ce11">
            <text:p>14,417</text:p>
          </table:table-cell>
          <table:table-cell office:value-type="float" office:value="11985" table:style-name="ce10">
            <text:p>11,9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855" table:style-name="ce53">
            <text:p>8,855</text:p>
          </table:table-cell>
          <table:table-cell office:value-type="float" office:value="24190" table:style-name="ce11">
            <text:p>24,190</text:p>
          </table:table-cell>
          <table:table-cell office:value-type="float" office:value="13139" table:style-name="ce11">
            <text:p>13,139</text:p>
          </table:table-cell>
          <table:table-cell office:value-type="float" office:value="11051" table:style-name="ce10">
            <text:p>11,0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537" table:style-name="ce53">
            <text:p>9,537</text:p>
          </table:table-cell>
          <table:table-cell office:value-type="float" office:value="28088" table:style-name="ce11">
            <text:p>28,088</text:p>
          </table:table-cell>
          <table:table-cell office:value-type="float" office:value="14934" table:style-name="ce11">
            <text:p>14,934</text:p>
          </table:table-cell>
          <table:table-cell office:value-type="float" office:value="13154" table:style-name="ce10">
            <text:p>13,15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10051" table:style-name="ce54">
            <text:p>10,051</text:p>
          </table:table-cell>
          <table:table-cell office:value-type="float" office:value="26130" table:style-name="ce18">
            <text:p>26,130</text:p>
          </table:table-cell>
          <table:table-cell office:value-type="float" office:value="14313" table:style-name="ce18">
            <text:p>14,313</text:p>
          </table:table-cell>
          <table:table-cell office:value-type="float" office:value="11817" table:style-name="ce17">
            <text:p>11,817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嘉義縣</text:p>
          </table:table-cell>
          <table:table-cell office:value-type="float" office:value="182482" table:style-name="ce72">
            <text:p>182,482</text:p>
          </table:table-cell>
          <table:table-cell office:value-type="float" office:value="515835" table:style-name="ce80">
            <text:p>515,835</text:p>
          </table:table-cell>
          <table:table-cell office:value-type="float" office:value="268363" table:style-name="ce80">
            <text:p>268,363</text:p>
          </table:table-cell>
          <table:table-cell office:value-type="float" office:value="247472" table:style-name="ce74">
            <text:p>247,4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2644" table:style-name="ce53">
            <text:p>12,644</text:p>
          </table:table-cell>
          <table:table-cell office:value-type="float" office:value="37523" table:style-name="ce11">
            <text:p>37,523</text:p>
          </table:table-cell>
          <table:table-cell office:value-type="float" office:value="19261" table:style-name="ce11">
            <text:p>19,261</text:p>
          </table:table-cell>
          <table:table-cell office:value-type="float" office:value="18262" table:style-name="ce10">
            <text:p>18,2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646" table:style-name="ce53">
            <text:p>15,646</text:p>
          </table:table-cell>
          <table:table-cell office:value-type="float" office:value="42619" table:style-name="ce11">
            <text:p>42,619</text:p>
          </table:table-cell>
          <table:table-cell office:value-type="float" office:value="21576" table:style-name="ce11">
            <text:p>21,576</text:p>
          </table:table-cell>
          <table:table-cell office:value-type="float" office:value="21043" table:style-name="ce10">
            <text:p>21,0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997" table:style-name="ce53">
            <text:p>9,997</text:p>
          </table:table-cell>
          <table:table-cell office:value-type="float" office:value="27530" table:style-name="ce11">
            <text:p>27,530</text:p>
          </table:table-cell>
          <table:table-cell office:value-type="float" office:value="14071" table:style-name="ce11">
            <text:p>14,071</text:p>
          </table:table-cell>
          <table:table-cell office:value-type="float" office:value="13459" table:style-name="ce10">
            <text:p>13,4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363" table:style-name="ce53">
            <text:p>11,363</text:p>
          </table:table-cell>
          <table:table-cell office:value-type="float" office:value="31420" table:style-name="ce11">
            <text:p>31,420</text:p>
          </table:table-cell>
          <table:table-cell office:value-type="float" office:value="16073" table:style-name="ce11">
            <text:p>16,073</text:p>
          </table:table-cell>
          <table:table-cell office:value-type="float" office:value="15347" table:style-name="ce10">
            <text:p>15,3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4669" table:style-name="ce53">
            <text:p>24,669</text:p>
          </table:table-cell>
          <table:table-cell office:value-type="float" office:value="71853" table:style-name="ce11">
            <text:p>71,853</text:p>
          </table:table-cell>
          <table:table-cell office:value-type="float" office:value="36788" table:style-name="ce11">
            <text:p>36,788</text:p>
          </table:table-cell>
          <table:table-cell office:value-type="float" office:value="35065" table:style-name="ce10">
            <text:p>35,0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373" table:style-name="ce53">
            <text:p>5,373</text:p>
          </table:table-cell>
          <table:table-cell office:value-type="float" office:value="14975" table:style-name="ce11">
            <text:p>14,975</text:p>
          </table:table-cell>
          <table:table-cell office:value-type="float" office:value="8000" table:style-name="ce11">
            <text:p>8,000</text:p>
          </table:table-cell>
          <table:table-cell office:value-type="float" office:value="6975" table:style-name="ce10">
            <text:p>6,9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658" table:style-name="ce53">
            <text:p>10,658</text:p>
          </table:table-cell>
          <table:table-cell office:value-type="float" office:value="32441" table:style-name="ce11">
            <text:p>32,441</text:p>
          </table:table-cell>
          <table:table-cell office:value-type="float" office:value="17080" table:style-name="ce11">
            <text:p>17,080</text:p>
          </table:table-cell>
          <table:table-cell office:value-type="float" office:value="15361" table:style-name="ce10">
            <text:p>15,3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938" table:style-name="ce53">
            <text:p>8,938</text:p>
          </table:table-cell>
          <table:table-cell office:value-type="float" office:value="23836" table:style-name="ce11">
            <text:p>23,836</text:p>
          </table:table-cell>
          <table:table-cell office:value-type="float" office:value="12678" table:style-name="ce11">
            <text:p>12,678</text:p>
          </table:table-cell>
          <table:table-cell office:value-type="float" office:value="11158" table:style-name="ce10">
            <text:p>11,1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295" table:style-name="ce53">
            <text:p>9,295</text:p>
          </table:table-cell>
          <table:table-cell office:value-type="float" office:value="25338" table:style-name="ce11">
            <text:p>25,338</text:p>
          </table:table-cell>
          <table:table-cell office:value-type="float" office:value="13446" table:style-name="ce11">
            <text:p>13,446</text:p>
          </table:table-cell>
          <table:table-cell office:value-type="float" office:value="11892" table:style-name="ce10">
            <text:p>11,8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475" table:style-name="ce53">
            <text:p>7,475</text:p>
          </table:table-cell>
          <table:table-cell office:value-type="float" office:value="18869" table:style-name="ce11">
            <text:p>18,869</text:p>
          </table:table-cell>
          <table:table-cell office:value-type="float" office:value="9802" table:style-name="ce11">
            <text:p>9,802</text:p>
          </table:table-cell>
          <table:table-cell office:value-type="float" office:value="9067" table:style-name="ce10">
            <text:p>9,0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84" table:style-name="ce53">
            <text:p>5,784</text:p>
          </table:table-cell>
          <table:table-cell office:value-type="float" office:value="15841" table:style-name="ce11">
            <text:p>15,841</text:p>
          </table:table-cell>
          <table:table-cell office:value-type="float" office:value="8512" table:style-name="ce11">
            <text:p>8,512</text:p>
          </table:table-cell>
          <table:table-cell office:value-type="float" office:value="7329" table:style-name="ce10">
            <text:p>7,3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7989" table:style-name="ce53">
            <text:p>17,989</text:p>
          </table:table-cell>
          <table:table-cell office:value-type="float" office:value="50078" table:style-name="ce11">
            <text:p>50,078</text:p>
          </table:table-cell>
          <table:table-cell office:value-type="float" office:value="25835" table:style-name="ce11">
            <text:p>25,835</text:p>
          </table:table-cell>
          <table:table-cell office:value-type="float" office:value="24243" table:style-name="ce10">
            <text:p>24,2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5956" table:style-name="ce53">
            <text:p>15,956</text:p>
          </table:table-cell>
          <table:table-cell office:value-type="float" office:value="45451" table:style-name="ce11">
            <text:p>45,451</text:p>
          </table:table-cell>
          <table:table-cell office:value-type="float" office:value="23625" table:style-name="ce11">
            <text:p>23,625</text:p>
          </table:table-cell>
          <table:table-cell office:value-type="float" office:value="21826" table:style-name="ce10">
            <text:p>21,8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39" table:style-name="ce53">
            <text:p>11,739</text:p>
          </table:table-cell>
          <table:table-cell office:value-type="float" office:value="36262" table:style-name="ce11">
            <text:p>36,262</text:p>
          </table:table-cell>
          <table:table-cell office:value-type="float" office:value="19348" table:style-name="ce11">
            <text:p>19,348</text:p>
          </table:table-cell>
          <table:table-cell office:value-type="float" office:value="16914" table:style-name="ce10">
            <text:p>16,9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74" table:style-name="ce53">
            <text:p>6,774</text:p>
          </table:table-cell>
          <table:table-cell office:value-type="float" office:value="19811" table:style-name="ce11">
            <text:p>19,811</text:p>
          </table:table-cell>
          <table:table-cell office:value-type="float" office:value="10543" table:style-name="ce11">
            <text:p>10,543</text:p>
          </table:table-cell>
          <table:table-cell office:value-type="float" office:value="9268" table:style-name="ce10">
            <text:p>9,2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83" table:style-name="ce53">
            <text:p>4,283</text:p>
          </table:table-cell>
          <table:table-cell office:value-type="float" office:value="11710" table:style-name="ce11">
            <text:p>11,710</text:p>
          </table:table-cell>
          <table:table-cell office:value-type="float" office:value="6333" table:style-name="ce11">
            <text:p>6,333</text:p>
          </table:table-cell>
          <table:table-cell office:value-type="float" office:value="5377" table:style-name="ce10">
            <text:p>5,3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44" table:style-name="ce53">
            <text:p>1,944</text:p>
          </table:table-cell>
          <table:table-cell office:value-type="float" office:value="4605" table:style-name="ce11">
            <text:p>4,605</text:p>
          </table:table-cell>
          <table:table-cell office:value-type="float" office:value="2390" table:style-name="ce11">
            <text:p>2,390</text:p>
          </table:table-cell>
          <table:table-cell office:value-type="float" office:value="2215" table:style-name="ce10">
            <text:p>2,21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阿里山鄉</text:p>
          </table:table-cell>
          <table:table-cell office:value-type="float" office:value="1955" table:style-name="ce54">
            <text:p>1,955</text:p>
          </table:table-cell>
          <table:table-cell office:value-type="float" office:value="5673" table:style-name="ce18">
            <text:p>5,673</text:p>
          </table:table-cell>
          <table:table-cell office:value-type="float" office:value="3002" table:style-name="ce18">
            <text:p>3,002</text:p>
          </table:table-cell>
          <table:table-cell office:value-type="float" office:value="2671" table:style-name="ce17">
            <text:p>2,671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屏東縣</text:p>
          </table:table-cell>
          <table:table-cell office:value-type="float" office:value="285727" table:style-name="ce72">
            <text:p>285,727</text:p>
          </table:table-cell>
          <table:table-cell office:value-type="float" office:value="836243" table:style-name="ce80">
            <text:p>836,243</text:p>
          </table:table-cell>
          <table:table-cell office:value-type="float" office:value="427989" table:style-name="ce80">
            <text:p>427,989</text:p>
          </table:table-cell>
          <table:table-cell office:value-type="float" office:value="408254" table:style-name="ce74">
            <text:p>408,2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3931" table:style-name="ce53">
            <text:p>73,931</text:p>
          </table:table-cell>
          <table:table-cell office:value-type="float" office:value="201681" table:style-name="ce11">
            <text:p>201,681</text:p>
          </table:table-cell>
          <table:table-cell office:value-type="float" office:value="99917" table:style-name="ce11">
            <text:p>99,917</text:p>
          </table:table-cell>
          <table:table-cell office:value-type="float" office:value="101764" table:style-name="ce10">
            <text:p>101,7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393" table:style-name="ce53">
            <text:p>19,393</text:p>
          </table:table-cell>
          <table:table-cell office:value-type="float" office:value="54753" table:style-name="ce11">
            <text:p>54,753</text:p>
          </table:table-cell>
          <table:table-cell office:value-type="float" office:value="27386" table:style-name="ce11">
            <text:p>27,386</text:p>
          </table:table-cell>
          <table:table-cell office:value-type="float" office:value="27367" table:style-name="ce10">
            <text:p>27,3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634" table:style-name="ce53">
            <text:p>16,634</text:p>
          </table:table-cell>
          <table:table-cell office:value-type="float" office:value="48140" table:style-name="ce11">
            <text:p>48,140</text:p>
          </table:table-cell>
          <table:table-cell office:value-type="float" office:value="24368" table:style-name="ce11">
            <text:p>24,368</text:p>
          </table:table-cell>
          <table:table-cell office:value-type="float" office:value="23772" table:style-name="ce10">
            <text:p>23,7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508" table:style-name="ce53">
            <text:p>11,508</text:p>
          </table:table-cell>
          <table:table-cell office:value-type="float" office:value="30798" table:style-name="ce11">
            <text:p>30,798</text:p>
          </table:table-cell>
          <table:table-cell office:value-type="float" office:value="15770" table:style-name="ce11">
            <text:p>15,770</text:p>
          </table:table-cell>
          <table:table-cell office:value-type="float" office:value="15028" table:style-name="ce10">
            <text:p>15,0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4876" table:style-name="ce53">
            <text:p>14,876</text:p>
          </table:table-cell>
          <table:table-cell office:value-type="float" office:value="51296" table:style-name="ce11">
            <text:p>51,296</text:p>
          </table:table-cell>
          <table:table-cell office:value-type="float" office:value="26567" table:style-name="ce11">
            <text:p>26,567</text:p>
          </table:table-cell>
          <table:table-cell office:value-type="float" office:value="24729" table:style-name="ce10">
            <text:p>24,7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091" table:style-name="ce53">
            <text:p>10,091</text:p>
          </table:table-cell>
          <table:table-cell office:value-type="float" office:value="30172" table:style-name="ce11">
            <text:p>30,172</text:p>
          </table:table-cell>
          <table:table-cell office:value-type="float" office:value="15719" table:style-name="ce11">
            <text:p>15,719</text:p>
          </table:table-cell>
          <table:table-cell office:value-type="float" office:value="14453" table:style-name="ce10">
            <text:p>14,4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781" table:style-name="ce53">
            <text:p>3,781</text:p>
          </table:table-cell>
          <table:table-cell office:value-type="float" office:value="11136" table:style-name="ce11">
            <text:p>11,136</text:p>
          </table:table-cell>
          <table:table-cell office:value-type="float" office:value="5789" table:style-name="ce11">
            <text:p>5,789</text:p>
          </table:table-cell>
          <table:table-cell office:value-type="float" office:value="5347" table:style-name="ce10">
            <text:p>5,3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6941" table:style-name="ce53">
            <text:p>6,941</text:p>
          </table:table-cell>
          <table:table-cell office:value-type="float" office:value="22090" table:style-name="ce11">
            <text:p>22,090</text:p>
          </table:table-cell>
          <table:table-cell office:value-type="float" office:value="11428" table:style-name="ce11">
            <text:p>11,428</text:p>
          </table:table-cell>
          <table:table-cell office:value-type="float" office:value="10662" table:style-name="ce10">
            <text:p>10,6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180" table:style-name="ce53">
            <text:p>8,180</text:p>
          </table:table-cell>
          <table:table-cell office:value-type="float" office:value="27045" table:style-name="ce11">
            <text:p>27,045</text:p>
          </table:table-cell>
          <table:table-cell office:value-type="float" office:value="13755" table:style-name="ce11">
            <text:p>13,755</text:p>
          </table:table-cell>
          <table:table-cell office:value-type="float" office:value="13290" table:style-name="ce10">
            <text:p>13,2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45" table:style-name="ce53">
            <text:p>7,845</text:p>
          </table:table-cell>
          <table:table-cell office:value-type="float" office:value="26193" table:style-name="ce11">
            <text:p>26,193</text:p>
          </table:table-cell>
          <table:table-cell office:value-type="float" office:value="13611" table:style-name="ce11">
            <text:p>13,611</text:p>
          </table:table-cell>
          <table:table-cell office:value-type="float" office:value="12582" table:style-name="ce10">
            <text:p>12,5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327" table:style-name="ce53">
            <text:p>9,327</text:p>
          </table:table-cell>
          <table:table-cell office:value-type="float" office:value="24895" table:style-name="ce11">
            <text:p>24,895</text:p>
          </table:table-cell>
          <table:table-cell office:value-type="float" office:value="13246" table:style-name="ce11">
            <text:p>13,246</text:p>
          </table:table-cell>
          <table:table-cell office:value-type="float" office:value="11649" table:style-name="ce10">
            <text:p>11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495" table:style-name="ce53">
            <text:p>6,495</text:p>
          </table:table-cell>
          <table:table-cell office:value-type="float" office:value="20604" table:style-name="ce11">
            <text:p>20,604</text:p>
          </table:table-cell>
          <table:table-cell office:value-type="float" office:value="10763" table:style-name="ce11">
            <text:p>10,763</text:p>
          </table:table-cell>
          <table:table-cell office:value-type="float" office:value="9841" table:style-name="ce10">
            <text:p>9,8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564" table:style-name="ce53">
            <text:p>18,564</text:p>
          </table:table-cell>
          <table:table-cell office:value-type="float" office:value="55199" table:style-name="ce11">
            <text:p>55,199</text:p>
          </table:table-cell>
          <table:table-cell office:value-type="float" office:value="28537" table:style-name="ce11">
            <text:p>28,537</text:p>
          </table:table-cell>
          <table:table-cell office:value-type="float" office:value="26662" table:style-name="ce10">
            <text:p>26,6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47" table:style-name="ce53">
            <text:p>5,647</text:p>
          </table:table-cell>
          <table:table-cell office:value-type="float" office:value="17378" table:style-name="ce11">
            <text:p>17,378</text:p>
          </table:table-cell>
          <table:table-cell office:value-type="float" office:value="9204" table:style-name="ce11">
            <text:p>9,204</text:p>
          </table:table-cell>
          <table:table-cell office:value-type="float" office:value="8174" table:style-name="ce10">
            <text:p>8,1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36" table:style-name="ce53">
            <text:p>3,436</text:p>
          </table:table-cell>
          <table:table-cell office:value-type="float" office:value="9958" table:style-name="ce11">
            <text:p>9,958</text:p>
          </table:table-cell>
          <table:table-cell office:value-type="float" office:value="5290" table:style-name="ce11">
            <text:p>5,290</text:p>
          </table:table-cell>
          <table:table-cell office:value-type="float" office:value="4668" table:style-name="ce10">
            <text:p>4,6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22" table:style-name="ce53">
            <text:p>8,522</text:p>
          </table:table-cell>
          <table:table-cell office:value-type="float" office:value="24836" table:style-name="ce11">
            <text:p>24,836</text:p>
          </table:table-cell>
          <table:table-cell office:value-type="float" office:value="13037" table:style-name="ce11">
            <text:p>13,037</text:p>
          </table:table-cell>
          <table:table-cell office:value-type="float" office:value="11799" table:style-name="ce10">
            <text:p>11,7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780" table:style-name="ce53">
            <text:p>11,780</text:p>
          </table:table-cell>
          <table:table-cell office:value-type="float" office:value="35716" table:style-name="ce11">
            <text:p>35,716</text:p>
          </table:table-cell>
          <table:table-cell office:value-type="float" office:value="18509" table:style-name="ce11">
            <text:p>18,509</text:p>
          </table:table-cell>
          <table:table-cell office:value-type="float" office:value="17207" table:style-name="ce10">
            <text:p>17,2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471" table:style-name="ce53">
            <text:p>4,471</text:p>
          </table:table-cell>
          <table:table-cell office:value-type="float" office:value="15902" table:style-name="ce11">
            <text:p>15,902</text:p>
          </table:table-cell>
          <table:table-cell office:value-type="float" office:value="8058" table:style-name="ce11">
            <text:p>8,058</text:p>
          </table:table-cell>
          <table:table-cell office:value-type="float" office:value="7844" table:style-name="ce10">
            <text:p>7,8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82" table:style-name="ce53">
            <text:p>6,782</text:p>
          </table:table-cell>
          <table:table-cell office:value-type="float" office:value="18336" table:style-name="ce11">
            <text:p>18,336</text:p>
          </table:table-cell>
          <table:table-cell office:value-type="float" office:value="9400" table:style-name="ce11">
            <text:p>9,400</text:p>
          </table:table-cell>
          <table:table-cell office:value-type="float" office:value="8936" table:style-name="ce10">
            <text:p>8,9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17" table:style-name="ce53">
            <text:p>3,717</text:p>
          </table:table-cell>
          <table:table-cell office:value-type="float" office:value="10831" table:style-name="ce11">
            <text:p>10,831</text:p>
          </table:table-cell>
          <table:table-cell office:value-type="float" office:value="5548" table:style-name="ce11">
            <text:p>5,548</text:p>
          </table:table-cell>
          <table:table-cell office:value-type="float" office:value="5283" table:style-name="ce10">
            <text:p>5,2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91" table:style-name="ce53">
            <text:p>6,991</text:p>
          </table:table-cell>
          <table:table-cell office:value-type="float" office:value="19709" table:style-name="ce11">
            <text:p>19,709</text:p>
          </table:table-cell>
          <table:table-cell office:value-type="float" office:value="10241" table:style-name="ce11">
            <text:p>10,241</text:p>
          </table:table-cell>
          <table:table-cell office:value-type="float" office:value="9468" table:style-name="ce10">
            <text:p>9,4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433" table:style-name="ce53">
            <text:p>4,433</text:p>
          </table:table-cell>
          <table:table-cell office:value-type="float" office:value="12421" table:style-name="ce11">
            <text:p>12,421</text:p>
          </table:table-cell>
          <table:table-cell office:value-type="float" office:value="6834" table:style-name="ce11">
            <text:p>6,834</text:p>
          </table:table-cell>
          <table:table-cell office:value-type="float" office:value="5587" table:style-name="ce10">
            <text:p>5,5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82" table:style-name="ce53">
            <text:p>3,482</text:p>
          </table:table-cell>
          <table:table-cell office:value-type="float" office:value="8766" table:style-name="ce11">
            <text:p>8,766</text:p>
          </table:table-cell>
          <table:table-cell office:value-type="float" office:value="4721" table:style-name="ce11">
            <text:p>4,721</text:p>
          </table:table-cell>
          <table:table-cell office:value-type="float" office:value="4045" table:style-name="ce10">
            <text:p>4,0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8" table:style-name="ce53">
            <text:p>3,018</text:p>
          </table:table-cell>
          <table:table-cell office:value-type="float" office:value="7852" table:style-name="ce11">
            <text:p>7,852</text:p>
          </table:table-cell>
          <table:table-cell office:value-type="float" office:value="4286" table:style-name="ce11">
            <text:p>4,286</text:p>
          </table:table-cell>
          <table:table-cell office:value-type="float" office:value="3566" table:style-name="ce10">
            <text:p>3,5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119" table:style-name="ce53">
            <text:p>2,119</text:p>
          </table:table-cell>
          <table:table-cell office:value-type="float" office:value="5541" table:style-name="ce11">
            <text:p>5,541</text:p>
          </table:table-cell>
          <table:table-cell office:value-type="float" office:value="2948" table:style-name="ce11">
            <text:p>2,948</text:p>
          </table:table-cell>
          <table:table-cell office:value-type="float" office:value="2593" table:style-name="ce10">
            <text:p>2,5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三地門鄉</text:p>
          </table:table-cell>
          <table:table-cell office:value-type="float" office:value="2304" table:style-name="ce53">
            <text:p>2,304</text:p>
          </table:table-cell>
          <table:table-cell office:value-type="float" office:value="7659" table:style-name="ce11">
            <text:p>7,659</text:p>
          </table:table-cell>
          <table:table-cell office:value-type="float" office:value="3859" table:style-name="ce11">
            <text:p>3,859</text:p>
          </table:table-cell>
          <table:table-cell office:value-type="float" office:value="3800" table:style-name="ce10">
            <text:p>3,8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霧臺鄉</text:p>
          </table:table-cell>
          <table:table-cell office:value-type="float" office:value="1054" table:style-name="ce53">
            <text:p>1,054</text:p>
          </table:table-cell>
          <table:table-cell office:value-type="float" office:value="3295" table:style-name="ce11">
            <text:p>3,295</text:p>
          </table:table-cell>
          <table:table-cell office:value-type="float" office:value="1692" table:style-name="ce11">
            <text:p>1,692</text:p>
          </table:table-cell>
          <table:table-cell office:value-type="float" office:value="1603" table:style-name="ce10">
            <text:p>1,6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瑪家鄉</text:p>
          </table:table-cell>
          <table:table-cell office:value-type="float" office:value="2042" table:style-name="ce53">
            <text:p>2,042</text:p>
          </table:table-cell>
          <table:table-cell office:value-type="float" office:value="6771" table:style-name="ce11">
            <text:p>6,771</text:p>
          </table:table-cell>
          <table:table-cell office:value-type="float" office:value="3450" table:style-name="ce11">
            <text:p>3,450</text:p>
          </table:table-cell>
          <table:table-cell office:value-type="float" office:value="3321" table:style-name="ce10">
            <text:p>3,3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泰武鄉</text:p>
          </table:table-cell>
          <table:table-cell office:value-type="float" office:value="1330" table:style-name="ce53">
            <text:p>1,330</text:p>
          </table:table-cell>
          <table:table-cell office:value-type="float" office:value="5256" table:style-name="ce11">
            <text:p>5,256</text:p>
          </table:table-cell>
          <table:table-cell office:value-type="float" office:value="2764" table:style-name="ce11">
            <text:p>2,764</text:p>
          </table:table-cell>
          <table:table-cell office:value-type="float" office:value="2492" table:style-name="ce10">
            <text:p>2,4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來義鄉</text:p>
          </table:table-cell>
          <table:table-cell office:value-type="float" office:value="2235" table:style-name="ce53">
            <text:p>2,235</text:p>
          </table:table-cell>
          <table:table-cell office:value-type="float" office:value="7496" table:style-name="ce11">
            <text:p>7,496</text:p>
          </table:table-cell>
          <table:table-cell office:value-type="float" office:value="3813" table:style-name="ce11">
            <text:p>3,813</text:p>
          </table:table-cell>
          <table:table-cell office:value-type="float" office:value="3683" table:style-name="ce10">
            <text:p>3,6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春日鄉</text:p>
          </table:table-cell>
          <table:table-cell office:value-type="float" office:value="1364" table:style-name="ce53">
            <text:p>1,364</text:p>
          </table:table-cell>
          <table:table-cell office:value-type="float" office:value="4847" table:style-name="ce11">
            <text:p>4,847</text:p>
          </table:table-cell>
          <table:table-cell office:value-type="float" office:value="2495" table:style-name="ce11">
            <text:p>2,495</text:p>
          </table:table-cell>
          <table:table-cell office:value-type="float" office:value="2352" table:style-name="ce10">
            <text:p>2,3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獅子鄉</text:p>
          </table:table-cell>
          <table:table-cell office:value-type="float" office:value="1546" table:style-name="ce53">
            <text:p>1,546</text:p>
          </table:table-cell>
          <table:table-cell office:value-type="float" office:value="4817" table:style-name="ce11">
            <text:p>4,817</text:p>
          </table:table-cell>
          <table:table-cell office:value-type="float" office:value="2495" table:style-name="ce11">
            <text:p>2,495</text:p>
          </table:table-cell>
          <table:table-cell office:value-type="float" office:value="2322" table:style-name="ce10">
            <text:p>2,32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牡丹鄉</text:p>
          </table:table-cell>
          <table:table-cell office:value-type="float" office:value="1888" table:style-name="ce54">
            <text:p>1,888</text:p>
          </table:table-cell>
          <table:table-cell office:value-type="float" office:value="4854" table:style-name="ce18">
            <text:p>4,854</text:p>
          </table:table-cell>
          <table:table-cell office:value-type="float" office:value="2489" table:style-name="ce18">
            <text:p>2,489</text:p>
          </table:table-cell>
          <table:table-cell office:value-type="float" office:value="2365" table:style-name="ce17">
            <text:p>2,365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5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臺東縣</text:p>
          </table:table-cell>
          <table:table-cell office:value-type="float" office:value="82569" table:style-name="ce72">
            <text:p>82,569</text:p>
          </table:table-cell>
          <table:table-cell office:value-type="float" office:value="220942" table:style-name="ce80">
            <text:p>220,942</text:p>
          </table:table-cell>
          <table:table-cell office:value-type="float" office:value="114294" table:style-name="ce80">
            <text:p>114,294</text:p>
          </table:table-cell>
          <table:table-cell office:value-type="float" office:value="106648" table:style-name="ce74">
            <text:p>106,6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497" table:style-name="ce53">
            <text:p>39,497</text:p>
          </table:table-cell>
          <table:table-cell office:value-type="float" office:value="106395" table:style-name="ce11">
            <text:p>106,395</text:p>
          </table:table-cell>
          <table:table-cell office:value-type="float" office:value="53369" table:style-name="ce11">
            <text:p>53,369</text:p>
          </table:table-cell>
          <table:table-cell office:value-type="float" office:value="53026" table:style-name="ce10">
            <text:p>53,0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406" table:style-name="ce53">
            <text:p>5,406</text:p>
          </table:table-cell>
          <table:table-cell office:value-type="float" office:value="14434" table:style-name="ce11">
            <text:p>14,434</text:p>
          </table:table-cell>
          <table:table-cell office:value-type="float" office:value="7635" table:style-name="ce11">
            <text:p>7,635</text:p>
          </table:table-cell>
          <table:table-cell office:value-type="float" office:value="6799" table:style-name="ce10">
            <text:p>6,7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96" table:style-name="ce53">
            <text:p>3,196</text:p>
          </table:table-cell>
          <table:table-cell office:value-type="float" office:value="8827" table:style-name="ce11">
            <text:p>8,827</text:p>
          </table:table-cell>
          <table:table-cell office:value-type="float" office:value="4625" table:style-name="ce11">
            <text:p>4,625</text:p>
          </table:table-cell>
          <table:table-cell office:value-type="float" office:value="4202" table:style-name="ce10">
            <text:p>4,2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681" table:style-name="ce53">
            <text:p>6,681</text:p>
          </table:table-cell>
          <table:table-cell office:value-type="float" office:value="17451" table:style-name="ce11">
            <text:p>17,451</text:p>
          </table:table-cell>
          <table:table-cell office:value-type="float" office:value="9239" table:style-name="ce11">
            <text:p>9,239</text:p>
          </table:table-cell>
          <table:table-cell office:value-type="float" office:value="8212" table:style-name="ce10">
            <text:p>8,2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504" table:style-name="ce53">
            <text:p>2,504</text:p>
          </table:table-cell>
          <table:table-cell office:value-type="float" office:value="6252" table:style-name="ce11">
            <text:p>6,252</text:p>
          </table:table-cell>
          <table:table-cell office:value-type="float" office:value="3265" table:style-name="ce11">
            <text:p>3,265</text:p>
          </table:table-cell>
          <table:table-cell office:value-type="float" office:value="2987" table:style-name="ce10">
            <text:p>2,9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673" table:style-name="ce53">
            <text:p>4,673</text:p>
          </table:table-cell>
          <table:table-cell office:value-type="float" office:value="11297" table:style-name="ce11">
            <text:p>11,297</text:p>
          </table:table-cell>
          <table:table-cell office:value-type="float" office:value="6020" table:style-name="ce11">
            <text:p>6,020</text:p>
          </table:table-cell>
          <table:table-cell office:value-type="float" office:value="5277" table:style-name="ce10">
            <text:p>5,2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77" table:style-name="ce53">
            <text:p>3,777</text:p>
          </table:table-cell>
          <table:table-cell office:value-type="float" office:value="8695" table:style-name="ce11">
            <text:p>8,695</text:p>
          </table:table-cell>
          <table:table-cell office:value-type="float" office:value="4800" table:style-name="ce11">
            <text:p>4,800</text:p>
          </table:table-cell>
          <table:table-cell office:value-type="float" office:value="3895" table:style-name="ce10">
            <text:p>3,8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23" table:style-name="ce53">
            <text:p>2,923</text:p>
          </table:table-cell>
          <table:table-cell office:value-type="float" office:value="7412" table:style-name="ce11">
            <text:p>7,412</text:p>
          </table:table-cell>
          <table:table-cell office:value-type="float" office:value="4195" table:style-name="ce11">
            <text:p>4,195</text:p>
          </table:table-cell>
          <table:table-cell office:value-type="float" office:value="3217" table:style-name="ce10">
            <text:p>3,2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59" table:style-name="ce53">
            <text:p>3,059</text:p>
          </table:table-cell>
          <table:table-cell office:value-type="float" office:value="8026" table:style-name="ce11">
            <text:p>8,026</text:p>
          </table:table-cell>
          <table:table-cell office:value-type="float" office:value="4284" table:style-name="ce11">
            <text:p>4,284</text:p>
          </table:table-cell>
          <table:table-cell office:value-type="float" office:value="3742" table:style-name="ce10">
            <text:p>3,7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219" table:style-name="ce53">
            <text:p>3,219</text:p>
          </table:table-cell>
          <table:table-cell office:value-type="float" office:value="8392" table:style-name="ce11">
            <text:p>8,392</text:p>
          </table:table-cell>
          <table:table-cell office:value-type="float" office:value="4383" table:style-name="ce11">
            <text:p>4,383</text:p>
          </table:table-cell>
          <table:table-cell office:value-type="float" office:value="4009" table:style-name="ce10">
            <text:p>4,0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01" table:style-name="ce53">
            <text:p>1,101</text:p>
          </table:table-cell>
          <table:table-cell office:value-type="float" office:value="3728" table:style-name="ce11">
            <text:p>3,728</text:p>
          </table:table-cell>
          <table:table-cell office:value-type="float" office:value="1949" table:style-name="ce11">
            <text:p>1,949</text:p>
          </table:table-cell>
          <table:table-cell office:value-type="float" office:value="1779" table:style-name="ce10">
            <text:p>1,7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延平鄉</text:p>
          </table:table-cell>
          <table:table-cell office:value-type="float" office:value="1064" table:style-name="ce53">
            <text:p>1,064</text:p>
          </table:table-cell>
          <table:table-cell office:value-type="float" office:value="3520" table:style-name="ce11">
            <text:p>3,520</text:p>
          </table:table-cell>
          <table:table-cell office:value-type="float" office:value="1888" table:style-name="ce11">
            <text:p>1,888</text:p>
          </table:table-cell>
          <table:table-cell office:value-type="float" office:value="1632" table:style-name="ce10">
            <text:p>1,6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海端鄉</text:p>
          </table:table-cell>
          <table:table-cell office:value-type="float" office:value="1092" table:style-name="ce53">
            <text:p>1,092</text:p>
          </table:table-cell>
          <table:table-cell office:value-type="float" office:value="4290" table:style-name="ce11">
            <text:p>4,290</text:p>
          </table:table-cell>
          <table:table-cell office:value-type="float" office:value="2287" table:style-name="ce11">
            <text:p>2,287</text:p>
          </table:table-cell>
          <table:table-cell office:value-type="float" office:value="2003" table:style-name="ce10">
            <text:p>2,0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達仁鄉</text:p>
          </table:table-cell>
          <table:table-cell office:value-type="float" office:value="1452" table:style-name="ce53">
            <text:p>1,452</text:p>
          </table:table-cell>
          <table:table-cell office:value-type="float" office:value="3538" table:style-name="ce11">
            <text:p>3,538</text:p>
          </table:table-cell>
          <table:table-cell office:value-type="float" office:value="1931" table:style-name="ce11">
            <text:p>1,931</text:p>
          </table:table-cell>
          <table:table-cell office:value-type="float" office:value="1607" table:style-name="ce10">
            <text:p>1,6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金峰鄉</text:p>
          </table:table-cell>
          <table:table-cell office:value-type="float" office:value="1118" table:style-name="ce53">
            <text:p>1,118</text:p>
          </table:table-cell>
          <table:table-cell office:value-type="float" office:value="3610" table:style-name="ce11">
            <text:p>3,610</text:p>
          </table:table-cell>
          <table:table-cell office:value-type="float" office:value="1856" table:style-name="ce11">
            <text:p>1,856</text:p>
          </table:table-cell>
          <table:table-cell office:value-type="float" office:value="1754" table:style-name="ce10">
            <text:p>1,75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蘭嶼鄉</text:p>
          </table:table-cell>
          <table:table-cell office:value-type="float" office:value="1807" table:style-name="ce54">
            <text:p>1,807</text:p>
          </table:table-cell>
          <table:table-cell office:value-type="float" office:value="5075" table:style-name="ce18">
            <text:p>5,075</text:p>
          </table:table-cell>
          <table:table-cell office:value-type="float" office:value="2568" table:style-name="ce18">
            <text:p>2,568</text:p>
          </table:table-cell>
          <table:table-cell office:value-type="float" office:value="2507" table:style-name="ce17">
            <text:p>2,507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花蓮縣</text:p>
          </table:table-cell>
          <table:table-cell office:value-type="float" office:value="125289" table:style-name="ce72">
            <text:p>125,289</text:p>
          </table:table-cell>
          <table:table-cell office:value-type="float" office:value="330930" table:style-name="ce80">
            <text:p>330,930</text:p>
          </table:table-cell>
          <table:table-cell office:value-type="float" office:value="168386" table:style-name="ce80">
            <text:p>168,386</text:p>
          </table:table-cell>
          <table:table-cell office:value-type="float" office:value="162544" table:style-name="ce74">
            <text:p>162,5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462" table:style-name="ce53">
            <text:p>41,462</text:p>
          </table:table-cell>
          <table:table-cell office:value-type="float" office:value="105083" table:style-name="ce11">
            <text:p>105,083</text:p>
          </table:table-cell>
          <table:table-cell office:value-type="float" office:value="50815" table:style-name="ce11">
            <text:p>50,815</text:p>
          </table:table-cell>
          <table:table-cell office:value-type="float" office:value="54268" table:style-name="ce10">
            <text:p>54,2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401" table:style-name="ce53">
            <text:p>4,401</text:p>
          </table:table-cell>
          <table:table-cell office:value-type="float" office:value="11006" table:style-name="ce11">
            <text:p>11,006</text:p>
          </table:table-cell>
          <table:table-cell office:value-type="float" office:value="5726" table:style-name="ce11">
            <text:p>5,726</text:p>
          </table:table-cell>
          <table:table-cell office:value-type="float" office:value="5280" table:style-name="ce10">
            <text:p>5,2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96" table:style-name="ce53">
            <text:p>8,896</text:p>
          </table:table-cell>
          <table:table-cell office:value-type="float" office:value="24725" table:style-name="ce11">
            <text:p>24,725</text:p>
          </table:table-cell>
          <table:table-cell office:value-type="float" office:value="13186" table:style-name="ce11">
            <text:p>13,186</text:p>
          </table:table-cell>
          <table:table-cell office:value-type="float" office:value="11539" table:style-name="ce10">
            <text:p>11,5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670" table:style-name="ce53">
            <text:p>7,670</text:p>
          </table:table-cell>
          <table:table-cell office:value-type="float" office:value="20261" table:style-name="ce11">
            <text:p>20,261</text:p>
          </table:table-cell>
          <table:table-cell office:value-type="float" office:value="10438" table:style-name="ce11">
            <text:p>10,438</text:p>
          </table:table-cell>
          <table:table-cell office:value-type="float" office:value="9823" table:style-name="ce10">
            <text:p>9,8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1726" table:style-name="ce53">
            <text:p>31,726</text:p>
          </table:table-cell>
          <table:table-cell office:value-type="float" office:value="83631" table:style-name="ce11">
            <text:p>83,631</text:p>
          </table:table-cell>
          <table:table-cell office:value-type="float" office:value="42215" table:style-name="ce11">
            <text:p>42,215</text:p>
          </table:table-cell>
          <table:table-cell office:value-type="float" office:value="41416" table:style-name="ce10">
            <text:p>41,4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089" table:style-name="ce53">
            <text:p>7,089</text:p>
          </table:table-cell>
          <table:table-cell office:value-type="float" office:value="18123" table:style-name="ce11">
            <text:p>18,123</text:p>
          </table:table-cell>
          <table:table-cell office:value-type="float" office:value="9660" table:style-name="ce11">
            <text:p>9,660</text:p>
          </table:table-cell>
          <table:table-cell office:value-type="float" office:value="8463" table:style-name="ce10">
            <text:p>8,4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39" table:style-name="ce53">
            <text:p>5,039</text:p>
          </table:table-cell>
          <table:table-cell office:value-type="float" office:value="13039" table:style-name="ce11">
            <text:p>13,039</text:p>
          </table:table-cell>
          <table:table-cell office:value-type="float" office:value="6941" table:style-name="ce11">
            <text:p>6,941</text:p>
          </table:table-cell>
          <table:table-cell office:value-type="float" office:value="6098" table:style-name="ce10">
            <text:p>6,0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21" table:style-name="ce53">
            <text:p>1,721</text:p>
          </table:table-cell>
          <table:table-cell office:value-type="float" office:value="4446" table:style-name="ce11">
            <text:p>4,446</text:p>
          </table:table-cell>
          <table:table-cell office:value-type="float" office:value="2476" table:style-name="ce11">
            <text:p>2,476</text:p>
          </table:table-cell>
          <table:table-cell office:value-type="float" office:value="1970" table:style-name="ce10">
            <text:p>1,9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30" table:style-name="ce53">
            <text:p>4,730</text:p>
          </table:table-cell>
          <table:table-cell office:value-type="float" office:value="11777" table:style-name="ce11">
            <text:p>11,777</text:p>
          </table:table-cell>
          <table:table-cell office:value-type="float" office:value="6352" table:style-name="ce11">
            <text:p>6,352</text:p>
          </table:table-cell>
          <table:table-cell office:value-type="float" office:value="5425" table:style-name="ce10">
            <text:p>5,4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02" table:style-name="ce53">
            <text:p>4,002</text:p>
          </table:table-cell>
          <table:table-cell office:value-type="float" office:value="10566" table:style-name="ce11">
            <text:p>10,566</text:p>
          </table:table-cell>
          <table:table-cell office:value-type="float" office:value="5736" table:style-name="ce11">
            <text:p>5,736</text:p>
          </table:table-cell>
          <table:table-cell office:value-type="float" office:value="4830" table:style-name="ce10">
            <text:p>4,8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秀林鄉</text:p>
          </table:table-cell>
          <table:table-cell office:value-type="float" office:value="4779" table:style-name="ce53">
            <text:p>4,779</text:p>
          </table:table-cell>
          <table:table-cell office:value-type="float" office:value="15791" table:style-name="ce11">
            <text:p>15,791</text:p>
          </table:table-cell>
          <table:table-cell office:value-type="float" office:value="8138" table:style-name="ce11">
            <text:p>8,138</text:p>
          </table:table-cell>
          <table:table-cell office:value-type="float" office:value="7653" table:style-name="ce10">
            <text:p>7,6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萬榮鄉</text:p>
          </table:table-cell>
          <table:table-cell office:value-type="float" office:value="2086" table:style-name="ce53">
            <text:p>2,086</text:p>
          </table:table-cell>
          <table:table-cell office:value-type="float" office:value="6454" table:style-name="ce11">
            <text:p>6,454</text:p>
          </table:table-cell>
          <table:table-cell office:value-type="float" office:value="3409" table:style-name="ce11">
            <text:p>3,409</text:p>
          </table:table-cell>
          <table:table-cell office:value-type="float" office:value="3045" table:style-name="ce10">
            <text:p>3,04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卓溪鄉</text:p>
          </table:table-cell>
          <table:table-cell office:value-type="float" office:value="1688" table:style-name="ce54">
            <text:p>1,688</text:p>
          </table:table-cell>
          <table:table-cell office:value-type="float" office:value="6028" table:style-name="ce18">
            <text:p>6,028</text:p>
          </table:table-cell>
          <table:table-cell office:value-type="float" office:value="3294" table:style-name="ce18">
            <text:p>3,294</text:p>
          </table:table-cell>
          <table:table-cell office:value-type="float" office:value="2734" table:style-name="ce17">
            <text:p>2,73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7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澎湖縣</text:p>
          </table:table-cell>
          <table:table-cell office:value-type="float" office:value="39141" table:style-name="ce72">
            <text:p>39,141</text:p>
          </table:table-cell>
          <table:table-cell office:value-type="float" office:value="103104" table:style-name="ce80">
            <text:p>103,104</text:p>
          </table:table-cell>
          <table:table-cell office:value-type="float" office:value="53079" table:style-name="ce80">
            <text:p>53,079</text:p>
          </table:table-cell>
          <table:table-cell office:value-type="float" office:value="50025" table:style-name="ce74">
            <text:p>50,0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3929" table:style-name="ce53">
            <text:p>23,929</text:p>
          </table:table-cell>
          <table:table-cell office:value-type="float" office:value="61583" table:style-name="ce11">
            <text:p>61,583</text:p>
          </table:table-cell>
          <table:table-cell office:value-type="float" office:value="31311" table:style-name="ce11">
            <text:p>31,311</text:p>
          </table:table-cell>
          <table:table-cell office:value-type="float" office:value="30272" table:style-name="ce10">
            <text:p>30,2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491" table:style-name="ce53">
            <text:p>5,491</text:p>
          </table:table-cell>
          <table:table-cell office:value-type="float" office:value="14435" table:style-name="ce11">
            <text:p>14,435</text:p>
          </table:table-cell>
          <table:table-cell office:value-type="float" office:value="7613" table:style-name="ce11">
            <text:p>7,613</text:p>
          </table:table-cell>
          <table:table-cell office:value-type="float" office:value="6822" table:style-name="ce10">
            <text:p>6,8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368" table:style-name="ce53">
            <text:p>3,368</text:p>
          </table:table-cell>
          <table:table-cell office:value-type="float" office:value="9781" table:style-name="ce11">
            <text:p>9,781</text:p>
          </table:table-cell>
          <table:table-cell office:value-type="float" office:value="5119" table:style-name="ce11">
            <text:p>5,119</text:p>
          </table:table-cell>
          <table:table-cell office:value-type="float" office:value="4662" table:style-name="ce10">
            <text:p>4,6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2969" table:style-name="ce53">
            <text:p>2,969</text:p>
          </table:table-cell>
          <table:table-cell office:value-type="float" office:value="8408" table:style-name="ce11">
            <text:p>8,408</text:p>
          </table:table-cell>
          <table:table-cell office:value-type="float" office:value="4329" table:style-name="ce11">
            <text:p>4,329</text:p>
          </table:table-cell>
          <table:table-cell office:value-type="float" office:value="4079" table:style-name="ce10">
            <text:p>4,0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23" table:style-name="ce53">
            <text:p>2,023</text:p>
          </table:table-cell>
          <table:table-cell office:value-type="float" office:value="5145" table:style-name="ce11">
            <text:p>5,145</text:p>
          </table:table-cell>
          <table:table-cell office:value-type="float" office:value="2759" table:style-name="ce11">
            <text:p>2,759</text:p>
          </table:table-cell>
          <table:table-cell office:value-type="float" office:value="2386" table:style-name="ce10">
            <text:p>2,38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61" table:style-name="ce54">
            <text:p>1,361</text:p>
          </table:table-cell>
          <table:table-cell office:value-type="float" office:value="3752" table:style-name="ce18">
            <text:p>3,752</text:p>
          </table:table-cell>
          <table:table-cell office:value-type="float" office:value="1948" table:style-name="ce18">
            <text:p>1,948</text:p>
          </table:table-cell>
          <table:table-cell office:value-type="float" office:value="1804" table:style-name="ce17">
            <text:p>1,80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4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基隆市</text:p>
          </table:table-cell>
          <table:table-cell office:value-type="float" office:value="151812" table:style-name="ce72">
            <text:p>151,812</text:p>
          </table:table-cell>
          <table:table-cell office:value-type="float" office:value="372062" table:style-name="ce80">
            <text:p>372,062</text:p>
          </table:table-cell>
          <table:table-cell office:value-type="float" office:value="186509" table:style-name="ce80">
            <text:p>186,509</text:p>
          </table:table-cell>
          <table:table-cell office:value-type="float" office:value="185553" table:style-name="ce74">
            <text:p>185,553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正區</text:p>
          </table:table-cell>
          <table:table-cell office:value-type="float" office:value="22551" table:style-name="ce53">
            <text:p>22,551</text:p>
          </table:table-cell>
          <table:table-cell office:value-type="float" office:value="52572" table:style-name="ce11">
            <text:p>52,572</text:p>
          </table:table-cell>
          <table:table-cell office:value-type="float" office:value="26869" table:style-name="ce11">
            <text:p>26,869</text:p>
          </table:table-cell>
          <table:table-cell office:value-type="float" office:value="25703" table:style-name="ce10">
            <text:p>25,703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七堵區</text:p>
          </table:table-cell>
          <table:table-cell office:value-type="float" office:value="21253" table:style-name="ce53">
            <text:p>21,253</text:p>
          </table:table-cell>
          <table:table-cell office:value-type="float" office:value="54082" table:style-name="ce11">
            <text:p>54,082</text:p>
          </table:table-cell>
          <table:table-cell office:value-type="float" office:value="27243" table:style-name="ce11">
            <text:p>27,243</text:p>
          </table:table-cell>
          <table:table-cell office:value-type="float" office:value="26839" table:style-name="ce10">
            <text:p>26,839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暖暖區</text:p>
          </table:table-cell>
          <table:table-cell office:value-type="float" office:value="15505" table:style-name="ce53">
            <text:p>15,505</text:p>
          </table:table-cell>
          <table:table-cell office:value-type="float" office:value="38387" table:style-name="ce11">
            <text:p>38,387</text:p>
          </table:table-cell>
          <table:table-cell office:value-type="float" office:value="19310" table:style-name="ce11">
            <text:p>19,310</text:p>
          </table:table-cell>
          <table:table-cell office:value-type="float" office:value="19077" table:style-name="ce10">
            <text:p>19,077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仁愛區</text:p>
          </table:table-cell>
          <table:table-cell office:value-type="float" office:value="19281" table:style-name="ce53">
            <text:p>19,281</text:p>
          </table:table-cell>
          <table:table-cell office:value-type="float" office:value="45084" table:style-name="ce11">
            <text:p>45,084</text:p>
          </table:table-cell>
          <table:table-cell office:value-type="float" office:value="22261" table:style-name="ce11">
            <text:p>22,261</text:p>
          </table:table-cell>
          <table:table-cell office:value-type="float" office:value="22823" table:style-name="ce10">
            <text:p>22,823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山區</text:p>
          </table:table-cell>
          <table:table-cell office:value-type="float" office:value="19238" table:style-name="ce53">
            <text:p>19,238</text:p>
          </table:table-cell>
          <table:table-cell office:value-type="float" office:value="48125" table:style-name="ce11">
            <text:p>48,125</text:p>
          </table:table-cell>
          <table:table-cell office:value-type="float" office:value="24426" table:style-name="ce11">
            <text:p>24,426</text:p>
          </table:table-cell>
          <table:table-cell office:value-type="float" office:value="23699" table:style-name="ce10">
            <text:p>23,699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安樂區</text:p>
          </table:table-cell>
          <table:table-cell office:value-type="float" office:value="32928" table:style-name="ce53">
            <text:p>32,928</text:p>
          </table:table-cell>
          <table:table-cell office:value-type="float" office:value="81946" table:style-name="ce11">
            <text:p>81,946</text:p>
          </table:table-cell>
          <table:table-cell office:value-type="float" office:value="40628" table:style-name="ce11">
            <text:p>40,628</text:p>
          </table:table-cell>
          <table:table-cell office:value-type="float" office:value="41318" table:style-name="ce10">
            <text:p>41,31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信義區</text:p>
          </table:table-cell>
          <table:table-cell office:value-type="float" office:value="21056" table:style-name="ce54">
            <text:p>21,056</text:p>
          </table:table-cell>
          <table:table-cell office:value-type="float" office:value="51866" table:style-name="ce18">
            <text:p>51,866</text:p>
          </table:table-cell>
          <table:table-cell office:value-type="float" office:value="25772" table:style-name="ce18">
            <text:p>25,772</text:p>
          </table:table-cell>
          <table:table-cell office:value-type="float" office:value="26094" table:style-name="ce17">
            <text:p>26,094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新竹市</text:p>
          </table:table-cell>
          <table:table-cell office:value-type="float" office:value="160192" table:style-name="ce72">
            <text:p>160,192</text:p>
          </table:table-cell>
          <table:table-cell office:value-type="float" office:value="436877" table:style-name="ce80">
            <text:p>436,877</text:p>
          </table:table-cell>
          <table:table-cell office:value-type="float" office:value="215998" table:style-name="ce80">
            <text:p>215,998</text:p>
          </table:table-cell>
          <table:table-cell office:value-type="float" office:value="220879" table:style-name="ce74">
            <text:p>220,8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7682" table:style-name="ce53">
            <text:p>77,682</text:p>
          </table:table-cell>
          <table:table-cell office:value-type="float" office:value="209562" table:style-name="ce11">
            <text:p>209,562</text:p>
          </table:table-cell>
          <table:table-cell office:value-type="float" office:value="103258" table:style-name="ce11">
            <text:p>103,258</text:p>
          </table:table-cell>
          <table:table-cell office:value-type="float" office:value="106304" table:style-name="ce10">
            <text:p>106,3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5775" table:style-name="ce53">
            <text:p>55,775</text:p>
          </table:table-cell>
          <table:table-cell office:value-type="float" office:value="149887" table:style-name="ce11">
            <text:p>149,887</text:p>
          </table:table-cell>
          <table:table-cell office:value-type="float" office:value="73367" table:style-name="ce11">
            <text:p>73,367</text:p>
          </table:table-cell>
          <table:table-cell office:value-type="float" office:value="76520" table:style-name="ce10">
            <text:p>76,52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6735" table:style-name="ce54">
            <text:p>26,735</text:p>
          </table:table-cell>
          <table:table-cell office:value-type="float" office:value="77428" table:style-name="ce18">
            <text:p>77,428</text:p>
          </table:table-cell>
          <table:table-cell office:value-type="float" office:value="39373" table:style-name="ce18">
            <text:p>39,373</text:p>
          </table:table-cell>
          <table:table-cell office:value-type="float" office:value="38055" table:style-name="ce17">
            <text:p>38,055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嘉義市</text:p>
          </table:table-cell>
          <table:table-cell office:value-type="float" office:value="98916" table:style-name="ce72">
            <text:p>98,916</text:p>
          </table:table-cell>
          <table:table-cell office:value-type="float" office:value="269815" table:style-name="ce80">
            <text:p>269,815</text:p>
          </table:table-cell>
          <table:table-cell office:value-type="float" office:value="131412" table:style-name="ce80">
            <text:p>131,412</text:p>
          </table:table-cell>
          <table:table-cell office:value-type="float" office:value="138403" table:style-name="ce74">
            <text:p>138,4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395" table:style-name="ce53">
            <text:p>45,395</text:p>
          </table:table-cell>
          <table:table-cell office:value-type="float" office:value="122469" table:style-name="ce11">
            <text:p>122,469</text:p>
          </table:table-cell>
          <table:table-cell office:value-type="float" office:value="59194" table:style-name="ce11">
            <text:p>59,194</text:p>
          </table:table-cell>
          <table:table-cell office:value-type="float" office:value="63275" table:style-name="ce10">
            <text:p>63,27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3521" table:style-name="ce54">
            <text:p>53,521</text:p>
          </table:table-cell>
          <table:table-cell office:value-type="float" office:value="147346" table:style-name="ce18">
            <text:p>147,346</text:p>
          </table:table-cell>
          <table:table-cell office:value-type="float" office:value="72218" table:style-name="ce18">
            <text:p>72,218</text:p>
          </table:table-cell>
          <table:table-cell office:value-type="float" office:value="75128" table:style-name="ce17">
            <text:p>75,128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金門縣</text:p>
          </table:table-cell>
          <table:table-cell office:value-type="float" office:value="39208" table:style-name="ce72">
            <text:p>39,208</text:p>
          </table:table-cell>
          <table:table-cell office:value-type="float" office:value="134858" table:style-name="ce80">
            <text:p>134,858</text:p>
          </table:table-cell>
          <table:table-cell office:value-type="float" office:value="67454" table:style-name="ce80">
            <text:p>67,454</text:p>
          </table:table-cell>
          <table:table-cell office:value-type="float" office:value="67404" table:style-name="ce74">
            <text:p>67,4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2748" table:style-name="ce53">
            <text:p>12,748</text:p>
          </table:table-cell>
          <table:table-cell office:value-type="float" office:value="42664" table:style-name="ce11">
            <text:p>42,664</text:p>
          </table:table-cell>
          <table:table-cell office:value-type="float" office:value="21318" table:style-name="ce11">
            <text:p>21,318</text:p>
          </table:table-cell>
          <table:table-cell office:value-type="float" office:value="21346" table:style-name="ce10">
            <text:p>21,3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8725" table:style-name="ce53">
            <text:p>8,725</text:p>
          </table:table-cell>
          <table:table-cell office:value-type="float" office:value="28774" table:style-name="ce11">
            <text:p>28,774</text:p>
          </table:table-cell>
          <table:table-cell office:value-type="float" office:value="14500" table:style-name="ce11">
            <text:p>14,500</text:p>
          </table:table-cell>
          <table:table-cell office:value-type="float" office:value="14274" table:style-name="ce10">
            <text:p>14,2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239" table:style-name="ce53">
            <text:p>6,239</text:p>
          </table:table-cell>
          <table:table-cell office:value-type="float" office:value="20279" table:style-name="ce11">
            <text:p>20,279</text:p>
          </table:table-cell>
          <table:table-cell office:value-type="float" office:value="10036" table:style-name="ce11">
            <text:p>10,036</text:p>
          </table:table-cell>
          <table:table-cell office:value-type="float" office:value="10243" table:style-name="ce10">
            <text:p>10,2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8258" table:style-name="ce53">
            <text:p>8,258</text:p>
          </table:table-cell>
          <table:table-cell office:value-type="float" office:value="29918" table:style-name="ce11">
            <text:p>29,918</text:p>
          </table:table-cell>
          <table:table-cell office:value-type="float" office:value="15090" table:style-name="ce11">
            <text:p>15,090</text:p>
          </table:table-cell>
          <table:table-cell office:value-type="float" office:value="14828" table:style-name="ce10">
            <text:p>14,8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05" table:style-name="ce53">
            <text:p>3,105</text:p>
          </table:table-cell>
          <table:table-cell office:value-type="float" office:value="12556" table:style-name="ce11">
            <text:p>12,556</text:p>
          </table:table-cell>
          <table:table-cell office:value-type="float" office:value="6180" table:style-name="ce11">
            <text:p>6,180</text:p>
          </table:table-cell>
          <table:table-cell office:value-type="float" office:value="6376" table:style-name="ce10">
            <text:p>6,37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3" table:style-name="ce54">
            <text:p>133</text:p>
          </table:table-cell>
          <table:table-cell office:value-type="float" office:value="667" table:style-name="ce18">
            <text:p>667</text:p>
          </table:table-cell>
          <table:table-cell office:value-type="float" office:value="330" table:style-name="ce18">
            <text:p>330</text:p>
          </table:table-cell>
          <table:table-cell office:value-type="float" office:value="337" table:style-name="ce17">
            <text:p>33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5年11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連江縣</text:p>
          </table:table-cell>
          <table:table-cell office:value-type="float" office:value="2652" table:style-name="ce72">
            <text:p>2,652</text:p>
          </table:table-cell>
          <table:table-cell office:value-type="float" office:value="12608" table:style-name="ce80">
            <text:p>12,608</text:p>
          </table:table-cell>
          <table:table-cell office:value-type="float" office:value="7184" table:style-name="ce80">
            <text:p>7,184</text:p>
          </table:table-cell>
          <table:table-cell office:value-type="float" office:value="5424" table:style-name="ce74">
            <text:p>5,4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526" table:style-name="ce53">
            <text:p>1,526</text:p>
          </table:table-cell>
          <table:table-cell office:value-type="float" office:value="7397" table:style-name="ce11">
            <text:p>7,397</text:p>
          </table:table-cell>
          <table:table-cell office:value-type="float" office:value="4165" table:style-name="ce11">
            <text:p>4,165</text:p>
          </table:table-cell>
          <table:table-cell office:value-type="float" office:value="3232" table:style-name="ce10">
            <text:p>3,2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522" table:style-name="ce53">
            <text:p>522</text:p>
          </table:table-cell>
          <table:table-cell office:value-type="float" office:value="2343" table:style-name="ce11">
            <text:p>2,343</text:p>
          </table:table-cell>
          <table:table-cell office:value-type="float" office:value="1310" table:style-name="ce11">
            <text:p>1,310</text:p>
          </table:table-cell>
          <table:table-cell office:value-type="float" office:value="1033" table:style-name="ce10">
            <text:p>1,0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283" table:style-name="ce53">
            <text:p>283</text:p>
          </table:table-cell>
          <table:table-cell office:value-type="float" office:value="1567" table:style-name="ce11">
            <text:p>1,567</text:p>
          </table:table-cell>
          <table:table-cell office:value-type="float" office:value="935" table:style-name="ce11">
            <text:p>935</text:p>
          </table:table-cell>
          <table:table-cell office:value-type="float" office:value="632" table:style-name="ce10">
            <text:p>63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21" table:style-name="ce54">
            <text:p>321</text:p>
          </table:table-cell>
          <table:table-cell office:value-type="float" office:value="1301" table:style-name="ce18">
            <text:p>1,301</text:p>
          </table:table-cell>
          <table:table-cell office:value-type="float" office:value="774" table:style-name="ce18">
            <text:p>774</text:p>
          </table:table-cell>
          <table:table-cell office:value-type="float" office:value="527" table:style-name="ce17">
            <text:p>527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1998-03-06T04:37:15Z</meta:creation-date>
    <dc:date>2016-12-05T07:36:14Z</dc:date>
    <meta:print-date>2016-06-01T09:05:34Z</meta:print-date>
  </office:meta>
</office:document-meta>
</file>